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924in" fo:margin-left="0in" fo:margin-top="0in" fo:margin-bottom="0in" table:align="left"/>
    </style:style>
    <style:style style:name="Table1.A" style:family="table-column">
      <style:table-column-properties style:column-width="1.0069in"/>
    </style:style>
    <style:style style:name="Table1.B" style:family="table-column">
      <style:table-column-properties style:column-width="3.0118in"/>
    </style:style>
    <style:style style:name="Table1.C" style:family="table-column">
      <style:table-column-properties style:column-width="2.6736in"/>
    </style:style>
    <style:style style:name="Table1.1" style:family="table-row">
      <style:table-row-properties style:min-row-height="0.4792in" fo:keep-together="auto"/>
    </style:style>
    <style:style style:name="Table1.A1" style:family="table-cell">
      <style:table-cell-properties style:vertical-align="" fo:padding-left="0in" fo:padding-right="0.1111in" fo:padding-top="0.1111in" fo:padding-bottom="0.1111in" fo:border="0.5pt solid #000000"/>
    </style:style>
    <style:style style:name="Table1.B1" style:family="table-cell">
      <style:table-cell-properties style:vertical-align="" fo:padding="0.1111in" fo:border="0.5pt solid #000000"/>
    </style:style>
    <style:style style:name="Table1.2" style:family="table-row">
      <style:table-row-properties style:min-row-height="0.5104in" fo:keep-together="auto"/>
    </style:style>
    <style:style style:name="Table1.4" style:family="table-row">
      <style:table-row-properties style:min-row-height="0.4896in" fo:keep-together="auto"/>
    </style:style>
    <style:style style:name="Table2" style:family="table">
      <style:table-properties style:width="6.7708in" fo:margin-left="0in" fo:margin-top="0in" fo:margin-bottom="0in" table:align="left"/>
    </style:style>
    <style:style style:name="Table2.A" style:family="table-column">
      <style:table-column-properties style:column-width="2.2569in"/>
    </style:style>
    <style:style style:name="Table2.1" style:family="table-row">
      <style:table-row-properties style:min-row-height="0.4792in" fo:keep-together="auto"/>
    </style:style>
    <style:style style:name="Table2.A1" style:family="table-cell">
      <style:table-cell-properties style:vertical-align="" fo:padding-left="0in" fo:padding-right="0.1111in" fo:padding-top="0.1111in" fo:padding-bottom="0.1111in" fo:border="0.5pt solid #000000"/>
    </style:style>
    <style:style style:name="Table2.B1" style:family="table-cell">
      <style:table-cell-properties style:vertical-align="" fo:padding="0.1111in" fo:border="0.5pt solid #000000"/>
    </style:style>
    <style:style style:name="Table2.2" style:family="table-row">
      <style:table-row-properties style:min-row-height="0.4896in" fo:keep-together="auto"/>
    </style:style>
    <style:style style:name="Table3" style:family="table">
      <style:table-properties style:width="6.6563in" fo:margin-left="0in" fo:margin-top="0in" fo:margin-bottom="0in" table:align="left"/>
    </style:style>
    <style:style style:name="Table3.A" style:family="table-column">
      <style:table-column-properties style:column-width="1.6556in"/>
    </style:style>
    <style:style style:name="Table3.B" style:family="table-column">
      <style:table-column-properties style:column-width="2.7819in"/>
    </style:style>
    <style:style style:name="Table3.C" style:family="table-column">
      <style:table-column-properties style:column-width="2.2188in"/>
    </style:style>
    <style:style style:name="Table3.1" style:family="table-row">
      <style:table-row-properties style:min-row-height="0.4792in" fo:keep-together="auto"/>
    </style:style>
    <style:style style:name="Table3.A1" style:family="table-cell">
      <style:table-cell-properties style:vertical-align="" fo:padding-left="0in" fo:padding-right="0.1111in" fo:padding-top="0.1111in" fo:padding-bottom="0.1111in" fo:border="0.5pt solid #000000"/>
    </style:style>
    <style:style style:name="Table3.B1" style:family="table-cell">
      <style:table-cell-properties style:vertical-align="" fo:padding="0.1111in" fo:border="0.5pt solid #000000"/>
    </style:style>
    <style:style style:name="Table3.2" style:family="table-row">
      <style:table-row-properties style:min-row-height="0.4896in" fo:keep-together="auto"/>
    </style:style>
    <style:style style:name="Table4" style:family="table">
      <style:table-properties style:width="6.9167in" fo:margin-left="0in" fo:margin-top="0in" fo:margin-bottom="0in" table:align="left"/>
    </style:style>
    <style:style style:name="Table4.A" style:family="table-column">
      <style:table-column-properties style:column-width="1.9368in"/>
    </style:style>
    <style:style style:name="Table4.B" style:family="table-column">
      <style:table-column-properties style:column-width="3.125in"/>
    </style:style>
    <style:style style:name="Table4.C" style:family="table-column">
      <style:table-column-properties style:column-width="1.8549in"/>
    </style:style>
    <style:style style:name="Table4.1" style:family="table-row">
      <style:table-row-properties style:min-row-height="0.4792in" fo:keep-together="auto"/>
    </style:style>
    <style:style style:name="Table4.A1" style:family="table-cell">
      <style:table-cell-properties style:vertical-align="" fo:padding-left="0in" fo:padding-right="0.1111in" fo:padding-top="0.1111in" fo:padding-bottom="0.1111in" fo:border="0.5pt solid #000000"/>
    </style:style>
    <style:style style:name="Table4.B1" style:family="table-cell">
      <style:table-cell-properties style:vertical-align="" fo:padding="0.1111in" fo:border="0.5pt solid #000000"/>
    </style:style>
    <style:style style:name="Table4.2" style:family="table-row">
      <style:table-row-properties style:min-row-height="0.4896in" fo:keep-together="auto"/>
    </style:style>
    <style:style style:name="Table5" style:family="table">
      <style:table-properties style:width="6.6875in" fo:margin-left="0in" fo:margin-top="0in" fo:margin-bottom="0in" table:align="left"/>
    </style:style>
    <style:style style:name="Table5.A" style:family="table-column">
      <style:table-column-properties style:column-width="1.6715in"/>
    </style:style>
    <style:style style:name="Table5.B" style:family="table-column">
      <style:table-column-properties style:column-width="1.6722in"/>
    </style:style>
    <style:style style:name="Table5.1" style:family="table-row">
      <style:table-row-properties style:min-row-height="0.4792in" fo:keep-together="auto"/>
    </style:style>
    <style:style style:name="Table5.A1" style:family="table-cell">
      <style:table-cell-properties style:vertical-align="" fo:padding-left="0in" fo:padding-right="0.1111in" fo:padding-top="0.1111in" fo:padding-bottom="0.1111in" fo:border="0.5pt solid #000000"/>
    </style:style>
    <style:style style:name="Table5.B1" style:family="table-cell">
      <style:table-cell-properties style:vertical-align="" fo:padding="0.1111in" fo:border="0.5pt solid #000000"/>
    </style:style>
    <style:style style:name="Table5.2" style:family="table-row">
      <style:table-row-properties style:min-row-height="0.5104in" fo:keep-together="auto"/>
    </style:style>
    <style:style style:name="Table6" style:family="table">
      <style:table-properties style:width="4.2292in" fo:margin-left="0in" fo:margin-top="0in" fo:margin-bottom="0in" table:align="left"/>
    </style:style>
    <style:style style:name="Table6.A" style:family="table-column">
      <style:table-column-properties style:column-width="2.1146in"/>
    </style:style>
    <style:style style:name="Table6.B" style:family="table-column">
      <style:table-column-properties style:column-width="2.1139in"/>
    </style:style>
    <style:style style:name="Table6.1" style:family="table-row">
      <style:table-row-properties style:min-row-height="0.4792in" fo:keep-together="auto"/>
    </style:style>
    <style:style style:name="Table6.A1" style:family="table-cell">
      <style:table-cell-properties style:vertical-align="" fo:padding-left="0in" fo:padding-right="0.1111in" fo:padding-top="0.1111in" fo:padding-bottom="0.1111in" fo:border="0.5pt solid #000000"/>
    </style:style>
    <style:style style:name="Table6.B1" style:family="table-cell">
      <style:table-cell-properties style:vertical-align="" fo:padding="0.1111in" fo:border="0.5pt solid #000000"/>
    </style:style>
    <style:style style:name="Table6.2" style:family="table-row">
      <style:table-row-properties style:min-row-height="0.4896in" fo:keep-together="auto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fo:font-size="10pt" style:font-size-asian="10pt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font-size="16pt" style:font-size-asian="16pt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fo:font-size="10pt" style:font-size-asian="10pt" style:font-size-complex="10pt"/>
    </style:style>
    <style:style style:name="P9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10" style:family="paragraph" style:parent-style-name="Standard">
      <style:paragraph-properties fo:margin-left="0in" fo:margin-right="0in" fo:text-indent="0in" style:auto-text-indent="false"/>
    </style:style>
    <style:style style:name="P11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2" style:family="paragraph" style:parent-style-name="Standard">
      <style:paragraph-properties fo:break-before="auto" fo:break-after="auto"/>
    </style:style>
    <style:style style:name="P13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4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fo:font-size="16pt" fo:font-weight="bold" style:font-size-asian="16pt" style:font-weight-asian="bold" style:font-size-complex="16pt"/>
    </style:style>
    <style:style style:name="P15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fo:font-size="16pt" fo:font-weight="bold" style:font-size-asian="16pt" style:font-weight-asian="bold" style:font-size-complex="16pt"/>
    </style:style>
    <style:style style:name="P16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7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8" style:family="paragraph" style:parent-style-name="Standard">
      <style:paragraph-properties fo:margin-left="0.25in" fo:margin-right="0in" fo:margin-top="0.0417in" fo:margin-bottom="0in" loext:contextual-spacing="false" fo:line-height="100%" fo:text-align="start" style:justify-single-word="false" fo:text-indent="0in" style:auto-text-indent="false">
        <style:tab-stops>
          <style:tab-stop style:position="8.3335in" style:type="right"/>
        </style:tab-stops>
      </style:paragraph-properties>
    </style:style>
    <style:style style:name="P19" style:family="paragraph" style:parent-style-name="Standard">
      <style:paragraph-properties fo:margin-top="0in" fo:margin-bottom="0in" loext:contextual-spacing="false" fo:line-height="100%" fo:break-before="auto" fo:break-after="auto"/>
      <style:text-properties fo:font-variant="small-caps" fo:color="#336633" fo:font-size="16pt" style:font-size-asian="16pt" style:font-size-complex="16pt"/>
    </style:style>
    <style:style style:name="P20" style:family="paragraph" style:parent-style-name="Standard">
      <style:paragraph-properties fo:margin-top="0in" fo:margin-bottom="0in" loext:contextual-spacing="false" fo:line-height="100%" fo:break-before="auto" fo:break-after="auto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5" style:family="paragraph" style:parent-style-name="Standard">
      <style:paragraph-properties fo:margin-top="0in" fo:margin-bottom="0in" loext:contextual-spacing="false" fo:line-height="100%"/>
    </style:style>
    <style:style style:name="P26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27" style:family="paragraph" style:parent-style-name="Standard" style:list-style-name="WWNum16">
      <style:paragraph-properties fo:margin-left="0.5in" fo:margin-right="0in" fo:text-indent="-0.25in" style:auto-text-indent="false"/>
    </style:style>
    <style:style style:name="P28" style:family="paragraph" style:parent-style-name="Standard" style:list-style-name="WWNum23">
      <style:paragraph-properties fo:margin-left="0.5in" fo:margin-right="0in" fo:text-indent="-0.25in" style:auto-text-indent="false"/>
    </style:style>
    <style:style style:name="P29" style:family="paragraph" style:parent-style-name="Standard" style:list-style-name="WWNum60">
      <style:paragraph-properties fo:margin-left="0.5in" fo:margin-right="0in" fo:text-indent="-0.25in" style:auto-text-indent="false"/>
    </style:style>
    <style:style style:name="P30" style:family="paragraph" style:parent-style-name="Standard" style:list-style-name="WWNum69">
      <style:paragraph-properties fo:margin-left="0.5in" fo:margin-right="0in" fo:text-indent="-0.25in" style:auto-text-indent="false"/>
    </style:style>
    <style:style style:name="P31" style:family="paragraph" style:parent-style-name="Standard" style:list-style-name="WWNum50">
      <style:paragraph-properties fo:margin-left="0.5in" fo:margin-right="0in" fo:text-indent="-0.25in" style:auto-text-indent="false"/>
    </style:style>
    <style:style style:name="P32" style:family="paragraph" style:parent-style-name="Standard" style:list-style-name="WWNum20">
      <style:paragraph-properties fo:margin-left="0.5in" fo:margin-right="0in" fo:text-indent="-0.25in" style:auto-text-indent="false"/>
    </style:style>
    <style:style style:name="P33" style:family="paragraph" style:parent-style-name="Standard" style:list-style-name="WWNum68">
      <style:paragraph-properties fo:margin-left="0.5in" fo:margin-right="0in" fo:text-indent="-0.25in" style:auto-text-indent="false"/>
    </style:style>
    <style:style style:name="P34" style:family="paragraph" style:parent-style-name="Standard" style:list-style-name="WWNum64">
      <style:paragraph-properties fo:margin-left="0.5in" fo:margin-right="0in" fo:text-indent="-0.25in" style:auto-text-indent="false"/>
    </style:style>
    <style:style style:name="P35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36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7" style:family="paragraph" style:parent-style-name="Standard" style:list-style-name="WWNum49">
      <style:paragraph-properties fo:margin-left="0.5in" fo:margin-right="0in" fo:text-indent="-0.25in" style:auto-text-indent="false"/>
    </style:style>
    <style:style style:name="P38" style:family="paragraph" style:parent-style-name="Standard" style:list-style-name="WWNum37">
      <style:paragraph-properties fo:margin-left="0.5in" fo:margin-right="0in" fo:text-indent="-0.25in" style:auto-text-indent="false"/>
    </style:style>
    <style:style style:name="P39" style:family="paragraph" style:parent-style-name="Standard" style:list-style-name="WWNum26">
      <style:paragraph-properties fo:margin-left="0.5in" fo:margin-right="0in" fo:text-indent="-0.25in" style:auto-text-indent="false"/>
    </style:style>
    <style:style style:name="P40" style:family="paragraph" style:parent-style-name="Standard" style:list-style-name="WWNum54">
      <style:paragraph-properties fo:margin-left="0.5in" fo:margin-right="0in" fo:text-indent="-0.25in" style:auto-text-indent="false"/>
    </style:style>
    <style:style style:name="P41" style:family="paragraph" style:parent-style-name="Standard" style:list-style-name="WWNum17">
      <style:paragraph-properties fo:margin-left="0.5in" fo:margin-right="0in" fo:text-indent="-0.25in" style:auto-text-indent="false"/>
    </style:style>
    <style:style style:name="P42" style:family="paragraph" style:parent-style-name="Standard" style:list-style-name="WWNum42">
      <style:paragraph-properties fo:margin-left="0.5in" fo:margin-right="0in" fo:text-indent="-0.25in" style:auto-text-indent="false"/>
    </style:style>
    <style:style style:name="P43" style:family="paragraph" style:parent-style-name="Standard" style:list-style-name="WWNum70">
      <style:paragraph-properties fo:margin-left="0.5in" fo:margin-right="0in" fo:text-indent="-0.25in" style:auto-text-indent="false"/>
    </style:style>
    <style:style style:name="P44" style:family="paragraph" style:parent-style-name="Standard" style:list-style-name="WWNum24">
      <style:paragraph-properties fo:margin-left="0.5in" fo:margin-right="0in" fo:text-indent="-0.25in" style:auto-text-indent="false"/>
    </style:style>
    <style:style style:name="P45" style:family="paragraph" style:parent-style-name="Standard" style:list-style-name="WWNum39">
      <style:paragraph-properties fo:margin-left="0.5in" fo:margin-right="0in" fo:text-indent="-0.25in" style:auto-text-indent="false"/>
    </style:style>
    <style:style style:name="P46" style:family="paragraph" style:parent-style-name="Standard" style:list-style-name="WWNum40">
      <style:paragraph-properties fo:margin-left="0.5in" fo:margin-right="0in" fo:text-indent="-0.25in" style:auto-text-indent="false"/>
    </style:style>
    <style:style style:name="P47" style:family="paragraph" style:parent-style-name="Standard" style:list-style-name="WWNum48">
      <style:paragraph-properties fo:margin-left="0.5in" fo:margin-right="0in" fo:text-indent="-0.25in" style:auto-text-indent="false"/>
    </style:style>
    <style:style style:name="P48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49" style:family="paragraph" style:parent-style-name="Standard" style:list-style-name="WWNum14">
      <style:paragraph-properties fo:margin-left="0.5in" fo:margin-right="0in" fo:text-indent="-0.25in" style:auto-text-indent="false"/>
    </style:style>
    <style:style style:name="P50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51" style:family="paragraph" style:parent-style-name="Standard" style:list-style-name="WWNum66">
      <style:paragraph-properties fo:margin-left="0.5in" fo:margin-right="0in" fo:text-indent="-0.25in" style:auto-text-indent="false"/>
    </style:style>
    <style:style style:name="P52" style:family="paragraph" style:parent-style-name="Standard" style:list-style-name="WWNum44">
      <style:paragraph-properties fo:margin-left="0.5in" fo:margin-right="0in" fo:text-indent="-0.25in" style:auto-text-indent="false"/>
    </style:style>
    <style:style style:name="P53" style:family="paragraph" style:parent-style-name="Standard" style:list-style-name="WWNum29">
      <style:paragraph-properties fo:margin-left="0.5in" fo:margin-right="0in" fo:text-indent="-0.25in" style:auto-text-indent="false"/>
    </style:style>
    <style:style style:name="P54" style:family="paragraph" style:parent-style-name="Standard" style:list-style-name="WWNum56">
      <style:paragraph-properties fo:margin-left="0.5in" fo:margin-right="0in" fo:text-indent="-0.25in" style:auto-text-indent="false"/>
    </style:style>
    <style:style style:name="P55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56" style:family="paragraph" style:parent-style-name="Standard" style:list-style-name="WWNum22">
      <style:paragraph-properties fo:margin-left="0.5in" fo:margin-right="0in" fo:text-indent="-0.25in" style:auto-text-indent="false"/>
    </style:style>
    <style:style style:name="P57" style:family="paragraph" style:parent-style-name="Standard" style:list-style-name="WWNum34">
      <style:paragraph-properties fo:margin-left="0.5in" fo:margin-right="0in" fo:text-indent="-0.25in" style:auto-text-indent="false"/>
    </style:style>
    <style:style style:name="P58" style:family="paragraph" style:parent-style-name="Standard" style:list-style-name="WWNum53">
      <style:paragraph-properties fo:margin-left="0.5in" fo:margin-right="0in" fo:text-indent="-0.25in" style:auto-text-indent="false"/>
    </style:style>
    <style:style style:name="P59" style:family="paragraph" style:parent-style-name="Standard" style:list-style-name="WWNum65">
      <style:paragraph-properties fo:margin-left="0.5in" fo:margin-right="0in" fo:text-indent="-0.25in" style:auto-text-indent="false"/>
    </style:style>
    <style:style style:name="P60" style:family="paragraph" style:parent-style-name="Standard" style:list-style-name="WWNum28">
      <style:paragraph-properties fo:margin-left="0.5in" fo:margin-right="0in" fo:text-indent="-0.25in" style:auto-text-indent="false"/>
    </style:style>
    <style:style style:name="P61" style:family="paragraph" style:parent-style-name="Standard" style:list-style-name="WWNum11">
      <style:paragraph-properties fo:margin-left="0.5in" fo:margin-right="0in" fo:text-indent="-0.25in" style:auto-text-indent="false"/>
    </style:style>
    <style:style style:name="P62" style:family="paragraph" style:parent-style-name="Standard" style:list-style-name="WWNum47">
      <style:paragraph-properties fo:margin-left="0.5in" fo:margin-right="0in" fo:text-indent="-0.25in" style:auto-text-indent="false"/>
    </style:style>
    <style:style style:name="P63" style:family="paragraph" style:parent-style-name="Standard" style:list-style-name="WWNum58">
      <style:paragraph-properties fo:margin-left="0.5in" fo:margin-right="0in" fo:text-indent="-0.25in" style:auto-text-indent="false"/>
    </style:style>
    <style:style style:name="P64" style:family="paragraph" style:parent-style-name="Standard" style:list-style-name="WWNum15">
      <style:paragraph-properties fo:margin-left="0.5in" fo:margin-right="0in" fo:text-indent="-0.25in" style:auto-text-indent="false"/>
    </style:style>
    <style:style style:name="P65" style:family="paragraph" style:parent-style-name="Standard" style:list-style-name="WWNum59">
      <style:paragraph-properties fo:margin-left="0.5in" fo:margin-right="0in" fo:text-indent="-0.25in" style:auto-text-indent="false"/>
    </style:style>
    <style:style style:name="P66" style:family="paragraph" style:parent-style-name="Standard" style:list-style-name="WWNum57">
      <style:paragraph-properties fo:margin-left="0.5in" fo:margin-right="0in" fo:text-indent="-0.25in" style:auto-text-indent="false"/>
    </style:style>
    <style:style style:name="P67" style:family="paragraph" style:parent-style-name="Standard" style:list-style-name="WWNum63">
      <style:paragraph-properties fo:margin-left="0.5in" fo:margin-right="0in" fo:text-indent="-0.25in" style:auto-text-indent="false"/>
    </style:style>
    <style:style style:name="P68" style:family="paragraph" style:parent-style-name="Standard" style:list-style-name="WWNum43">
      <style:paragraph-properties fo:margin-left="0.5in" fo:margin-right="0in" fo:text-indent="-0.25in" style:auto-text-indent="false"/>
    </style:style>
    <style:style style:name="P69" style:family="paragraph" style:parent-style-name="Standard" style:list-style-name="WWNum12">
      <style:paragraph-properties fo:margin-left="0.5in" fo:margin-right="0in" fo:text-indent="-0.25in" style:auto-text-indent="false"/>
    </style:style>
    <style:style style:name="P70" style:family="paragraph" style:parent-style-name="Standard" style:list-style-name="WWNum33">
      <style:paragraph-properties fo:margin-left="0.5in" fo:margin-right="0in" fo:text-indent="-0.25in" style:auto-text-indent="false"/>
    </style:style>
    <style:style style:name="P71" style:family="paragraph" style:parent-style-name="Standard" style:list-style-name="WWNum51">
      <style:paragraph-properties fo:margin-left="0.5in" fo:margin-right="0in" fo:text-indent="-0.25in" style:auto-text-indent="false"/>
    </style:style>
    <style:style style:name="P72" style:family="paragraph" style:parent-style-name="Standard" style:list-style-name="WWNum18">
      <style:paragraph-properties fo:margin-left="0.5in" fo:margin-right="0in" fo:text-indent="-0.25in" style:auto-text-indent="false"/>
    </style:style>
    <style:style style:name="P73" style:family="paragraph" style:parent-style-name="Standard" style:list-style-name="WWNum38">
      <style:paragraph-properties fo:margin-left="0.5in" fo:margin-right="0in" fo:text-indent="-0.25in" style:auto-text-indent="false"/>
    </style:style>
    <style:style style:name="P74" style:family="paragraph" style:parent-style-name="Standard" style:list-style-name="WWNum25">
      <style:paragraph-properties fo:margin-left="0.5in" fo:margin-right="0in" fo:text-indent="-0.25in" style:auto-text-indent="false"/>
    </style:style>
    <style:style style:name="P75" style:family="paragraph" style:parent-style-name="Standard" style:list-style-name="WWNum30">
      <style:paragraph-properties fo:margin-left="0.5in" fo:margin-right="0in" fo:text-indent="-0.25in" style:auto-text-indent="false"/>
    </style:style>
    <style:style style:name="P76" style:family="paragraph" style:parent-style-name="Standard" style:list-style-name="WWNum41">
      <style:paragraph-properties fo:margin-left="0.5in" fo:margin-right="0in" fo:text-indent="-0.25in" style:auto-text-indent="false"/>
    </style:style>
    <style:style style:name="P77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78" style:family="paragraph" style:parent-style-name="Standard" style:list-style-name="WWNum45">
      <style:paragraph-properties fo:margin-left="0.5in" fo:margin-right="0in" fo:text-indent="-0.25in" style:auto-text-indent="false"/>
    </style:style>
    <style:style style:name="P79" style:family="paragraph" style:parent-style-name="Standard" style:list-style-name="WWNum21">
      <style:paragraph-properties fo:margin-left="0.5in" fo:margin-right="0in" fo:text-indent="-0.25in" style:auto-text-indent="false"/>
    </style:style>
    <style:style style:name="P80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81" style:family="paragraph" style:parent-style-name="Standard" style:list-style-name="WWNum35">
      <style:paragraph-properties fo:margin-left="0.5in" fo:margin-right="0in" fo:text-indent="-0.25in" style:auto-text-indent="false"/>
    </style:style>
    <style:style style:name="P82" style:family="paragraph" style:parent-style-name="Standard" style:list-style-name="WWNum19">
      <style:paragraph-properties fo:margin-left="0.5in" fo:margin-right="0in" fo:text-indent="-0.25in" style:auto-text-indent="false"/>
    </style:style>
    <style:style style:name="P83" style:family="paragraph" style:parent-style-name="Standard" style:list-style-name="WWNum27">
      <style:paragraph-properties fo:margin-left="0.5in" fo:margin-right="0in" fo:text-indent="-0.25in" style:auto-text-indent="false"/>
    </style:style>
    <style:style style:name="P84" style:family="paragraph" style:parent-style-name="Standard" style:list-style-name="WWNum55">
      <style:paragraph-properties fo:margin-left="0.5in" fo:margin-right="0in" fo:text-indent="-0.25in" style:auto-text-indent="false"/>
    </style:style>
    <style:style style:name="P85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86" style:family="paragraph" style:parent-style-name="Standard" style:list-style-name="WWNum13">
      <style:paragraph-properties fo:margin-left="0.5in" fo:margin-right="0in" fo:text-indent="-0.25in" style:auto-text-indent="false"/>
    </style:style>
    <style:style style:name="P87" style:family="paragraph" style:parent-style-name="Standard" style:list-style-name="WWNum46">
      <style:paragraph-properties fo:margin-left="0.5in" fo:margin-right="0in" fo:text-indent="-0.25in" style:auto-text-indent="false"/>
    </style:style>
    <style:style style:name="P88" style:family="paragraph" style:parent-style-name="Standard" style:list-style-name="WWNum36">
      <style:paragraph-properties fo:margin-left="0.5in" fo:margin-right="0in" fo:text-indent="-0.25in" style:auto-text-indent="false"/>
    </style:style>
    <style:style style:name="P89" style:family="paragraph" style:parent-style-name="Standard" style:list-style-name="WWNum32">
      <style:paragraph-properties fo:margin-left="0.5in" fo:margin-right="0in" fo:text-indent="-0.25in" style:auto-text-indent="false"/>
    </style:style>
    <style:style style:name="P90" style:family="paragraph" style:parent-style-name="Standard" style:list-style-name="WWNum52">
      <style:paragraph-properties fo:margin-left="0.5in" fo:margin-right="0in" fo:text-indent="-0.25in" style:auto-text-indent="false"/>
    </style:style>
    <style:style style:name="P91" style:family="paragraph" style:parent-style-name="Standard" style:list-style-name="WWNum62">
      <style:paragraph-properties fo:margin-left="0.5in" fo:margin-right="0in" fo:text-indent="-0.25in" style:auto-text-indent="false"/>
    </style:style>
    <style:style style:name="P92" style:family="paragraph" style:parent-style-name="Standard" style:list-style-name="WWNum61">
      <style:paragraph-properties fo:margin-left="0.5in" fo:margin-right="0in" fo:text-indent="-0.25in" style:auto-text-indent="false"/>
    </style:style>
    <style:style style:name="P93" style:family="paragraph" style:parent-style-name="Standard" style:list-style-name="WWNum67">
      <style:paragraph-properties fo:margin-left="0.5in" fo:margin-right="0in" fo:text-indent="-0.25in" style:auto-text-indent="false"/>
    </style:style>
    <style:style style:name="P94" style:family="paragraph" style:parent-style-name="Standard" style:list-style-name="WWNum31">
      <style:paragraph-properties fo:margin-left="0.5in" fo:margin-right="0in" fo:text-indent="-0.25in" style:auto-text-indent="false"/>
    </style:style>
    <style:style style:name="P95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96" style:family="paragraph" style:parent-style-name="Standard" style:list-style-name="WWNum16">
      <style:paragraph-properties fo:margin-left="1in" fo:margin-right="0in" fo:text-indent="-0.25in" style:auto-text-indent="false"/>
    </style:style>
    <style:style style:name="P97" style:family="paragraph" style:parent-style-name="Standard" style:list-style-name="WWNum60">
      <style:paragraph-properties fo:margin-left="1in" fo:margin-right="0in" fo:text-indent="-0.25in" style:auto-text-indent="false"/>
    </style:style>
    <style:style style:name="P98" style:family="paragraph" style:parent-style-name="Standard" style:list-style-name="WWNum69">
      <style:paragraph-properties fo:margin-left="1in" fo:margin-right="0in" fo:text-indent="-0.25in" style:auto-text-indent="false"/>
    </style:style>
    <style:style style:name="P99" style:family="paragraph" style:parent-style-name="Standard" style:list-style-name="WWNum20">
      <style:paragraph-properties fo:margin-left="1in" fo:margin-right="0in" fo:text-indent="-0.25in" style:auto-text-indent="false"/>
    </style:style>
    <style:style style:name="P100" style:family="paragraph" style:parent-style-name="Standard" style:list-style-name="WWNum68">
      <style:paragraph-properties fo:margin-left="1in" fo:margin-right="0in" fo:text-indent="-0.25in" style:auto-text-indent="false"/>
    </style:style>
    <style:style style:name="P101" style:family="paragraph" style:parent-style-name="Standard" style:list-style-name="WWNum64">
      <style:paragraph-properties fo:margin-left="1in" fo:margin-right="0in" fo:text-indent="-0.25in" style:auto-text-indent="false"/>
    </style:style>
    <style:style style:name="P102" style:family="paragraph" style:parent-style-name="Standard" style:list-style-name="WWNum10">
      <style:paragraph-properties fo:margin-left="1in" fo:margin-right="0in" fo:text-indent="-0.25in" style:auto-text-indent="false"/>
    </style:style>
    <style:style style:name="P103" style:family="paragraph" style:parent-style-name="Standard" style:list-style-name="WWNum66">
      <style:paragraph-properties fo:margin-left="1in" fo:margin-right="0in" fo:text-indent="-0.25in" style:auto-text-indent="false"/>
    </style:style>
    <style:style style:name="P104" style:family="paragraph" style:parent-style-name="Standard" style:list-style-name="WWNum44">
      <style:paragraph-properties fo:margin-left="1in" fo:margin-right="0in" fo:text-indent="-0.25in" style:auto-text-indent="false"/>
    </style:style>
    <style:style style:name="P105" style:family="paragraph" style:parent-style-name="Standard" style:list-style-name="WWNum57">
      <style:paragraph-properties fo:margin-left="1in" fo:margin-right="0in" fo:text-indent="-0.25in" style:auto-text-indent="false"/>
    </style:style>
    <style:style style:name="P106" style:family="paragraph" style:parent-style-name="Standard" style:list-style-name="WWNum63">
      <style:paragraph-properties fo:margin-left="1in" fo:margin-right="0in" fo:text-indent="-0.25in" style:auto-text-indent="false"/>
    </style:style>
    <style:style style:name="P107" style:family="paragraph" style:parent-style-name="Standard" style:list-style-name="WWNum43">
      <style:paragraph-properties fo:margin-left="1in" fo:margin-right="0in" fo:text-indent="-0.25in" style:auto-text-indent="false"/>
    </style:style>
    <style:style style:name="P108" style:family="paragraph" style:parent-style-name="Standard" style:list-style-name="WWNum12">
      <style:paragraph-properties fo:margin-left="1in" fo:margin-right="0in" fo:text-indent="-0.25in" style:auto-text-indent="false"/>
    </style:style>
    <style:style style:name="P109" style:family="paragraph" style:parent-style-name="Standard" style:list-style-name="WWNum33">
      <style:paragraph-properties fo:margin-left="1in" fo:margin-right="0in" fo:text-indent="-0.25in" style:auto-text-indent="false"/>
    </style:style>
    <style:style style:name="P110" style:family="paragraph" style:parent-style-name="Standard" style:list-style-name="WWNum51">
      <style:paragraph-properties fo:margin-left="1in" fo:margin-right="0in" fo:text-indent="-0.25in" style:auto-text-indent="false"/>
    </style:style>
    <style:style style:name="P111" style:family="paragraph" style:parent-style-name="Standard" style:list-style-name="WWNum38">
      <style:paragraph-properties fo:margin-left="1in" fo:margin-right="0in" fo:text-indent="-0.25in" style:auto-text-indent="false"/>
    </style:style>
    <style:style style:name="P112" style:family="paragraph" style:parent-style-name="Standard" style:list-style-name="WWNum25">
      <style:paragraph-properties fo:margin-left="1in" fo:margin-right="0in" fo:text-indent="-0.25in" style:auto-text-indent="false"/>
    </style:style>
    <style:style style:name="P113" style:family="paragraph" style:parent-style-name="Standard" style:list-style-name="WWNum30">
      <style:paragraph-properties fo:margin-left="1in" fo:margin-right="0in" fo:text-indent="-0.25in" style:auto-text-indent="false"/>
    </style:style>
    <style:style style:name="P114" style:family="paragraph" style:parent-style-name="Standard" style:list-style-name="WWNum41">
      <style:paragraph-properties fo:margin-left="1in" fo:margin-right="0in" fo:text-indent="-0.25in" style:auto-text-indent="false"/>
    </style:style>
    <style:style style:name="P115" style:family="paragraph" style:parent-style-name="Standard" style:list-style-name="WWNum45">
      <style:paragraph-properties fo:margin-left="1in" fo:margin-right="0in" fo:text-indent="-0.25in" style:auto-text-indent="false"/>
    </style:style>
    <style:style style:name="P116" style:family="paragraph" style:parent-style-name="Standard" style:list-style-name="WWNum9">
      <style:paragraph-properties fo:margin-left="1in" fo:margin-right="0in" fo:text-indent="-0.25in" style:auto-text-indent="false"/>
    </style:style>
    <style:style style:name="P117" style:family="paragraph" style:parent-style-name="Standard" style:list-style-name="WWNum35">
      <style:paragraph-properties fo:margin-left="1in" fo:margin-right="0in" fo:text-indent="-0.25in" style:auto-text-indent="false"/>
    </style:style>
    <style:style style:name="P118" style:family="paragraph" style:parent-style-name="Standard" style:list-style-name="WWNum46">
      <style:paragraph-properties fo:margin-left="1in" fo:margin-right="0in" fo:text-indent="-0.25in" style:auto-text-indent="false"/>
    </style:style>
    <style:style style:name="P119" style:family="paragraph" style:parent-style-name="Standard" style:list-style-name="WWNum36">
      <style:paragraph-properties fo:margin-left="1in" fo:margin-right="0in" fo:text-indent="-0.25in" style:auto-text-indent="false"/>
    </style:style>
    <style:style style:name="P120" style:family="paragraph" style:parent-style-name="Standard" style:list-style-name="WWNum52">
      <style:paragraph-properties fo:margin-left="1in" fo:margin-right="0in" fo:text-indent="-0.25in" style:auto-text-indent="false"/>
    </style:style>
    <style:style style:name="P121" style:family="paragraph" style:parent-style-name="Standard" style:list-style-name="WWNum61">
      <style:paragraph-properties fo:margin-left="1in" fo:margin-right="0in" fo:text-indent="-0.25in" style:auto-text-indent="false"/>
    </style:style>
    <style:style style:name="P122" style:family="paragraph" style:parent-style-name="Standard" style:list-style-name="WWNum67">
      <style:paragraph-properties fo:margin-left="1in" fo:margin-right="0in" fo:text-indent="-0.25in" style:auto-text-indent="false"/>
    </style:style>
    <style:style style:name="P123" style:family="paragraph" style:parent-style-name="Standard" style:list-style-name="WWNum31">
      <style:paragraph-properties fo:margin-left="1in" fo:margin-right="0in" fo:text-indent="-0.25in" style:auto-text-indent="false"/>
    </style:style>
    <style:style style:name="P124" style:family="paragraph" style:parent-style-name="Standard" style:list-style-name="WWNum7">
      <style:paragraph-properties fo:margin-left="1in" fo:margin-right="0in" fo:text-indent="-0.25in" style:auto-text-indent="false"/>
    </style:style>
    <style:style style:name="P125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26" style:family="paragraph" style:parent-style-name="Standard">
      <style:paragraph-properties fo:margin-left="0in" fo:margin-right="0in" fo:text-indent="0.5in" style:auto-text-indent="false"/>
    </style:style>
    <style:style style:name="P127" style:family="paragraph" style:parent-style-name="Standard" style:list-style-name="WWNum63">
      <style:paragraph-properties fo:margin-left="1.5in" fo:margin-right="0in" fo:text-indent="-0.25in" style:auto-text-indent="false"/>
    </style:style>
    <style:style style:name="P128" style:family="paragraph" style:parent-style-name="Standard" style:list-style-name="WWNum38">
      <style:paragraph-properties fo:margin-left="1.5in" fo:margin-right="0in" fo:text-indent="-0.25in" style:auto-text-indent="false"/>
    </style:style>
    <style:style style:name="P129" style:family="paragraph" style:parent-style-name="Standard" style:list-style-name="WWNum25">
      <style:paragraph-properties fo:margin-left="1.5in" fo:margin-right="0in" fo:text-indent="-0.25in" style:auto-text-indent="false"/>
    </style:style>
    <style:style style:name="P130" style:family="paragraph" style:parent-style-name="Standard" style:list-style-name="WWNum30">
      <style:paragraph-properties fo:margin-left="1.5in" fo:margin-right="0in" fo:text-indent="-0.25in" style:auto-text-indent="false"/>
    </style:style>
    <style:style style:name="P131" style:family="paragraph" style:parent-style-name="Standard" style:list-style-name="WWNum45">
      <style:paragraph-properties fo:margin-left="1.5in" fo:margin-right="0in" fo:text-indent="-0.25in" style:auto-text-indent="false"/>
    </style:style>
    <style:style style:name="P132" style:family="paragraph" style:parent-style-name="Heading_20_1">
      <style:paragraph-properties fo:margin-left="0in" fo:margin-right="0in" fo:margin-top="0.1945in" fo:margin-bottom="0.0555in" loext:contextual-spacing="false" fo:line-height="100%" fo:text-align="justify" style:justify-single-word="false" fo:text-indent="0in" style:auto-text-indent="false" fo:keep-with-next="auto"/>
    </style:style>
    <style:style style:name="P133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P134" style:family="paragraph">
      <loext:graphic-properties draw:fill="solid" draw:fill-color="#a0a0a0"/>
      <style:paragraph-properties fo:text-align="center"/>
    </style:style>
    <style:style style:name="T1" style:family="text">
      <style:text-properties fo:color="#669966" fo:font-size="24pt" fo:font-weight="normal" style:font-size-asian="24pt" style:font-weight-asian="normal" style:font-size-complex="24pt"/>
    </style:style>
    <style:style style:name="T2" style:family="text">
      <style:text-properties fo:color="#404040" fo:font-size="48pt" style:font-size-asian="48pt" style:font-size-complex="48pt"/>
    </style:style>
    <style:style style:name="T3" style:family="text">
      <style:text-properties fo:color="#404040" fo:font-size="44pt" style:font-size-asian="44pt" style:font-size-complex="44pt"/>
    </style:style>
    <style:style style:name="T4" style:family="text">
      <style:text-properties fo:color="#666666" fo:font-size="10pt" style:font-size-asian="10pt" style:font-size-complex="10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fo:font-size="10pt" fo:font-weight="bold" style:font-size-asian="10pt" style:font-weight-asian="bold" style:font-size-complex="10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weight="bold" style:font-weight-asian="bold"/>
    </style:style>
    <style:style style:name="T10" style:family="text">
      <style:text-properties fo:font-variant="small-caps" fo:font-size="16pt" fo:font-weight="bold" style:font-size-asian="16pt" style:font-weight-asian="bold" style:font-size-complex="16pt"/>
    </style:style>
    <style:style style:name="T11" style:family="text">
      <style:text-properties fo:font-variant="small-caps" fo:color="#336633" fo:font-size="16pt" style:font-size-asian="16pt" style:font-size-complex="16pt"/>
    </style:style>
    <style:style style:name="T12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5" style:family="text">
      <style:text-properties fo:color="#000000" fo:font-size="17pt" fo:font-weight="bold" style:font-size-asian="17pt" style:font-weight-asian="bold" style:font-size-complex="17pt"/>
    </style:style>
    <style:style style:name="T16" style:family="text">
      <style:text-properties fo:color="#1155cc" style:text-underline-style="solid" style:text-underline-width="auto" style:text-underline-color="font-color"/>
    </style:style>
    <style:style style:name="T17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3"><text:bookmark text:name="_aczyuw2yex2w"/><text:span text:style-name="T1">Desarrollo de Interfaces</text:span><text:span text:style-name="T2"><text:line-break/></text:span><text:span text:style-name="T3">Unidad 05 - Patrones de diseño de formularios</text:span></text:p>
      <text:p text:style-name="P2"><draw:frame draw:style-name="fr1" draw:name="image4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5"><text:span text:style-name="T5">Autor: Sergi García</text:span><draw:frame draw:style-name="fr3" draw:name="image3.png" text:anchor-type="char" svg:x="3.4583in" svg:y="0.1146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5"><text:span text:style-name="T5">Actualizado Agosto 2025</text:span></text:p>
      <text:p text:style-name="P5"><text:span text:style-name="T6">Licencia</text:span></text:p>
      <text:p text:style-name="P6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9">A lo largo de este tema se utilizarán diferentes símbolos para distinguir elementos importantes dentro del contenido. Estos símbolos son:</text:p>
      <text:p text:style-name="P7"/>
      <text:p text:style-name="P11"><text:span text:style-name="T8"><text:s/>📖 </text:span><text:span text:style-name="T9">Importante</text:span></text:p>
      <text:p text:style-name="P12"/>
      <text:p text:style-name="P11"><text:soft-page-break/><text:span text:style-name="T8"><text:s/>❕ </text:span><text:span text:style-name="T9">Atención</text:span></text:p>
      <text:p text:style-name="P12"><text:s/></text:p>
      <text:p text:style-name="P11"><text:span text:style-name="T8"><text:s/>💬</text:span> <text:span text:style-name="T9">Interesante</text:span></text:p>
      <text:p text:style-name="P13"><text:span text:style-name="T10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6"><text:a xlink:type="simple" xlink:href="#_qap1bvgjjx1b" text:style-name="Index_20_Link" text:visited-style-name="Index_20_Link"><text:span text:style-name="T13">1. Introducción<text:tab/>3</text:span></text:a></text:p>
          <text:p text:style-name="P16"><text:a xlink:type="simple" xlink:href="#_a7cin2hzkkx4" text:style-name="Index_20_Link" text:visited-style-name="Index_20_Link"><text:span text:style-name="T13">2. Principios generales de diseño de formularios<text:tab/>4</text:span></text:a></text:p>
          <text:p text:style-name="P16"><text:a xlink:type="simple" xlink:href="#_p4refchacku0" text:style-name="Index_20_Link" text:visited-style-name="Index_20_Link"><text:span text:style-name="T13">3. Estructuras probadas para optimizar la experiencia de usuario<text:tab/>6</text:span></text:a></text:p>
          <text:p text:style-name="P18"><text:a xlink:type="simple" xlink:href="#_rb8xpaccsrzw" text:style-name="Index_20_Link" text:visited-style-name="Index_20_Link"><text:span text:style-name="T14">3.1 Formulario de Una Sola Columna<text:tab/>6</text:span></text:a></text:p>
          <text:p text:style-name="P16"><text:a xlink:type="simple" xlink:href="#_np4ywee76dm1" text:style-name="Index_20_Link" text:visited-style-name="Index_20_Link"><text:span text:style-name="T13">4. Normativa y buenas prácticas de implementación<text:tab/>8</text:span></text:a></text:p>
          <text:p text:style-name="P16"><text:a xlink:type="simple" xlink:href="#_dreh9mxh9qb0" text:style-name="Index_20_Link" text:visited-style-name="Index_20_Link"><text:span text:style-name="T13">5. Tipos de campos más comunes<text:tab/>10</text:span></text:a></text:p>
          <text:p text:style-name="P18"><text:a xlink:type="simple" xlink:href="#_5hs4evxo0nia" text:style-name="Index_20_Link" text:visited-style-name="Index_20_Link"><text:span text:style-name="T14">5.1 Campos de Entrada Básica<text:tab/>10</text:span></text:a></text:p>
          <text:p text:style-name="P18"><text:a xlink:type="simple" xlink:href="#_80g4y6clnbfp" text:style-name="Index_20_Link" text:visited-style-name="Index_20_Link"><text:span text:style-name="T14">5.2 Componentes de Selección<text:tab/>10</text:span></text:a></text:p>
          <text:p text:style-name="P18"><text:a xlink:type="simple" xlink:href="#_nl2r5d4y1k0l" text:style-name="Index_20_Link" text:visited-style-name="Index_20_Link"><text:span text:style-name="T14">5.3 Campos Especializados<text:tab/>10</text:span></text:a></text:p>
          <text:p text:style-name="P18"><text:a xlink:type="simple" xlink:href="#_mda7vjsrw7pg" text:style-name="Index_20_Link" text:visited-style-name="Index_20_Link"><text:span text:style-name="T14">5.4 Componentes Avanzados (Nuevos Paradigmas)<text:tab/>11</text:span></text:a></text:p>
          <text:p text:style-name="P18"><text:a xlink:type="simple" xlink:href="#_lrt00wwila3c" text:style-name="Index_20_Link" text:visited-style-name="Index_20_Link"><text:span text:style-name="T14">5.5 Consideraciones Multiplataforma (Profundidad Técnica)<text:tab/>11</text:span></text:a></text:p>
          <text:p text:style-name="P18"><text:a xlink:type="simple" xlink:href="#_u2uq1sn5p6o" text:style-name="Index_20_Link" text:visited-style-name="Index_20_Link"><text:span text:style-name="T14">5.6 Arquitectura de Implementación (Detalles Técnicos)<text:tab/>11</text:span></text:a></text:p>
          <text:p text:style-name="P16"><text:a xlink:type="simple" xlink:href="#_81d24foffkqy" text:style-name="Index_20_Link" text:visited-style-name="Index_20_Link"><text:span text:style-name="T13">6. Feedback y validación de formularios<text:tab/>12</text:span></text:a></text:p>
          <text:p text:style-name="P16"><text:a xlink:type="simple" xlink:href="#_6o794pij2quk" text:style-name="Index_20_Link" text:visited-style-name="Index_20_Link"><text:span text:style-name="T13">7. Microinteracciones relevantes<text:tab/>14</text:span></text:a></text:p>
          <text:p text:style-name="P16"><text:a xlink:type="simple" xlink:href="#_4epjbdmrryni" text:style-name="Index_20_Link" text:visited-style-name="Index_20_Link"><text:span text:style-name="T13">8. Diseño mobile-first<text:tab/>16</text:span></text:a></text:p>
          <text:p text:style-name="P16"><text:a xlink:type="simple" xlink:href="#_t11mb6cvevwu" text:style-name="Index_20_Link" text:visited-style-name="Index_20_Link"><text:span text:style-name="T13">9. Accesibilidad y formularios inclusivos<text:tab/>18</text:span></text:a></text:p>
          <text:p text:style-name="P16"><text:a xlink:type="simple" xlink:href="#_1rzabi6vupop" text:style-name="Index_20_Link" text:visited-style-name="Index_20_Link"><text:span text:style-name="T13">10. Propuesta de nomenclatura universal para componentes de UI<text:tab/>20</text:span></text:a></text:p>
          <text:p text:style-name="P16"><text:soft-page-break/><text:a xlink:type="simple" xlink:href="#_y6teej4zrt7l" text:style-name="Index_20_Link" text:visited-style-name="Index_20_Link"><text:span text:style-name="T13">11. Recursos<text:tab/>21</text:span></text:a></text:p>
        </text:index-body>
      </text:table-of-content>
      <text:p text:style-name="P14"/>
      <text:p text:style-name="P14"/>
      <text:p text:style-name="P19"/>
      <text:p text:style-name="P19"/>
      <text:p text:style-name="P20"><text:span text:style-name="T11">Unidad 05 - Patrones de diseño de formularios</text:span></text:p>
      <text:p text:style-name="Heading_20_1"><text:bookmark text:name="_qap1bvgjjx1b"/>1. Introducción</text:p>
      <text:p text:style-name="Standard">Los formularios son el mecanismo fundamental para recopilar datos, procesar transacciones y habilitar interacciones en productos digitales. Desde registros simples hasta complejos procesos de pago, su diseño impacta directamente en:</text:p>
      <text:list xml:id="list714350822" text:style-name="WWNum2">
        <text:list-item>
          <text:p text:style-name="P26">La eficiencia (¿Cuánto tarda el usuario en completarlo?).</text:p>
        </text:list-item>
        <text:list-item>
          <text:p text:style-name="P26">La precisión (¿Se cometen errores al llenarlo?).</text:p>
        </text:list-item>
        <text:list-item>
          <text:p text:style-name="P26">La satisfacción (¿Es una experiencia agradable o frustrante?).</text:p>
        </text:list-item>
      </text:list>
      <text:p text:style-name="Standard"><text:span text:style-name="T9">¿Por qué optimizar formularios?</text:span></text:p>
      <text:list xml:id="list2443379737" text:style-name="WWNum16">
        <text:list-item>
          <text:p text:style-name="P27"><text:span text:style-name="T9">Impacto en métricas clave:</text:span></text:p>
          <text:list>
            <text:list-item>
              <text:p text:style-name="P96">El 67% de los usuarios abandonan formularios mal diseñados.</text:p>
            </text:list-item>
            <text:list-item>
              <text:p text:style-name="P96">Mejoras en UX pueden aumentar conversiones hasta un 30%.</text:p>
            </text:list-item>
          </text:list>
        </text:list-item>
        <text:list-item>
          <text:p text:style-name="P27"><text:span text:style-name="T9">Accesibilidad:</text:span></text:p>
          <text:list>
            <text:list-item>
              <text:p text:style-name="P96">15% de la población mundial tiene discapacidades que afectan su interacción con formularios (OMS).</text:p>
            </text:list-item>
          </text:list>
        </text:list-item>
        <text:list-item>
          <text:p text:style-name="P27"><text:span text:style-name="T9">Reducción de costos:</text:span></text:p>
          <text:list>
            <text:list-item>
              <text:p text:style-name="P96">Cada error evitado ahorra tiempo de soporte y reprocesamiento.</text:p>
            </text:list-item>
          </text:list>
        </text:list-item>
      </text:list>
      <text:p text:style-name="P1"/>
      <text:p text:style-name="Standard"><text:span text:style-name="T9">Componentes críticos de un formulario efectivo</text:span></text:p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 table:style-name="Table1.1">
          <table:table-cell table:style-name="Table1.A1" office:value-type="string">
            <text:p text:style-name="P25"><text:span text:style-name="T9">Elemento</text:span></text:p>
          </table:table-cell>
          <table:table-cell table:style-name="Table1.B1" office:value-type="string">
            <text:p text:style-name="P25"><text:span text:style-name="T9">Buena Práctica</text:span></text:p>
          </table:table-cell>
          <table:table-cell table:style-name="Table1.B1" office:value-type="string">
            <text:p text:style-name="P25"><text:span text:style-name="T9">Ejemplo</text:span></text:p>
          </table:table-cell>
        </table:table-row>
        <table:table-row table:style-name="Table1.2">
          <table:table-cell table:style-name="Table1.A1" office:value-type="string">
            <text:p text:style-name="P25">Campos</text:p>
          </table:table-cell>
          <table:table-cell table:style-name="Table1.B1" office:value-type="string">
            <text:p text:style-name="P25">Etiquetas claras y placeholder opcionales</text:p>
          </table:table-cell>
          <table:table-cell table:style-name="Table1.B1" office:value-type="string">
            <text:p text:style-name="P25">Nombre completo (no solo Nombre)</text:p>
          </table:table-cell>
        </table:table-row>
        <table:table-row table:style-name="Table1.2">
          <table:table-cell table:style-name="Table1.A1" office:value-type="string">
            <text:p text:style-name="P25">Botones</text:p>
          </table:table-cell>
          <table:table-cell table:style-name="Table1.B1" office:value-type="string">
            <text:p text:style-name="P25">Acciones primarias visibles (color contrastante)</text:p>
          </table:table-cell>
          <table:table-cell table:style-name="Table1.B1" office:value-type="string">
            <text:p text:style-name="P25">Enviar en azul (#2563EB)</text:p>
          </table:table-cell>
        </table:table-row>
        <table:table-row table:style-name="Table1.4">
          <table:table-cell table:style-name="Table1.A1" office:value-type="string">
            <text:p text:style-name="P25">Validación</text:p>
          </table:table-cell>
          <table:table-cell table:style-name="Table1.B1" office:value-type="string">
            <text:p text:style-name="P25">Mensajes de error en tiempo real</text:p>
          </table:table-cell>
          <table:table-cell table:style-name="Table1.B1" office:value-type="string">
            <text:p text:style-name="P25">"La contraseña debe tener 8+ caracteres"</text:p>
          </table:table-cell>
        </table:table-row>
        <table:table-row table:style-name="Table1.4">
          <table:table-cell table:style-name="Table1.A1" office:value-type="string">
            <text:p text:style-name="P25">Flujo</text:p>
          </table:table-cell>
          <table:table-cell table:style-name="Table1.B1" office:value-type="string">
            <text:p text:style-name="P25">Progreso visual (ej.: "Paso 1 de 3")</text:p>
          </table:table-cell>
          <table:table-cell table:style-name="Table1.B1" office:value-type="string">
            <text:p text:style-name="P25">Barra de progreso horizontal</text:p>
          </table:table-cell>
        </table:table-row>
      </table:table>
      <text:p text:style-name="Standard"/>
      <text:p text:style-name="Standard"><text:span text:style-name="T9">Ejemplo de formulario bien diseñado de registro de usuario</text:span></text:p>
      <text:p text:style-name="Standard"/>
      <text:p text:style-name="Standard">[Registro de Usuario] <text:s/></text:p>
      <text:p text:style-name="Standard">────────────────────── <text:s/></text:p>
      <text:p text:style-name="Standard">1. Nombre completo: <text:s/></text:p>
      <text:p text:style-name="Standard"><text:s text:c="3"/>[_________________] <text:s/></text:p>
      <text:p text:style-name="Standard"/>
      <text:p text:style-name="Standard">2. Correo electrónico: <text:s/></text:p>
      <text:p text:style-name="Standard"><text:s text:c="3"/>[_________________] <text:s/>ℹ️ Usa un email válido <text:s/></text:p>
      <text:p text:style-name="Standard"/>
      <text:p text:style-name="Standard">3. Contraseña: <text:s/></text:p>
      <text:p text:style-name="Standard"><text:s text:c="3"/>[••••••••] <text:s text:c="9"/>✅ 8+ caracteres, 1 número <text:s/></text:p>
      <text:p text:style-name="Standard"/>
      <text:p text:style-name="Standard">[REGISTRARSE] (Botón verde) </text:p>
      <text:p text:style-name="Standard">Características destacadas:</text:p>
      <text:list xml:id="list1303029793" text:style-name="WWNum23">
        <text:list-item>
          <text:p text:style-name="P28">Etiquetas descriptivas.</text:p>
        </text:list-item>
        <text:list-item>
          <text:p text:style-name="P28">Placeholder como ayuda (no como reemplazo de etiquetas).</text:p>
        </text:list-item>
        <text:list-item>
          <text:p text:style-name="P28">Validación proactiva.</text:p>
        </text:list-item>
        <text:list-item>
          <text:p text:style-name="P28">Botón con color de acción.</text:p>
        </text:list-item>
      </text:list>
      <text:p text:style-name="Standard"><text:soft-page-break/><text:span text:style-name="T9">Errores comunes a evitar</text:span></text:p>
      <text:p text:style-name="Standard">❌ Campos sin etiquetas (solo placeholders).<text:line-break/>❌ Agrupar muchos campos en una sola pantalla.<text:line-break/>❌ Mensajes de error crípticos ("Campo inválido").</text:p>
      <text:p text:style-name="Standard"/>
      <text:p text:style-name="P125"><text:span text:style-name="T8"><text:s/>📖 </text:span><text:span text:style-name="T9">Importante: </text:span>El mejor formulario es el que el usuario no nota: fluye de manera intuitiva, como una conversación natural.</text:p>
      <text:p text:style-name="Heading_20_1"><text:bookmark text:name="_a7cin2hzkkx4"/>2. Principios generales de diseño de formularios</text:p>
      <text:p text:style-name="Standard">Claves para crear formularios usables, eficientes y accesibles</text:p>
      <text:p text:style-name="Standard"><text:span text:style-name="T9">1. Claridad</text:span></text:p>
      <text:p text:style-name="Standard">Objetivo: Que el usuario entienda qué información debe ingresar y cómo.</text:p>
      <text:list xml:id="list2347824559" text:style-name="WWNum60">
        <text:list-item>
          <text:p text:style-name="P29"><text:span text:style-name="T9">Etiquetas descriptivas:</text:span></text:p>
          <text:list>
            <text:list-item>
              <text:p text:style-name="P97">❌ "Dirección" → ✅ "Dirección completa (calle, número, ciudad)"</text:p>
            </text:list-item>
            <text:list-item>
              <text:p text:style-name="P97">Técnica: Usar lenguaje simple y ejemplos si es necesario.</text:p>
            </text:list-item>
          </text:list>
        </text:list-item>
        <text:list-item>
          <text:p text:style-name="P29"><text:span text:style-name="T9">Agrupación visual:</text:span></text:p>
          <text:list>
            <text:list-item>
              <text:p text:style-name="P97">Campos relacionados bajo un mismo título (ej.: "Datos personales").</text:p>
            </text:list-item>
            <text:list-item>
              <text:p text:style-name="P97">Herramienta: Contenedores con bordes sutiles o fondos diferenciados.</text:p>
            </text:list-item>
          </text:list>
        </text:list-item>
      </text:list>
      <text:p text:style-name="Standard"><text:span text:style-name="T9">Ejemplo:</text:span></text:p>
      <text:p text:style-name="Standard">[Información de contacto] <text:s/></text:p>
      <text:p text:style-name="Standard">Nombre: [___________] <text:s/></text:p>
      <text:p text:style-name="Standard">Email: [___________] <text:s/></text:p>
      <text:p text:style-name="Standard">Teléfono: [___________] </text:p>
      <text:p text:style-name="Standard"><text:span text:style-name="T9">2. Brevedad</text:span></text:p>
      <text:p text:style-name="Standard">Menos es más: Cada campo adicional reduce la tasa de finalización.</text:p>
      <text:list xml:id="list1898564349" text:style-name="WWNum69">
        <text:list-item>
          <text:p text:style-name="P30"><text:soft-page-break/><text:span text:style-name="T9">Estrategias</text:span>:</text:p>
          <text:list>
            <text:list-item>
              <text:p text:style-name="P98">Eliminar campos opcionales no críticos.</text:p>
            </text:list-item>
            <text:list-item>
              <text:p text:style-name="P98">Usar desglose progresivo (ej.: Mostrar "País" primero, luego "Ciudad" según selección).</text:p>
            </text:list-item>
            <text:list-item>
              <text:p text:style-name="P98">Dato: Forms con 3 campos tienen un 25% más de completitud que los de 7+ (HubSpot).</text:p>
            </text:list-item>
          </text:list>
        </text:list-item>
      </text:list>
      <text:p text:style-name="Standard"/>
      <text:p text:style-name="Standard"><text:span text:style-name="T9">Caso real:</text:span></text:p>
      <text:list xml:id="list3113955892" text:style-name="WWNum50">
        <text:list-item>
          <text:p text:style-name="P31">Amazon solo pide email y contraseña en el primer paso de registro.</text:p>
        </text:list-item>
      </text:list>
      <text:p text:style-name="Standard"><text:span text:style-name="T9">3. Flujo Lógico</text:span></text:p>
      <text:p text:style-name="Standard">Orden natural de llenado: De lo general a lo específico.</text:p>
      <text:list xml:id="list994119271" text:style-name="WWNum20">
        <text:list-item>
          <text:p text:style-name="P32"><text:span text:style-name="T9">Secuencia estándar:</text:span></text:p>
          <text:list>
            <text:list-item>
              <text:p text:style-name="P99">Información personal → Datos de contacto → Preferencias.</text:p>
            </text:list-item>
          </text:list>
        </text:list-item>
        <text:list-item>
          <text:p text:style-name="P32"><text:span text:style-name="T9">Evitar saltos:</text:span></text:p>
          <text:list>
            <text:list-item>
              <text:p text:style-name="P99">❌ Pedir el código postal antes que la dirección.</text:p>
            </text:list-item>
          </text:list>
        </text:list-item>
        <text:list-item>
          <text:p text:style-name="P32"><text:span text:style-name="T9">Técnicas:</text:span></text:p>
          <text:list>
            <text:list-item>
              <text:p text:style-name="P99">Agrupar campos en pestañas o pasos para formularios largos.</text:p>
            </text:list-item>
          </text:list>
        </text:list-item>
      </text:list>
      <text:p text:style-name="Standard"><text:span text:style-name="T9">Ejemplo de flujo:</text:span></text:p>
      <text:p text:style-name="P126">1. Nombre → 2. Email → 3. Contraseña → 4. Intereses (opcional) </text:p>
      <text:p text:style-name="Standard"><text:span text:style-name="T9">4. Retroalimentación (Feedback)</text:span></text:p>
      <text:p text:style-name="Standard">Validación inteligente y en tiempo real:</text:p>
      <text:list xml:id="list1378035748" text:style-name="WWNum68">
        <text:list-item>
          <text:p text:style-name="P33"><text:span text:style-name="T9">Errores:</text:span></text:p>
          <text:list>
            <text:list-item>
              <text:p text:style-name="P100">Mensajes específicos: ❌ "Inválido" → ✅ "El email debe contener @"</text:p>
            </text:list-item>
            <text:list-item>
              <text:p text:style-name="P100"><text:soft-page-break/>Ubicación: Junto al campo afectado (no solo arriba del formulario).</text:p>
            </text:list-item>
          </text:list>
        </text:list-item>
        <text:list-item>
          <text:p text:style-name="P33"><text:span text:style-name="T9">Éxito</text:span>:</text:p>
          <text:list>
            <text:list-item>
              <text:p text:style-name="P100">Confirmación visual: ✅ Check verde al lado del campo válido.</text:p>
            </text:list-item>
          </text:list>
        </text:list-item>
      </text:list>
      <text:p text:style-name="P10"><text:span text:style-name="T9">5. Accesibilidad</text:span></text:p>
      <text:p text:style-name="Standard">Diseño inclusivo para todos los usuarios:</text:p>
      <text:list xml:id="list4017004184" text:style-name="WWNum64">
        <text:list-item>
          <text:p text:style-name="P34"><text:span text:style-name="T9">Teclado</text:span>:</text:p>
          <text:list>
            <text:list-item>
              <text:p text:style-name="P101">Navegación con Tab y Enter.</text:p>
            </text:list-item>
            <text:list-item>
              <text:p text:style-name="P101">Prueba: Usar solo el teclado para completar el form.</text:p>
            </text:list-item>
          </text:list>
        </text:list-item>
        <text:list-item>
          <text:p text:style-name="P34"><text:span text:style-name="T9">Lectores de pantalla:</text:span></text:p>
          <text:list>
            <text:list-item>
              <text:p text:style-name="P101">Etiquetas HTML &lt;label&gt; asociadas a campos.</text:p>
            </text:list-item>
            <text:list-item>
              <text:p text:style-name="P101">ARIA labels para elementos complejos.</text:p>
            </text:list-item>
          </text:list>
        </text:list-item>
        <text:list-item>
          <text:p text:style-name="P34"><text:span text:style-name="T9">Contraste</text:span>:</text:p>
          <text:list>
            <text:list-item>
              <text:p text:style-name="P101">Texto vs fondo ≥ 4.5:1 (<text:a xlink:type="simple" xlink:href="https://webaim.org/resources/contrastchecker/" text:style-name="ListLabel_20_631" text:visited-style-name="ListLabel_20_631"><text:span text:style-name="T16">verificador online</text:span></text:a>).</text:p>
            </text:list-item>
          </text:list>
        </text:list-item>
      </text:list>
      <text:p text:style-name="P1"/>
      <text:p text:style-name="Standard"><text:span text:style-name="T9">Checklist de Evaluación</text:span></text:p>
      <text:p text:style-name="Standard">Antes de publicar un formulario, verifica:</text:p>
      <text:list xml:id="list895576689" text:style-name="WWNum5">
        <text:list-item>
          <text:p text:style-name="P35">¿Cada campo tiene una etiqueta clara?</text:p>
        </text:list-item>
        <text:list-item>
          <text:p text:style-name="P35">¿Se eliminaron todos los campos innecesarios?</text:p>
        </text:list-item>
        <text:list-item>
          <text:p text:style-name="P35">¿El orden de llenado sigue una lógica natural?</text:p>
        </text:list-item>
        <text:list-item>
          <text:p text:style-name="P35">¿Los errores se explican con precisión?</text:p>
        </text:list-item>
        <text:list-item>
          <text:p text:style-name="P35">¿Puede completarse solo con teclado?</text:p>
        </text:list-item>
      </text:list>
      <text:p text:style-name="Standard"><text:soft-page-break/></text:p>
      <text:p text:style-name="Heading_20_1"><text:bookmark text:name="_p4refchacku0"/>3. Estructuras probadas para optimizar la experiencia de usuario</text:p>
      <text:p text:style-name="Heading_20_2"><text:bookmark text:name="_rb8xpaccsrzw"/>3.1 Formulario de Una Sola Columna</text:p>
      <text:p text:style-name="Standard"><text:span text:style-name="T9">✅ Ventajas:</text:span></text:p>
      <text:list xml:id="list3844658594" text:style-name="WWNum1">
        <text:list-item>
          <text:p text:style-name="P36">Sigue el flujo natural de lectura (de arriba a abajo).</text:p>
        </text:list-item>
        <text:list-item>
          <text:p text:style-name="P36">Mejor adaptación a móviles (evita scroll horizontal).</text:p>
        </text:list-item>
        <text:list-item>
          <text:p text:style-name="P36">Reduce errores de enfoque visual.</text:p>
        </text:list-item>
      </text:list>
      <text:p text:style-name="Standard"><text:span text:style-name="T9">📱 Ejemplo para móvil:</text:span></text:p>
      <text:p text:style-name="Standard">[Registro de Usuario] <text:s/></text:p>
      <text:p text:style-name="Standard">1. Nombre completo: [_________] <text:s/></text:p>
      <text:p text:style-name="Standard">2. Email: [_________] <text:s/></text:p>
      <text:p text:style-name="Standard">3. Contraseña: [_________] <text:s/></text:p>
      <text:p text:style-name="Standard">[REGISTRARSE] </text:p>
      <text:p text:style-name="Standard"/>
      <text:p text:style-name="Standard"><text:span text:style-name="T9">🔧 Cuándo usarlo:</text:span></text:p>
      <text:list xml:id="list3902038841" text:style-name="WWNum49">
        <text:list-item>
          <text:p text:style-name="P37">Formularios con menos de 10 campos.</text:p>
        </text:list-item>
        <text:list-item>
          <text:p text:style-name="P37">Dispositivos móviles.</text:p>
        </text:list-item>
        <text:list-item>
          <text:p text:style-name="P37">Procesos lineales (registro, login).</text:p>
        </text:list-item>
      </text:list>
      <text:p text:style-name="Standard"/>
      <text:p text:style-name="Standard"><text:span text:style-name="T9">3.2 Formulario Dividido por Pasos (Wizard)</text:span></text:p>
      <text:p text:style-name="Standard">✅ <text:span text:style-name="T9">Ventajas</text:span>:</text:p>
      <text:list xml:id="list660809593" text:style-name="WWNum37">
        <text:list-item>
          <text:p text:style-name="P38"><text:soft-page-break/>Reduce la carga cognitiva al dividir tareas complejas.</text:p>
        </text:list-item>
        <text:list-item>
          <text:p text:style-name="P38">Muestra progreso claro (ej.: "Paso 2 de 4").</text:p>
        </text:list-item>
        <text:list-item>
          <text:p text:style-name="P38">Ideal para formularios con +15 campos.</text:p>
        </text:list-item>
      </text:list>
      <text:p text:style-name="Standard"><text:span text:style-name="T9">📊 Ejemplo:</text:span></text:p>
      <text:p text:style-name="Standard">[Inscripción al Curso] <text:s/></text:p>
      <text:p text:style-name="Standard">▰▰▱▱▱ 40% completado <text:s/></text:p>
      <text:p text:style-name="Standard">**Paso 2: Datos Académicos** <text:s/></text:p>
      <text:p text:style-name="Standard">1. Universidad: [_________] <text:s/></text:p>
      <text:p text:style-name="Standard">2. Carrera: [_________] <text:s/></text:p>
      <text:p text:style-name="Standard">[SIGUIENTE →] </text:p>
      <text:p text:style-name="Standard"><text:span text:style-name="T9">🔧 Cuándo usarlo:</text:span></text:p>
      <text:list xml:id="list365190852" text:style-name="WWNum26">
        <text:list-item>
          <text:p text:style-name="P39">Checkouts de compra.</text:p>
        </text:list-item>
        <text:list-item>
          <text:p text:style-name="P39">Registros con múltiples secciones (ej.: CV en portales de empleo).</text:p>
        </text:list-item>
      </text:list>
      <text:p text:style-name="Standard"/>
      <text:p text:style-name="Standard"><text:span text:style-name="T9">3.3 Campos Dependientes</text:span></text:p>
      <text:p text:style-name="Standard"><text:span text:style-name="T9">✅ Ventajas:</text:span></text:p>
      <text:list xml:id="list3016374116" text:style-name="WWNum54">
        <text:list-item>
          <text:p text:style-name="P40">Personaliza la experiencia mostrando solo lo relevante.</text:p>
        </text:list-item>
        <text:list-item>
          <text:p text:style-name="P40">Evita campos innecesarios.</text:p>
        </text:list-item>
      </text:list>
      <text:p text:style-name="Standard"><text:span text:style-name="T9">🔄 Ejemplo:</text:span></text:p>
      <text:p text:style-name="Standard"/>
      <text:p text:style-name="Standard">1. País: [España ▼] <text:s/></text:p>
      <text:p text:style-name="Standard"><text:soft-page-break/>2. Provincia: [Madrid ▼] *(solo aparece si se selecciona España)* <text:s/></text:p>
      <text:p text:style-name="Standard">3. Código postal: [_________] *(solo aparece si se elige Madrid)* </text:p>
      <text:p text:style-name="Standard">🔧 Cuándo usarlo:</text:p>
      <text:list xml:id="list2589828734" text:style-name="WWNum17">
        <text:list-item>
          <text:p text:style-name="P41">Formularios con opciones jerárquicas (direcciones, categorías).</text:p>
        </text:list-item>
        <text:list-item>
          <text:p text:style-name="P41">Para simplificar formularios largos.</text:p>
        </text:list-item>
      </text:list>
      <text:p text:style-name="Standard"><text:span text:style-name="T9">3.4 Campos Agrupados en Bloques</text:span></text:p>
      <text:p text:style-name="Standard"><text:span text:style-name="T9">✅ Ventajas:</text:span></text:p>
      <text:list xml:id="list1695580281" text:style-name="WWNum42">
        <text:list-item>
          <text:p text:style-name="P42">Organiza la información por contexto.</text:p>
        </text:list-item>
        <text:list-item>
          <text:p text:style-name="P42">Facilita el escaneo visual.</text:p>
        </text:list-item>
      </text:list>
      <text:p text:style-name="Standard"><text:span text:style-name="T9">📦 Ejemplo:</text:span></text:p>
      <text:p text:style-name="Standard">**Datos Personales** <text:s/></text:p>
      <text:p text:style-name="Standard">1. Nombre: [_________] <text:s/></text:p>
      <text:p text:style-name="Standard">2. Edad: [_________] <text:s/></text:p>
      <text:p text:style-name="Standard"/>
      <text:p text:style-name="Standard">**Dirección** <text:s/></text:p>
      <text:p text:style-name="Standard">3. Calle: [_________] <text:s/></text:p>
      <text:p text:style-name="Standard">4. Ciudad: [_________] </text:p>
      <text:p text:style-name="Standard">🔧 Cuándo usarlo:</text:p>
      <text:list xml:id="list1832535043" text:style-name="WWNum70">
        <text:list-item>
          <text:p text:style-name="P43">Formularios con múltiples temáticas (ej.: perfil de usuario, pedidos).</text:p>
        </text:list-item>
        <text:list-item>
          <text:p text:style-name="P43">Cuando se requiere claridad en secciones complejas.</text:p>
        </text:list-item>
      </text:list>
      <text:p text:style-name="Standard"/>
      <text:p text:style-name="Standard"><text:soft-page-break/><text:span text:style-name="T9">3.5 Autocompletado y Sugerencias</text:span></text:p>
      <text:p text:style-name="Standard"><text:span text:style-name="T9">✅ Ventajas:</text:span></text:p>
      <text:list xml:id="list2545265873" text:style-name="WWNum24">
        <text:list-item>
          <text:p text:style-name="P44">Acelera el llenado (hasta un 30% más rápido).</text:p>
        </text:list-item>
        <text:list-item>
          <text:p text:style-name="P44">Reduce errores (ej.: en direcciones o búsquedas).</text:p>
        </text:list-item>
      </text:list>
      <text:p text:style-name="Standard"><text:span text:style-name="T9">🔍 Ejemplo:</text:span></text:p>
      <text:p text:style-name="Standard">Ciudad: [Madrid] <text:s/></text:p>
      <text:p text:style-name="Standard">Sugerencias: <text:s/></text:p>
      <text:p text:style-name="Standard">- Madrid, España <text:s/></text:p>
      <text:p text:style-name="Standard">- Madrid, Colombia </text:p>
      <text:p text:style-name="Standard"><text:span text:style-name="T9">🔧 Cuándo usarlo:</text:span></text:p>
      <text:list xml:id="list993539050" text:style-name="WWNum39">
        <text:list-item>
          <text:p text:style-name="P45">Campos con opciones limitadas (países, ciudades).</text:p>
        </text:list-item>
        <text:list-item>
          <text:p text:style-name="P45">Búsquedas predictivas (ej.: productos en e-commerce).</text:p>
        </text:list-item>
      </text:list>
      <text:p text:style-name="P1"/>
      <text:p text:style-name="Standard"><text:span text:style-name="T9">Comparativa de Patrones</text:span></text:p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25"><text:span text:style-name="T9">Patrón</text:span></text:p>
          </table:table-cell>
          <table:table-cell table:style-name="Table2.B1" office:value-type="string">
            <text:p text:style-name="P25"><text:span text:style-name="T9">Mejor Para</text:span></text:p>
          </table:table-cell>
          <table:table-cell table:style-name="Table2.B1" office:value-type="string">
            <text:p text:style-name="P25"><text:span text:style-name="T9">Complejidad</text:span></text:p>
          </table:table-cell>
        </table:table-row>
        <table:table-row table:style-name="Table2.2">
          <table:table-cell table:style-name="Table2.A1" office:value-type="string">
            <text:p text:style-name="P25"><text:span text:style-name="T9">Una columna</text:span></text:p>
          </table:table-cell>
          <table:table-cell table:style-name="Table2.B1" office:value-type="string">
            <text:p text:style-name="P25">Móviles, forms cortos</text:p>
          </table:table-cell>
          <table:table-cell table:style-name="Table2.B1" office:value-type="string">
            <text:p text:style-name="P25">Baja</text:p>
          </table:table-cell>
        </table:table-row>
        <table:table-row table:style-name="Table2.2">
          <table:table-cell table:style-name="Table2.A1" office:value-type="string">
            <text:p text:style-name="P25"><text:span text:style-name="T9">Wizard</text:span></text:p>
          </table:table-cell>
          <table:table-cell table:style-name="Table2.B1" office:value-type="string">
            <text:p text:style-name="P25">Procesos largos/multipaso</text:p>
          </table:table-cell>
          <table:table-cell table:style-name="Table2.B1" office:value-type="string">
            <text:p text:style-name="P25">Alta</text:p>
          </table:table-cell>
        </table:table-row>
        <table:table-row table:style-name="Table2.2">
          <table:table-cell table:style-name="Table2.A1" office:value-type="string">
            <text:p text:style-name="P25"><text:span text:style-name="T9">Campos dependientes</text:span></text:p>
          </table:table-cell>
          <table:table-cell table:style-name="Table2.B1" office:value-type="string">
            <text:p text:style-name="P25">Jerarquías de datos</text:p>
          </table:table-cell>
          <table:table-cell table:style-name="Table2.B1" office:value-type="string">
            <text:p text:style-name="P25">Media</text:p>
          </table:table-cell>
        </table:table-row>
        <table:table-row table:style-name="Table2.2">
          <table:table-cell table:style-name="Table2.A1" office:value-type="string">
            <text:p text:style-name="P25"><text:span text:style-name="T9">Bloques</text:span></text:p>
          </table:table-cell>
          <table:table-cell table:style-name="Table2.B1" office:value-type="string">
            <text:p text:style-name="P25">Organizar información</text:p>
          </table:table-cell>
          <table:table-cell table:style-name="Table2.B1" office:value-type="string">
            <text:p text:style-name="P25">Baja</text:p>
          </table:table-cell>
        </table:table-row>
        <table:table-row table:style-name="Table2.2">
          <table:table-cell table:style-name="Table2.A1" office:value-type="string">
            <text:p text:style-name="P25"><text:span text:style-name="T9">Autocompletado</text:span></text:p>
          </table:table-cell>
          <table:table-cell table:style-name="Table2.B1" office:value-type="string">
            <text:p text:style-name="P25">Opciones predefinidas</text:p>
          </table:table-cell>
          <table:table-cell table:style-name="Table2.B1" office:value-type="string">
            <text:p text:style-name="P25">Media</text:p>
          </table:table-cell>
        </table:table-row>
      </table:table>
      <text:p text:style-name="Standard"/>
      <text:p text:style-name="Heading_20_1"><text:bookmark text:name="_np4ywee76dm1"/><text:soft-page-break/>4. Normativa y buenas prácticas de implementación</text:p>
      <text:p text:style-name="Standard"><text:span text:style-name="T9">4.1. Normas de accesibilidad (WCAG 2.1)</text:span></text:p>
      <text:list xml:id="list603667858" text:style-name="WWNum40">
        <text:list-item>
          <text:p text:style-name="P46">Asociar label con input mediante el atributo for.</text:p>
        </text:list-item>
        <text:list-item>
          <text:p text:style-name="P46">Evitar colores como única fuente de información.</text:p>
        </text:list-item>
        <text:list-item>
          <text:p text:style-name="P46">Proveer mensajes de error con contexto.</text:p>
        </text:list-item>
      </text:list>
      <text:p text:style-name="Standard"><text:span text:style-name="T9">4.2. Normas de usabilidad</text:span></text:p>
      <text:list xml:id="list2658073081" text:style-name="WWNum48">
        <text:list-item>
          <text:p text:style-name="P47">Campo activo destacado.</text:p>
        </text:list-item>
        <text:list-item>
          <text:p text:style-name="P47">Validaciones inmediatas y no intrusivas.</text:p>
        </text:list-item>
        <text:list-item>
          <text:p text:style-name="P47">Botón de envío siempre visible o accesible.</text:p>
        </text:list-item>
      </text:list>
      <text:p text:style-name="Standard"><text:span text:style-name="T9">4.3. Normas de desarrollo web (aplicables a otros tecnologías)</text:span></text:p>
      <text:p text:style-name="Standard"/>
      <text:p text:style-name="Standard">Para garantizar que los formularios web sean accesibles, usables y técnicamente robustos, es fundamental seguir estándares y buenas prácticas reconocidas. A continuación, se detallan las normas clave en tres aspectos críticos: accesibilidad, usabilidad y desarrollo web.</text:p>
      <text:p text:style-name="Standard"><text:span text:style-name="T9">a. Normas de accesibilidad (WCAG 2.1)</text:span></text:p>
      <text:p text:style-name="Standard">Las Pautas de Accesibilidad para el Contenido Web (WCAG 2.1) establecen criterios para que los formularios sean utilizables por personas con discapacidades. Algunas prácticas esenciales incluyen:</text:p>
      <text:list xml:id="list1787472788" text:style-name="WWNum3">
        <text:list-item>
          <text:p text:style-name="P48">Asociar label con input mediante el atributo for:<text:line-break/>Vincular explícitamente las etiquetas (&lt;label&gt;) con sus campos correspondientes mediante el atributo for (que debe coincidir con el id del input). Esto mejora la navegación con lectores de pantalla.</text:p>
        </text:list-item>
        <text:list-item>
          <text:p text:style-name="P48">html</text:p>
        </text:list-item>
      </text:list>
      <text:list xml:id="list1606313912" text:style-name="WWNum14">
        <text:list-item>
          <text:p text:style-name="P49">&lt;label for="nombre"&gt;Nombre:&lt;/label&gt;</text:p>
        </text:list-item>
      </text:list>
      <text:list xml:id="list85909673561247" text:continue-list="list1787472788" text:style-name="WWNum3">
        <text:list-item>
          <text:p text:style-name="P48">&lt;input type="text" id="nombre" name="nombre"&gt;</text:p>
        </text:list-item>
        <text:list-item>
          <text:p text:style-name="P48">Evitar colores como única fuente de información:<text:line-break/>No depender únicamente del color para indicar errores o estados (ej: solo rojo para un campo inválido). Incluir texto descriptivo o iconos accesibles.</text:p>
        </text:list-item>
        <text:list-item>
          <text:p text:style-name="P48">Proveer mensajes de error con contexto:<text:line-break/>Los mensajes de error deben ser claros, específicos y vinculados al campo correspondiente (usando aria-describedby o aria-live para dinamismo).</text:p>
        </text:list-item>
      </text:list>
      <text:p text:style-name="Standard">Para garantizar que los formularios sean accesibles, usables y técnicamente robustos en cualquier entorno (web, móvil, escritorio o CLI), es fundamental seguir estándares y buenas prácticas reconocidas. A continuación, se detallan las normas clave en tres aspectos críticos:</text:p>
      <text:p text:style-name="Standard"><text:soft-page-break/><draw:rect text:anchor-type="as-char" style:rel-width="100%" draw:z-index="3" draw:style-name="gr1" draw:text-style-name="P134" svg:width="0.0012in" svg:height="0.0213in"><text:p/></draw:rect></text:p>
      <text:p text:style-name="Standard"><text:span text:style-name="T9">b. Normas de accesibilidad</text:span></text:p>
      <text:list xml:id="list2525088770" text:style-name="WWNum10">
        <text:list-item>
          <text:p text:style-name="P50">Etiquetado claro:</text:p>
          <text:list>
            <text:list-item>
              <text:p text:style-name="P102">Asociar siempre etiquetas descriptivas a los campos (en web con &lt;label&gt;, en móvil con InputDecoration.labelText, en CLI con textos guía).</text:p>
            </text:list-item>
            <text:list-item>
              <text:p text:style-name="P102">Evitar instrucciones ambiguas (ej: "Ingrese datos" → mejor "Nombre completo").</text:p>
            </text:list-item>
          </text:list>
        </text:list-item>
        <text:list-item>
          <text:p text:style-name="P50">Contraste y legibilidad:</text:p>
          <text:list>
            <text:list-item>
              <text:p text:style-name="P102">Garantizar suficiente contraste entre texto y fondo (mínimo 4.5:1 para texto normal según WCAG).</text:p>
            </text:list-item>
            <text:list-item>
              <text:p text:style-name="P102">No depender solo del color para transmitir información (ej: rojo para errores → añadir un icono o texto).</text:p>
            </text:list-item>
          </text:list>
        </text:list-item>
        <text:list-item>
          <text:p text:style-name="P50">Navegación intuitiva:</text:p>
          <text:list>
            <text:list-item>
              <text:p text:style-name="P102">En web, asegurar que el foco del teclado sea visible (:focus en CSS).</text:p>
            </text:list-item>
            <text:list-item>
              <text:p text:style-name="P102">En móvil, permitir navegación secuencial entre campos (evitar trampas de foco).</text:p>
            </text:list-item>
          </text:list>
        </text:list-item>
      </text:list>
      <text:p text:style-name="Standard"><text:span text:style-name="T9">c. Normas de usabilidad</text:span></text:p>
      <text:list xml:id="list3995713806" text:style-name="WWNum66">
        <text:list-item>
          <text:p text:style-name="P51">Feedback inmediato:</text:p>
          <text:list>
            <text:list-item>
              <text:p text:style-name="P103">Validaciones en tiempo real (ej: formato de email incorrecto) sin bloquear el envío hasta que se corrija.</text:p>
            </text:list-item>
            <text:list-item>
              <text:p text:style-name="P103">Mensajes de error específicos (no "Campo inválido", sino "El email debe contener '@'").</text:p>
            </text:list-item>
          </text:list>
        </text:list-item>
        <text:list-item>
          <text:p text:style-name="P51">Diseño consistente:</text:p>
          <text:list>
            <text:list-item>
              <text:p text:style-name="P103">Mantener el mismo estilo para campos similares (ej: todos los inputs de texto con igual padding).</text:p>
            </text:list-item>
            <text:list-item>
              <text:p text:style-name="P103">En móvil, usar teclados adecuados al tipo de dato (numérico para teléfonos, email con "@").</text:p>
            </text:list-item>
          </text:list>
        </text:list-item>
        <text:list-item>
          <text:p text:style-name="P51">Acciones accesibles:</text:p>
          <text:list>
            <text:list-item>
              <text:p text:style-name="P103">Botones principales (como "Enviar") visibles sin necesidad de scroll excesivo.</text:p>
            </text:list-item>
            <text:list-item>
              <text:p text:style-name="P103">En CLI, confirmar acciones críticas (ej: "¿Está seguro? [S/N]").</text:p>
            </text:list-item>
          </text:list>
        </text:list-item>
      </text:list>
      <text:p text:style-name="Standard"><text:soft-page-break/><text:span text:style-name="T9">d. Normas técnicas</text:span></text:p>
      <text:list xml:id="list326998901" text:style-name="WWNum44">
        <text:list-item>
          <text:p text:style-name="P52">Semántica y estructura:</text:p>
          <text:list>
            <text:list-item>
              <text:p text:style-name="P104">Agrupar campos relacionados visual y lógicamente (en web con &lt;fieldset&gt;, en Flutter con Column o InputDecorator).</text:p>
            </text:list-item>
            <text:list-item>
              <text:p text:style-name="P104">Priorizar componentes nativos sobre customizados para mejor rendimiento y accesibilidad.</text:p>
            </text:list-item>
          </text:list>
        </text:list-item>
        <text:list-item>
          <text:p text:style-name="P52">Nomenclatura coherente:</text:p>
          <text:list>
            <text:list-item>
              <text:p text:style-name="P104">Usar nombres descriptivos en variables y IDs (userEmail en lugar de input1).</text:p>
            </text:list-item>
            <text:list-item>
              <text:p text:style-name="P104">En formularios multipasos, evitar reiniciar estados accidentalmente.</text:p>
            </text:list-item>
          </text:list>
        </text:list-item>
        <text:list-item>
          <text:p text:style-name="P52">Optimización para distintos entornos:</text:p>
          <text:list>
            <text:list-item>
              <text:p text:style-name="P104">En móvil, minimizar el uso de pop-ups que interrumpan el flujo.</text:p>
            </text:list-item>
            <text:list-item>
              <text:p text:style-name="P104">En CLI, evitar inputs largos sin opción de cancelar.</text:p>
            </text:list-item>
          </text:list>
        </text:list-item>
      </text:list>
      <text:p text:style-name="Standard"><text:span text:style-name="T9">Conclusión:<text:line-break/></text:span>Ya sea en web, móvil (Flutter/React Native/Androdi), aplicaciones de escritorio o terminales, estas prácticas aseguran formularios inclusivos, eficientes y mantenibles. La clave está en adaptar los principios generales (accesibilidad, feedback claro y estructura lógica) al contexto específico de cada plataforma.</text:p>
      <text:p text:style-name="Heading_20_1"><text:bookmark text:name="_dreh9mxh9qb0"/>5. Tipos de campos más comunes</text:p>
      <text:p text:style-name="Heading_20_2"><text:bookmark text:name="_5hs4evxo0nia"/>5.1 Campos de Entrada Básica</text:p>
      <text:p text:style-name="Standard"><text:span text:style-name="T9">Campos de Texto Simple<text:line-break/></text:span>Estos son los componentes más fundamentales en cualquier interfaz. Su diseño va más allá de simplemente permitir la entrada de texto:</text:p>
      <text:list xml:id="list2369902926" text:style-name="WWNum29">
        <text:list-item>
          <text:p text:style-name="P53">Mecanismos de Ayuda: Deben incluir placeholders que desaparezcan al comenzar a escribir, pero también etiquetas persistentes para no perder contexto</text:p>
        </text:list-item>
        <text:list-item>
          <text:p text:style-name="P53">Validación Inteligente: No solo verificar al final, sino durante la escritura (ej: contador de caracteres restantes)</text:p>
        </text:list-item>
        <text:list-item>
          <text:p text:style-name="P53">Adaptación Contextual: En móviles, deben ajustar el teclado según el tipo de dato (email, URL, etc.)</text:p>
        </text:list-item>
        <text:list-item>
          <text:p text:style-name="P53">Manejo de Errores: Mostrar mensajes específicos cerca del campo, con iconos reconocibles y sugerencias de corrección</text:p>
        </text:list-item>
      </text:list>
      <text:p text:style-name="Standard"><text:span text:style-name="T9">Campos de Contraseña<text:line-break/></text:span>La seguridad y usabilidad deben equilibrarse cuidadosamente:</text:p>
      <text:list xml:id="list1753104562" text:style-name="WWNum56">
        <text:list-item>
          <text:p text:style-name="P54">Feedback Visual: Barras de fortaleza que cambien dinámicamente según complejidad</text:p>
        </text:list-item>
        <text:list-item>
          <text:p text:style-name="P54">Políticas Flexibles: Permitir ver la contraseña temporalmente, pero con controles (ej: solo mientras se mantiene presionado un icono)</text:p>
        </text:list-item>
        <text:list-item>
          <text:p text:style-name="P54"><text:soft-page-break/>Sugerencias Constructivas: En lugar de solo decir "débil", explicar cómo mejorarla ("Intenta añadir símbolos")</text:p>
        </text:list-item>
        <text:list-item>
          <text:p text:style-name="P54">Integración con Gestores: Opción para generar contraseñas seguras o importar de gestores externos</text:p>
        </text:list-item>
      </text:list>
      <text:p text:style-name="Heading_20_2"><text:bookmark text:name="_80g4y6clnbfp"/>5.2 Componentes de Selección</text:p>
      <text:p text:style-name="Standard"><text:span text:style-name="T9">Checkboxes vs Radio Buttons (Elección Técnica)<text:line-break/></text:span>La decisión entre estos componentes tiene implicaciones profundas:</text:p>
      <text:list xml:id="list2628828299" text:style-name="WWNum8">
        <text:list-item>
          <text:p text:style-name="P55">Modelo Mental: Checkboxes para opciones independientes (puedes seleccionar café y té), radios para mutuamente excluyentes (solo café o té)</text:p>
        </text:list-item>
        <text:list-item>
          <text:p text:style-name="P55">Diseño Accesible: Agrupación visual clara con spacing adecuado, especialmente importante en formularios complejos</text:p>
        </text:list-item>
        <text:list-item>
          <text:p text:style-name="P55">Estados Especiales: Checkboxes pueden tener estado indeterminado (ej: "seleccionar todos" parcialmente)</text:p>
        </text:list-item>
        <text:list-item>
          <text:p text:style-name="P55">Patrones Móviles: En pantallas pequeñas, a veces se usan chips o switches como alternativa</text:p>
        </text:list-item>
      </text:list>
      <text:p text:style-name="Standard"><text:span text:style-name="T9">Menús Desplegables<text:line-break/></text:span>Los dropdowns parecen simples, pero requieren cuidados especiales:</text:p>
      <text:list xml:id="list2131903994" text:style-name="WWNum22">
        <text:list-item>
          <text:p text:style-name="P56">Rendimiento: Para listas con +100 ítems, implementar virtualización (solo renderizar lo visible)</text:p>
        </text:list-item>
        <text:list-item>
          <text:p text:style-name="P56">Búsqueda Integrada: En listas largas, añadir campo de búsqueda interna</text:p>
        </text:list-item>
        <text:list-item>
          <text:p text:style-name="P56">Jerarquía Visual: Usar agrupaciones con encabezados y separadores visuales</text:p>
        </text:list-item>
        <text:list-item>
          <text:p text:style-name="P56">Selección Múltilpe: Cuando se permite, mostrar claramente los ítems seleccionados (número o chips)</text:p>
        </text:list-item>
      </text:list>
      <text:p text:style-name="Heading_20_2"><text:bookmark text:name="_nl2r5d4y1k0l"/>5.3 Campos Especializados</text:p>
      <text:p text:style-name="Standard"><text:span text:style-name="T9">Selectores de Fecha</text:span><text:line-break/>Más que un simple calendario:</text:p>
      <text:list xml:id="list1103118662" text:style-name="WWNum34">
        <text:list-item>
          <text:p text:style-name="P57">Patrones de Uso: Selector modal en móvil vs inline en desktop según espacio</text:p>
        </text:list-item>
        <text:list-item>
          <text:p text:style-name="P57">Rangos Complejos: Manejo de periodos con validación cruzada (fecha inicio no posterior a fin)</text:p>
        </text:list-item>
        <text:list-item>
          <text:p text:style-name="P57">Contexto Cultural: Adaptar formato (dd/mm vs mm/dd) y días festivos según región</text:p>
        </text:list-item>
        <text:list-item>
          <text:p text:style-name="P57">Accesos Directos: "Hoy", "Próxima semana" para uso rápido</text:p>
        </text:list-item>
      </text:list>
      <text:p text:style-name="Standard"><text:span text:style-name="T9">Subida de Archivos (Flujo Completo)<text:line-break/></text:span>Un proceso que va más allá del input file básico:</text:p>
      <text:list xml:id="list1234600866" text:style-name="WWNum53">
        <text:list-item>
          <text:p text:style-name="P58">Previsualización Inteligente: Miniaturas para imágenes, iconos para documentos</text:p>
        </text:list-item>
        <text:list-item>
          <text:p text:style-name="P58"><text:soft-page-break/>Progreso Detallado: Porcentaje, velocidad, tiempo estimado</text:p>
        </text:list-item>
        <text:list-item>
          <text:p text:style-name="P58">Edición Inmediata: Rotar/recortar imágenes antes de subir</text:p>
        </text:list-item>
        <text:list-item>
          <text:p text:style-name="P58">Gestión de Errores: Tamaño máximo, tipo incorrecto, con opciones para corregir</text:p>
        </text:list-item>
      </text:list>
      <text:p text:style-name="Heading_20_2"><text:bookmark text:name="_mda7vjsrw7pg"/>5.4 Componentes Avanzados (Nuevos Paradigmas)</text:p>
      <text:p text:style-name="Standard"><text:span text:style-name="T9">Búsqueda Predictiva (Arquitectura)<text:line-break/></text:span>Cómo implementar autocompletado efectivo:</text:p>
      <text:list xml:id="list2899575218" text:style-name="WWNum65">
        <text:list-item>
          <text:p text:style-name="P59">Debounce Intelligente: Esperar pausas en la escritura para no saturar</text:p>
        </text:list-item>
        <text:list-item>
          <text:p text:style-name="P59">Priorización: Mostrar primero resultados más relevantes</text:p>
        </text:list-item>
        <text:list-item>
          <text:p text:style-name="P59">Búsqueda Federada: Combinar resultados de distintas fuentes</text:p>
        </text:list-item>
        <text:list-item>
          <text:p text:style-name="P59">Historial Contextual: Recordar búsquedas anteriores relacionadas</text:p>
        </text:list-item>
      </text:list>
      <text:p text:style-name="Standard"><text:span text:style-name="T9">Gestión de Tags (Interacción Compleja)<text:line-break/></text:span>Componentes dinámicos que requieren:</text:p>
      <text:list xml:id="list2584533857" text:style-name="WWNum28">
        <text:list-item>
          <text:p text:style-name="P60">Creación Fluida: Convertir texto en tags con comma o enter</text:p>
        </text:list-item>
        <text:list-item>
          <text:p text:style-name="P60">Sugerencias: Mostrar opciones existentes al comenzar a escribir</text:p>
        </text:list-item>
        <text:list-item>
          <text:p text:style-name="P60">Edición Directa: Poder modificar tags existentes</text:p>
        </text:list-item>
        <text:list-item>
          <text:p text:style-name="P60">Límites Visuales: Mostrar contador cuando se alcanza el máximo</text:p>
        </text:list-item>
      </text:list>
      <text:p text:style-name="Heading_20_2"><text:bookmark text:name="_lrt00wwila3c"/>5.5 Consideraciones Multiplataforma (Profundidad Técnica)</text:p>
      <text:p text:style-name="Standard"><text:span text:style-name="T9">Adaptación Responsive (Estrategias)<text:line-break/></text:span>Cómo los campos se comportan en distintos dispositivos:</text:p>
      <text:list xml:id="list2059191264" text:style-name="WWNum11">
        <text:list-item>
          <text:p text:style-name="P61">Reorganización: De vertical en móvil a horizontal en desktop cuando aplicable</text:p>
        </text:list-item>
        <text:list-item>
          <text:p text:style-name="P61">Jerarquía Visual: Campos más importantes primero, secundarios en acordeones</text:p>
        </text:list-item>
        <text:list-item>
          <text:p text:style-name="P61">Teclados Virtuales: Asegurar que no oculten campos críticos en móvil</text:p>
        </text:list-item>
        <text:list-item>
          <text:p text:style-name="P61">Gestos: Swipe para fechas, pinch-to-zoom para imágenes</text:p>
        </text:list-item>
      </text:list>
      <text:p text:style-name="Standard"><text:span text:style-name="T9">Patrones Emergentes (Futuro de los Formularios)<text:line-break/></text:span>Tendencias innovadoras:</text:p>
      <text:list xml:id="list450267226" text:style-name="WWNum47">
        <text:list-item>
          <text:p text:style-name="P62"><text:soft-page-break/>Voz a Texto: Dictado con puntuación automática</text:p>
        </text:list-item>
        <text:list-item>
          <text:p text:style-name="P62">Reconocimiento de Imágenes: Extraer texto de fotos de documentos</text:p>
        </text:list-item>
        <text:list-item>
          <text:p text:style-name="P62">Autocompletado con IA: Sugerir respuestas basadas en contexto</text:p>
        </text:list-item>
        <text:list-item>
          <text:p text:style-name="P62">Validación Proactiva: Corregir errores antes de que ocurran</text:p>
        </text:list-item>
      </text:list>
      <text:p text:style-name="Heading_20_2"><text:bookmark text:name="_u2uq1sn5p6o"/>5.6 Arquitectura de Implementación (Detalles Técnicos)</text:p>
      <text:p text:style-name="Standard"><text:span text:style-name="T9">Gestión de Estado</text:span></text:p>
      <text:list xml:id="list3697225787" text:style-name="WWNum58">
        <text:list-item>
          <text:p text:style-name="P63">Modelo Unidireccional: Actualización centralizada del estado</text:p>
        </text:list-item>
        <text:list-item>
          <text:p text:style-name="P63">Validación en Capas: Del cliente al servidor</text:p>
        </text:list-item>
        <text:list-item>
          <text:p text:style-name="P63">Serialización: Para guardar estado localmente</text:p>
        </text:list-item>
        <text:list-item>
          <text:p text:style-name="P63">Dependencias entre Campos: Actualizaciones en cascada</text:p>
        </text:list-item>
      </text:list>
      <text:p text:style-name="Standard"><text:span text:style-name="T9">Rendimiento (Optimizaciones)<text:line-break/></text:span>Lazy Loading: Cargar componentes solo cuando son necesarios</text:p>
      <text:list xml:id="list3873234784" text:style-name="WWNum15">
        <text:list-item>
          <text:p text:style-name="P64">Memoización: Evitar rerenders innecesarios</text:p>
        </text:list-item>
        <text:list-item>
          <text:p text:style-name="P64">Web Workers: Procesamiento pesado en segundo plano</text:p>
        </text:list-item>
        <text:list-item>
          <text:p text:style-name="P64">Virtualización: Solo renderizar campos visibles en listas largas</text:p>
        </text:list-item>
      </text:list>
      <text:p text:style-name="Standard"><text:span text:style-name="T9">Accesibilidad Profunda</text:span><text:line-break/>Navegación por Teclado: Tabulación lógica entre campos</text:p>
      <text:list xml:id="list1382564570" text:style-name="WWNum59">
        <text:list-item>
          <text:p text:style-name="P65">Screen Readers: Textos descriptivos para acciones complejas</text:p>
        </text:list-item>
        <text:list-item>
          <text:p text:style-name="P65">Modo Alto Contraste: Diseños alternativos verificados</text:p>
        </text:list-item>
        <text:list-item>
          <text:p text:style-name="P65">Control por Voz: Soporte completo para comandos</text:p>
        </text:list-item>
      </text:list>
      <text:p text:style-name="P132"><text:bookmark text:name="_81d24foffkqy"/>6. Feedback y validación de formularios</text:p>
      <text:p text:style-name="Standard">Un sistema efectivo de feedback en formularios debe comunicar claramente el estado de cada campo y del formulario completo, guiando al usuario para corregir errores y confirmando acciones exitosas. A continuación, se detallan los componentes clave:</text:p>
      <text:p text:style-name="Standard"><text:span text:style-name="T9">6.1 Feedback Inline (Junto al Campo)</text:span></text:p>
      <text:p text:style-name="Standard"><text:soft-page-break/><text:span text:style-name="T9">Propósito</text:span>: Proporcionar retroalimentación inmediata y contextual mientras el usuario interactúa con el campo.</text:p>
      <text:p text:style-name="Standard"><text:span text:style-name="T9">Implementación</text:span>:</text:p>
      <text:list xml:id="list1849582784" text:style-name="WWNum57">
        <text:list-item>
          <text:p text:style-name="P66">Ubicación: Mensajes posicionados debajo o al lado del campo afectado.</text:p>
        </text:list-item>
        <text:list-item>
          <text:p text:style-name="P66">Contenido:</text:p>
          <text:list>
            <text:list-item>
              <text:p text:style-name="P105">Errores: Texto específico (ej: "El email debe contener '@'" en lugar de "Campo inválido").</text:p>
            </text:list-item>
            <text:list-item>
              <text:p text:style-name="P105">Éxito: Confirmación sutil (ej: "✔ Formato válido") para campos complejos (contraseñas).</text:p>
            </text:list-item>
          </text:list>
        </text:list-item>
        <text:list-item>
          <text:p text:style-name="P66">Diseño:</text:p>
          <text:list>
            <text:list-item>
              <text:p text:style-name="P105">Color: Rojo (#FF0000 o #DC3545) para errores, verde (#28A745) para éxito.</text:p>
            </text:list-item>
            <text:list-item>
              <text:p text:style-name="P105">Jerarquía Visual: Tamaño de fuente ligeramente menor que el label, con icono asociado (❌/✅).</text:p>
            </text:list-item>
          </text:list>
        </text:list-item>
        <text:list-item>
          <text:p text:style-name="P66">Momento de Activación:</text:p>
          <text:list>
            <text:list-item>
              <text:p text:style-name="P105">Durante la escritura: Para validaciones simples (longitud, formato).</text:p>
            </text:list-item>
            <text:list-item>
              <text:p text:style-name="P105">Al perder foco (blur): Para validaciones complejas (disponibilidad de usuario).</text:p>
            </text:list-item>
          </text:list>
        </text:list-item>
      </text:list>
      <text:p text:style-name="Standard"><text:span text:style-name="T9">Ejemplo Visual:</text:span></text:p>
      <text:p text:style-name="Standard">[Email: user@example.com <text:s text:c="3"/>✅ Válido] <text:s/></text:p>
      <text:p text:style-name="Standard">[Teléfono: 123 <text:s text:c="3"/>❌ Debe tener 9 dígitos] </text:p>
      <text:p text:style-name="Standard"><text:span text:style-name="T9">6.2 Feedback Global (Al Final del Formulario)</text:span></text:p>
      <text:p text:style-name="Standard"><text:span text:style-name="T9">Propósito</text:span>: Resumir problemas pendientes antes del envío o confirmar éxito tras la acción.</text:p>
      <text:p text:style-name="Standard"><text:span text:style-name="T9">Implementación:</text:span></text:p>
      <text:list xml:id="list3282913244" text:style-name="WWNum63">
        <text:list-item>
          <text:p text:style-name="P67">Ubicación: Encima del botón de envío o en zona destacada.</text:p>
        </text:list-item>
        <text:list-item>
          <text:p text:style-name="P67">Contenido:</text:p>
          <text:list>
            <text:list-item>
              <text:p text:style-name="P106">Errores: Lista concisa con enlaces a campos problemáticos (ej: "• Error en Email (ir al campo)").</text:p>
            </text:list-item>
            <text:list-item>
              <text:p text:style-name="P106"><text:soft-page-break/>Éxito: Mensaje de confirmación + siguientes pasos (ej: "✔ Registro exitoso. Revise su email").</text:p>
            </text:list-item>
          </text:list>
        </text:list-item>
        <text:list-item>
          <text:p text:style-name="P67">Diseño:</text:p>
          <text:list>
            <text:list-item>
              <text:p text:style-name="P106">Color: Rojo para errores, verde para éxito, amarillo (#FFC107) para advertencias.</text:p>
            </text:list-item>
            <text:list-item>
              <text:p text:style-name="P106">Componentes:</text:p>
              <text:list>
                <text:list-item>
                  <text:p text:style-name="P127">Alertas con iconos (⚠️ para advertencias).</text:p>
                </text:list-item>
                <text:list-item>
                  <text:p text:style-name="P127">Botones de acción ("Corregir campos", "Volver al inicio").</text:p>
                </text:list-item>
              </text:list>
            </text:list-item>
          </text:list>
        </text:list-item>
      </text:list>
      <text:p text:style-name="Standard"><text:span text:style-name="T9">Ejemplo Visual:</text:span></text:p>
      <text:p text:style-name="Standard">⚠️ Hay 3 errores en el formulario: <text:s/></text:p>
      <text:p text:style-name="Standard">1. Email inválido <text:s/></text:p>
      <text:p text:style-name="Standard">2. Contraseña muy corta <text:s/></text:p>
      <text:p text:style-name="Standard">3. Fecha requerida <text:s/></text:p>
      <text:p text:style-name="Standard">[Corregir Campos] </text:p>
      <text:p text:style-name="Standard"/>
      <text:p text:style-name="Standard"><text:span text:style-name="T9">6.3 Iconografía (✅ ✔️ ❌)</text:span></text:p>
      <text:p text:style-name="Standard"><text:span text:style-name="T9">Propósito: </text:span>Reforzar visualmente el estado del campo sin depender solo del color (importante para daltonismo).</text:p>
      <text:p text:style-name="Standard"><text:span text:style-name="T9">Buenas Prácticas:</text:span></text:p>
      <text:list xml:id="list2971938511" text:style-name="WWNum43">
        <text:list-item>
          <text:p text:style-name="P68">Iconos Universales:</text:p>
          <text:list>
            <text:list-item>
              <text:p text:style-name="P107">✅/✔️: Validación exitosa.</text:p>
            </text:list-item>
            <text:list-item>
              <text:p text:style-name="P107">❌/⚠️: Error o advertencia.</text:p>
            </text:list-item>
            <text:list-item>
              <text:p text:style-name="P107">🔍: Campo con búsqueda en progreso.</text:p>
            </text:list-item>
          </text:list>
        </text:list-item>
        <text:list-item>
          <text:p text:style-name="P68">Ubicación:</text:p>
          <text:list>
            <text:list-item>
              <text:p text:style-name="P107"><text:soft-page-break/>Al final del campo (derecha) o integrado en el borde.</text:p>
            </text:list-item>
          </text:list>
        </text:list-item>
        <text:list-item>
          <text:p text:style-name="P68">Accesibilidad:</text:p>
          <text:list>
            <text:list-item>
              <text:p text:style-name="P107">Texto alternativo (aria-label) para screen readers (ej: "Error: email inválido").</text:p>
            </text:list-item>
          </text:list>
        </text:list-item>
      </text:list>
      <text:p text:style-name="Standard"><text:span text:style-name="T9">6.4 Color y Texto (Rojo/Verde + Mensajes Claros)</text:span></text:p>
      <text:p text:style-name="Standard"><text:span text:style-name="T9">Propuesta de guía de Color:</text:span></text:p>
      <text:list xml:id="list2507454079" text:style-name="WWNum12">
        <text:list-item>
          <text:p text:style-name="P69">Errores:</text:p>
          <text:list>
            <text:list-item>
              <text:p text:style-name="P108">Rojo (#DC3545) para texto/borde.</text:p>
            </text:list-item>
            <text:list-item>
              <text:p text:style-name="P108">Fondo claro (#FFEBEE) para destacar el campo.</text:p>
            </text:list-item>
          </text:list>
        </text:list-item>
        <text:list-item>
          <text:p text:style-name="P69">Éxito:</text:p>
          <text:list>
            <text:list-item>
              <text:p text:style-name="P108">Verde (#28A745) + fondo (#E8F5E9).</text:p>
            </text:list-item>
          </text:list>
        </text:list-item>
        <text:list-item>
          <text:p text:style-name="P69">Advertencias:</text:p>
          <text:list>
            <text:list-item>
              <text:p text:style-name="P108">Amarillo (#FFC107) o naranja (#FD7E14).</text:p>
            </text:list-item>
          </text:list>
        </text:list-item>
      </text:list>
      <text:p text:style-name="Standard"><text:span text:style-name="T9">Buenas prácticas de mensajes:</text:span></text:p>
      <text:list xml:id="list2746968217" text:style-name="WWNum33">
        <text:list-item>
          <text:p text:style-name="P70">Evitar jerga técnica:</text:p>
          <text:list>
            <text:list-item>
              <text:p text:style-name="P109">❌ "Error 400: Invalid payload" → ✔️ "Complete todos los campos requeridos".</text:p>
            </text:list-item>
          </text:list>
        </text:list-item>
        <text:list-item>
          <text:p text:style-name="P70">Sugerir soluciones:</text:p>
          <text:list>
            <text:list-item>
              <text:p text:style-name="P109">"La contraseña necesita 8+ caracteres, incluyendo un número".</text:p>
            </text:list-item>
          </text:list>
        </text:list-item>
        <text:list-item>
          <text:p text:style-name="P70">Jerarquía:</text:p>
          <text:list>
            <text:list-item>
              <text:p text:style-name="P109">Mensaje principal en negrita, detalles en texto normal.</text:p>
            </text:list-item>
          </text:list>
        </text:list-item>
      </text:list>
      <text:p text:style-name="Standard"/>
      <text:p text:style-name="Standard"><text:span text:style-name="T9">6.5 Validación en Tiempo Real vs. Post-Envío</text:span></text:p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office:value-type="string">
            <text:p text:style-name="P25"><text:span text:style-name="T9">Tipo</text:span></text:p>
          </table:table-cell>
          <table:table-cell table:style-name="Table3.B1" office:value-type="string">
            <text:p text:style-name="P25"><text:span text:style-name="T9">Cuándo Usar</text:span></text:p>
          </table:table-cell>
          <table:table-cell table:style-name="Table3.B1" office:value-type="string">
            <text:p text:style-name="P25"><text:span text:style-name="T9">Ejemplo</text:span></text:p>
          </table:table-cell>
        </table:table-row>
        <table:table-row table:style-name="Table3.2">
          <table:table-cell table:style-name="Table3.A1" office:value-type="string">
            <text:p text:style-name="P25">Durante Escritura</text:p>
          </table:table-cell>
          <table:table-cell table:style-name="Table3.B1" office:value-type="string">
            <text:p text:style-name="P25">Validaciones simples (longitud)</text:p>
          </table:table-cell>
          <table:table-cell table:style-name="Table3.B1" office:value-type="string">
            <text:p text:style-name="P25">Contador de caracteres restantes</text:p>
          </table:table-cell>
        </table:table-row>
        <table:table-row table:style-name="Table3.2">
          <table:table-cell table:style-name="Table3.A1" office:value-type="string">
            <text:p text:style-name="P25">Al Perder Foco</text:p>
          </table:table-cell>
          <table:table-cell table:style-name="Table3.B1" office:value-type="string">
            <text:p text:style-name="P25">Validaciones complejas (formato)</text:p>
          </table:table-cell>
          <table:table-cell table:style-name="Table3.B1" office:value-type="string">
            <text:p text:style-name="P25">Verificar formato de email</text:p>
          </table:table-cell>
        </table:table-row>
        <table:table-row table:style-name="Table3.2">
          <table:table-cell table:style-name="Table3.A1" office:value-type="string">
            <text:p text:style-name="P25">Al Enviar</text:p>
          </table:table-cell>
          <table:table-cell table:style-name="Table3.B1" office:value-type="string">
            <text:p text:style-name="P25">Validaciones de servidor</text:p>
          </table:table-cell>
          <table:table-cell table:style-name="Table3.B1" office:value-type="string">
            <text:p text:style-name="P25">"Usuario ya registrado"</text:p>
          </table:table-cell>
        </table:table-row>
      </table:table>
      <text:p text:style-name="Standard"/>
      <text:p text:style-name="Standard"><text:span text:style-name="T9">6.6 Ejemplo de Flujo Completo</text:span></text:p>
      <text:list xml:id="list375372590" text:style-name="WWNum51">
        <text:list-item>
          <text:p text:style-name="P71">Usuario escribe email incorrecto:</text:p>
          <text:list>
            <text:list-item>
              <text:p text:style-name="P110">Al perder foco: Borde rojo + ❌ + mensaje "Email inválido".</text:p>
            </text:list-item>
          </text:list>
        </text:list-item>
        <text:list-item>
          <text:p text:style-name="P71">Corrige el campo:</text:p>
          <text:list>
            <text:list-item>
              <text:p text:style-name="P110">Borde verde + ✅ + mensaje "Formato válido".</text:p>
            </text:list-item>
          </text:list>
        </text:list-item>
        <text:list-item>
          <text:p text:style-name="P71">Envía el formulario con errores:</text:p>
          <text:list>
            <text:list-item>
              <text:p text:style-name="P110">Resumen global: "Hay 2 campos sin completar".</text:p>
            </text:list-item>
          </text:list>
        </text:list-item>
        <text:list-item>
          <text:p text:style-name="P71">Éxito:</text:p>
          <text:list>
            <text:list-item>
              <text:p text:style-name="P110">Mensaje verde: "¡Registro exitoso! Revise su email para activar la cuenta".</text:p>
            </text:list-item>
          </text:list>
        </text:list-item>
      </text:list>
      <text:p text:style-name="Standard"><text:span text:style-name="T9">Conclusión:<text:line-break/></text:span>Un sistema de feedback efectivo combina:</text:p>
      <text:list xml:id="list978950695" text:style-name="WWNum18">
        <text:list-item>
          <text:p text:style-name="P72">Ubicación estratégica (inline + global).</text:p>
        </text:list-item>
        <text:list-item>
          <text:p text:style-name="P72">Señales visuales claras (color + iconos).</text:p>
        </text:list-item>
        <text:list-item>
          <text:p text:style-name="P72">Mensajes accionables que guíen al usuario.</text:p>
        </text:list-item>
        <text:list-item>
          <text:p text:style-name="P72">Timing adecuado para no interrumpir el flujo.</text:p>
        </text:list-item>
      </text:list>
      <text:p text:style-name="Standard">Esto reduce frustraciones, mejora la tasa de conversión y asegura datos limpios.</text:p>
      <text:p text:style-name="Heading_20_1"><text:bookmark text:name="_6o794pij2quk"/>7. Microinteracciones relevantes</text:p>
      <text:p text:style-name="Standard">Las microinteracciones son pequeños detalles de diseño que mejoran significativamente la experiencia del usuario al proporcionar retroalimentación inmediata, guiar acciones y crear una sensación de fluidez. En formularios, son cruciales para reducir la incertidumbre y hacer que la interacción sea más intuitiva.</text:p>
      <text:p text:style-name="Standard"><text:span text:style-name="T9">7.1 Botón que Cambia a "Enviando…"</text:span></text:p>
      <text:p text:style-name="Standard"><text:span text:style-name="T9">Propósito</text:span>: Comunicar claramente al usuario que su acción ha sido registrada y que el sistema está procesando la solicitud, evitando múltiples clics y ansiedad.</text:p>
      <text:p text:style-name="Standard"><text:soft-page-break/><text:span text:style-name="T9">Implementación Detallada:</text:span></text:p>
      <text:list xml:id="list2132791485" text:style-name="WWNum38">
        <text:list-item>
          <text:p text:style-name="P73">Estados del Botón:</text:p>
          <text:list>
            <text:list-item>
              <text:p text:style-name="P111">Normal: Color primario, texto "Enviar"</text:p>
            </text:list-item>
            <text:list-item>
              <text:p text:style-name="P111">Hover/Focus: Ligero cambio de tonalidad o sombra</text:p>
            </text:list-item>
            <text:list-item>
              <text:p text:style-name="P111">Active (clic): Efecto de profundidad (ej: sombra interna)</text:p>
            </text:list-item>
            <text:list-item>
              <text:p text:style-name="P111">Loading:</text:p>
              <text:list>
                <text:list-item>
                  <text:p text:style-name="P128">Texto cambia a "Enviando…"</text:p>
                </text:list-item>
                <text:list-item>
                  <text:p text:style-name="P128">Color desaturado (ej: de azul #2563EB a gris azulado #94A3B8)</text:p>
                </text:list-item>
                <text:list-item>
                  <text:p text:style-name="P128">Spinner o barra de progreso integrada</text:p>
                </text:list-item>
              </text:list>
            </text:list-item>
            <text:list-item>
              <text:p text:style-name="P111">Éxito:</text:p>
              <text:list>
                <text:list-item>
                  <text:p text:style-name="P128">Icono de check (✓) + "¡Enviado!"</text:p>
                </text:list-item>
                <text:list-item>
                  <text:p text:style-name="P128">Color verde (#22C55E)</text:p>
                </text:list-item>
              </text:list>
            </text:list-item>
            <text:list-item>
              <text:p text:style-name="P111">Error:</text:p>
              <text:list>
                <text:list-item>
                  <text:p text:style-name="P128">Icono de cruz (✗) + "Reintentar"</text:p>
                </text:list-item>
                <text:list-item>
                  <text:p text:style-name="P128">Color rojo (#EF4444)</text:p>
                </text:list-item>
              </text:list>
            </text:list-item>
          </text:list>
        </text:list-item>
        <text:list-item>
          <text:p text:style-name="P73">Animaciones:</text:p>
          <text:list>
            <text:list-item>
              <text:p text:style-name="P111">Transición suave entre estados (duración: 300-500ms)</text:p>
            </text:list-item>
            <text:list-item>
              <text:p text:style-name="P111">Spinner: Rotación continua (CSS @keyframes o Lottie)</text:p>
            </text:list-item>
            <text:list-item>
              <text:p text:style-name="P111">Feedback táctil en móviles (vibración sutil al completar)</text:p>
            </text:list-item>
          </text:list>
        </text:list-item>
      </text:list>
      <text:p text:style-name="Standard"/>
      <text:p text:style-name="Standard"><text:span text:style-name="T9">7.2 Mensajes de Error Animados</text:span></text:p>
      <text:p text:style-name="Standard"><text:soft-page-break/><text:span text:style-name="T9">Propósito:</text:span> Llamar la atención sobre problemas sin resultar intrusivos, facilitando la corrección.</text:p>
      <text:p text:style-name="Standard"><text:span text:style-name="T9">Técnicas Avanzadas:</text:span></text:p>
      <text:list xml:id="list421100763" text:style-name="WWNum25">
        <text:list-item>
          <text:p text:style-name="P74">Tipos de Animación:</text:p>
          <text:list>
            <text:list-item>
              <text:p text:style-name="P112">Entrada:</text:p>
              <text:list>
                <text:list-item>
                  <text:p text:style-name="P129">Deslizamiento desde arriba (transform: translateY(-10px))</text:p>
                </text:list-item>
                <text:list-item>
                  <text:p text:style-name="P129">Efecto "fade-in" (opacity: 0 → 1)</text:p>
                </text:list-item>
              </text:list>
            </text:list-item>
            <text:list-item>
              <text:p text:style-name="P112">Salida: Encogimiento (scale(0.95)) al corregirse</text:p>
            </text:list-item>
            <text:list-item>
              <text:p text:style-name="P112">Destello: Borde del campo parpadea en rojo 2-3 veces</text:p>
            </text:list-item>
          </text:list>
        </text:list-item>
        <text:list-item>
          <text:p text:style-name="P74">Jerarquía Visual:</text:p>
          <text:list>
            <text:list-item>
              <text:p text:style-name="P112">Error leve: Sacudida horizontal suave (shake de 5px)</text:p>
            </text:list-item>
            <text:list-item>
              <text:p text:style-name="P112">Error crítico: Vibración más intensa + icono de alerta parpadeante</text:p>
            </text:list-item>
          </text:list>
        </text:list-item>
        <text:list-item>
          <text:p text:style-name="P74">Integración con Contenido:</text:p>
          <text:list>
            <text:list-item>
              <text:p text:style-name="P112">Mensajes emergentes cerca del campo con forma de "burbuja"</text:p>
            </text:list-item>
            <text:list-item>
              <text:p text:style-name="P112">Línea de tiempo:</text:p>
              <text:list>
                <text:list-item>
                  <text:p text:style-name="P129">Icono ❌ aparece instantáneamente</text:p>
                </text:list-item>
                <text:list-item>
                  <text:p text:style-name="P129">Texto se desliza 0.5s después</text:p>
                </text:list-item>
                <text:list-item>
                  <text:p text:style-name="P129">Borde del campo se colorea progresivamente</text:p>
                </text:list-item>
              </text:list>
            </text:list-item>
          </text:list>
        </text:list-item>
      </text:list>
      <text:p text:style-name="Standard"/>
      <text:p text:style-name="Standard"><text:span text:style-name="T9">7.3 Progreso de Pasos en Formularios Múltiples</text:span></text:p>
      <text:p text:style-name="Standard"><text:span text:style-name="T9">Propósito</text:span>: Reducir la carga cognitiva mostrando avance claro y permitiendo navegación no lineal.</text:p>
      <text:p text:style-name="Standard"><text:span text:style-name="T9">Diseño Efectivo:</text:span></text:p>
      <text:list xml:id="list1223416728" text:style-name="WWNum30">
        <text:list-item>
          <text:p text:style-name="P75"><text:soft-page-break/>Componentes Clave:</text:p>
          <text:list>
            <text:list-item>
              <text:p text:style-name="P113">Barra de Progreso:</text:p>
              <text:list>
                <text:list-item>
                  <text:p text:style-name="P130">Lineal (horizontal) o por pasos (circulares numerados)</text:p>
                </text:list-item>
                <text:list-item>
                  <text:p text:style-name="P130">Porcentaje actualizado dinámicamente (ej: "Paso 2 de 5")</text:p>
                </text:list-item>
              </text:list>
            </text:list-item>
            <text:list-item>
              <text:p text:style-name="P113">Feedback Visual:</text:p>
              <text:list>
                <text:list-item>
                  <text:p text:style-name="P130">Pasos completados: Color sólido + icono ✓</text:p>
                </text:list-item>
                <text:list-item>
                  <text:p text:style-name="P130">Paso actual: Color brillante + borde resaltado</text:p>
                </text:list-item>
                <text:list-item>
                  <text:p text:style-name="P130">Pasos futuros: Color desaturado</text:p>
                </text:list-item>
              </text:list>
            </text:list-item>
          </text:list>
        </text:list-item>
        <text:list-item>
          <text:p text:style-name="P75">Microinteracciones:</text:p>
          <text:list>
            <text:list-item>
              <text:p text:style-name="P113">Transición entre pasos:</text:p>
              <text:list>
                <text:list-item>
                  <text:p text:style-name="P130">Formulario actual se desliza hacia la izquierda</text:p>
                </text:list-item>
                <text:list-item>
                  <text:p text:style-name="P130">Nuevo paso entra desde la derecha</text:p>
                </text:list-item>
              </text:list>
            </text:list-item>
            <text:list-item>
              <text:p text:style-name="P113">Guardado automático:</text:p>
              <text:list>
                <text:list-item>
                  <text:p text:style-name="P130">Icono de disco parpadea al guardar datos parciales</text:p>
                </text:list-item>
              </text:list>
            </text:list-item>
            <text:list-item>
              <text:p text:style-name="P113">Bloqueo inteligente:</text:p>
              <text:list>
                <text:list-item>
                  <text:p text:style-name="P130">Pasos no disponibles se "agitan" al intentar saltarlos</text:p>
                </text:list-item>
              </text:list>
            </text:list-item>
          </text:list>
        </text:list-item>
      </text:list>
      <text:p text:style-name="Standard"><text:span text:style-name="T9">7.4 Otras Microinteracciones Clave</text:span></text:p>
      <text:list xml:id="list430607556" text:style-name="WWNum41">
        <text:list-item>
          <text:p text:style-name="P76">Carga de Campos Dependientes:</text:p>
          <text:list>
            <text:list-item>
              <text:p text:style-name="P114">Esqueleto ("skeleton") mientras se cargan opciones (ej: países)</text:p>
            </text:list-item>
            <text:list-item>
              <text:p text:style-name="P114">Transición suave al mostrar datos</text:p>
            </text:list-item>
          </text:list>
        </text:list-item>
        <text:list-item>
          <text:p text:style-name="P76">Confirmación de Acciones Destructivas:</text:p>
          <text:list>
            <text:list-item>
              <text:p text:style-name="P114"><text:soft-page-break/>Botón "Eliminar" se expande para mostrar confirmación</text:p>
            </text:list-item>
            <text:list-item>
              <text:p text:style-name="P114">Animación de desvanecimiento al borrar un elemento</text:p>
            </text:list-item>
          </text:list>
        </text:list-item>
        <text:list-item>
          <text:p text:style-name="P76">Autocompletado:</text:p>
          <text:list>
            <text:list-item>
              <text:p text:style-name="P114">Lista de sugerencias que aparece con efecto "zoom-in"</text:p>
            </text:list-item>
            <text:list-item>
              <text:p text:style-name="P114">Ítems seleccionados tienen efecto de "rebote"</text:p>
            </text:list-item>
          </text:list>
        </text:list-item>
      </text:list>
      <text:p text:style-name="Standard"><text:span text:style-name="T9">Conclusión:<text:line-break/></text:span>Las microinteracciones bien diseñadas logran que los formularios:<text:line-break/>✅ Reduzcan la percepción de tiempo de espera (ej: animaciones durante carga)<text:line-break/>✅ Guién al usuario sin necesidad de instrucciones textuales<text:line-break/>✅ Refuercen la marca mediante movimientos distintivos<text:line-break/>✅ Prevengan errores con feedback inmediato</text:p>
      <text:p text:style-name="Heading_20_1"><text:bookmark text:name="_4epjbdmrryni"/>8. Diseño mobile-first</text:p>
      <text:p text:style-name="Standard">El enfoque mobile-first prioriza la experiencia en dispositivos móviles, donde las limitaciones de espacio y los controles táctiles exigen soluciones específicas. Estos principios luego se escalan a versiones desktop, no al revés.</text:p>
      <text:p text:style-name="Standard"><text:span text:style-name="T9">8.1 Formularios de una Sola Columna</text:span></text:p>
      <text:p text:style-name="Standard"><text:span text:style-name="T9">¿Por qué?</text:span></text:p>
      <text:list xml:id="list3115659067" text:style-name="WWNum6">
        <text:list-item>
          <text:p text:style-name="P77">Pantallas estrechas: Evita scroll horizontal y mejora legibilidad.</text:p>
        </text:list-item>
        <text:list-item>
          <text:p text:style-name="P77">Flujo lineal: Guía al usuario paso a paso sin distracciones.</text:p>
        </text:list-item>
      </text:list>
      <text:p text:style-name="Standard"><text:span text:style-name="T9">Implementación</text:span>:</text:p>
      <text:list xml:id="list472414681" text:style-name="WWNum45">
        <text:list-item>
          <text:p text:style-name="P78">Estructura Vertical:</text:p>
          <text:list>
            <text:list-item>
              <text:p text:style-name="P115">Todos los campos/apartados apilados verticalmente (flex-direction: column).</text:p>
            </text:list-item>
            <text:list-item>
              <text:p text:style-name="P115">Espaciado generoso entre campos (mínimo 24px en móvil).</text:p>
            </text:list-item>
          </text:list>
        </text:list-item>
        <text:list-item>
          <text:p text:style-name="P78">Jerarquía Visual:</text:p>
          <text:list>
            <text:list-item>
              <text:p text:style-name="P115">Labels arriba de cada campo (no al costado).</text:p>
            </text:list-item>
            <text:list-item>
              <text:p text:style-name="P115">Grupos lógicos con separadores visuales (ej: &lt;fieldset&gt; con margen superior de 32px).</text:p>
            </text:list-item>
          </text:list>
        </text:list-item>
        <text:list-item>
          <text:p text:style-name="P78">Escalado a Desktop:</text:p>
          <text:list>
            <text:list-item>
              <text:p text:style-name="P115">En pantallas &gt;768px, mantener una columna o dividir en 2 solo si:</text:p>
              <text:list>
                <text:list-item>
                  <text:p text:style-name="P131"><text:soft-page-break/>Los campos son cortos (ej: nombre + apellido).</text:p>
                </text:list-item>
                <text:list-item>
                  <text:p text:style-name="P131">Hay espacio suficiente (&gt;40px entre columnas).</text:p>
                </text:list-item>
              </text:list>
            </text:list-item>
          </text:list>
        </text:list-item>
      </text:list>
      <text:p text:style-name="Standard"><text:span text:style-name="T9">Ejemplo Visual:</text:span></text:p>
      <text:p text:style-name="Standard">[Nombre] <text:s/></text:p>
      <text:p text:style-name="Standard">[Apellido] <text:s/></text:p>
      <text:p text:style-name="Standard">[Email] <text:s/></text:p>
      <text:p text:style-name="Standard">[Teléfono] </text:p>
      <text:p text:style-name="Standard">*(En desktop podría convertirse en 2 columnas para nombre+apellido y email+teléfono).*</text:p>
      <text:p text:style-name="P1"/>
      <text:p text:style-name="Standard"><text:span text:style-name="T9">8.2 Campos grandes y fáciles de tocar</text:span></text:p>
      <text:p text:style-name="Standard"><text:span text:style-name="T9">Estándares de tamaño:</text:span></text:p>
      <text:list xml:id="list2389009382" text:style-name="WWNum21">
        <text:list-item>
          <text:p text:style-name="P79">Altura Mínima: 48px para inputs, 56px para botones (Apple HIG).</text:p>
        </text:list-item>
        <text:list-item>
          <text:p text:style-name="P79">Área Táctil: Mínimo 48x48px (WCAG).</text:p>
        </text:list-item>
      </text:list>
      <text:p text:style-name="Standard"><text:span text:style-name="T9">Técnicas clave:</text:span></text:p>
      <text:list xml:id="list3724751184" text:style-name="WWNum9">
        <text:list-item>
          <text:p text:style-name="P80">Controles Táctiles Optimizados:</text:p>
          <text:list>
            <text:list-item>
              <text:p text:style-name="P116">Padding interno generoso (padding: 16px).</text:p>
            </text:list-item>
            <text:list-item>
              <text:p text:style-name="P116">Bordes redondeados (border-radius: 8-12px) para mejor percepción de clic.</text:p>
            </text:list-item>
          </text:list>
        </text:list-item>
        <text:list-item>
          <text:p text:style-name="P80">Diseño Adaptativo:</text:p>
          <text:list>
            <text:list-item>
              <text:p text:style-name="P116">En móviles: Campos al 100% del ancho disponible.</text:p>
            </text:list-item>
            <text:list-item>
              <text:p text:style-name="P116">En tablets/desktop: Ancho máximo de 400-500px por campo.</text:p>
            </text:list-item>
          </text:list>
        </text:list-item>
        <text:list-item>
          <text:p text:style-name="P80">Feedback Visual:</text:p>
          <text:list>
            <text:list-item>
              <text:p text:style-name="P116"><text:soft-page-break/>Efecto :active con cambio de opacidad o sombra.</text:p>
            </text:list-item>
            <text:list-item>
              <text:p text:style-name="P116">Resaltar borde al enfocar (border-color: brand-primary).</text:p>
            </text:list-item>
          </text:list>
        </text:list-item>
      </text:list>
      <text:p text:style-name="P1"/>
      <text:p text:style-name="Standard"><text:span text:style-name="T9">8.3 Inputs Adaptados al Tipo de Dato</text:span></text:p>
      <text:p text:style-name="Standard">Optimización por Tipo: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5"><text:span text:style-name="T9">Tipo de Input</text:span></text:p>
          </table:table-cell>
          <table:table-cell table:style-name="Table4.B1" office:value-type="string">
            <text:p text:style-name="P25"><text:span text:style-name="T9">Mobile Optimization</text:span></text:p>
          </table:table-cell>
          <table:table-cell table:style-name="Table4.B1" office:value-type="string">
            <text:p text:style-name="P25"><text:span text:style-name="T9">Ejemplo</text:span></text:p>
          </table:table-cell>
        </table:table-row>
        <table:table-row table:style-name="Table4.2">
          <table:table-cell table:style-name="Table4.A1" office:value-type="string">
            <text:p text:style-name="P25">type="email"</text:p>
          </table:table-cell>
          <table:table-cell table:style-name="Table4.B1" office:value-type="string">
            <text:p text:style-name="P25">Teclado con @ y .com visible</text:p>
          </table:table-cell>
          <table:table-cell table:style-name="Table4.B1" office:value-type="string">
            <text:p text:style-name="P25">user@example.com</text:p>
          </table:table-cell>
        </table:table-row>
        <table:table-row table:style-name="Table4.2">
          <table:table-cell table:style-name="Table4.A1" office:value-type="string">
            <text:p text:style-name="P25">type="tel"</text:p>
          </table:table-cell>
          <table:table-cell table:style-name="Table4.B1" office:value-type="string">
            <text:p text:style-name="P25">Teclado numérico</text:p>
          </table:table-cell>
          <table:table-cell table:style-name="Table4.B1" office:value-type="string">
            <text:p text:style-name="P25">+34 600 123 456</text:p>
          </table:table-cell>
        </table:table-row>
        <table:table-row table:style-name="Table4.2">
          <table:table-cell table:style-name="Table4.A1" office:value-type="string">
            <text:p text:style-name="P25">type="number"</text:p>
          </table:table-cell>
          <table:table-cell table:style-name="Table4.B1" office:value-type="string">
            <text:p text:style-name="P25">Selector de rueda (spinner) en iOS/Android</text:p>
          </table:table-cell>
          <table:table-cell table:style-name="Table4.B1" office:value-type="string">
            <text:p text:style-name="P25">1 ▲▼</text:p>
          </table:table-cell>
        </table:table-row>
        <table:table-row table:style-name="Table4.2">
          <table:table-cell table:style-name="Table4.A1" office:value-type="string">
            <text:p text:style-name="P25">type="date"</text:p>
          </table:table-cell>
          <table:table-cell table:style-name="Table4.B1" office:value-type="string">
            <text:p text:style-name="P25">Selector nativo de fecha</text:p>
          </table:table-cell>
          <table:table-cell table:style-name="Table4.B1" office:value-type="string">
            <text:p text:style-name="P25">📅 15/05/2023</text:p>
          </table:table-cell>
        </table:table-row>
        <table:table-row table:style-name="Table4.2">
          <table:table-cell table:style-name="Table4.A1" office:value-type="string">
            <text:p text:style-name="P25">type="search"</text:p>
          </table:table-cell>
          <table:table-cell table:style-name="Table4.B1" office:value-type="string">
            <text:p text:style-name="P25">Botón "Buscar" en teclado virtual</text:p>
          </table:table-cell>
          <table:table-cell table:style-name="Table4.B1" office:value-type="string">
            <text:p text:style-name="P25">🔍 Productos...</text:p>
          </table:table-cell>
        </table:table-row>
      </table:table>
      <text:p text:style-name="Standard"><text:span text:style-name="T9">Implementación Avanzada:</text:span></text:p>
      <text:list xml:id="list1446867036" text:style-name="WWNum35">
        <text:list-item>
          <text:p text:style-name="P81">Máscaras de Entrada (Input Masks):</text:p>
          <text:list>
            <text:list-item>
              <text:p text:style-name="P117">Teléfonos: Autoformato (+34 600 123 456).</text:p>
            </text:list-item>
            <text:list-item>
              <text:p text:style-name="P117">Tarjetas: Separación de grupos de números (4242 4242 4242 4242).</text:p>
            </text:list-item>
          </text:list>
        </text:list-item>
        <text:list-item>
          <text:p text:style-name="P81">Validación Contextual:</text:p>
          <text:list>
            <text:list-item>
              <text:p text:style-name="P117">Email: Verificar dominio válido al perder foco.</text:p>
            </text:list-item>
            <text:list-item>
              <text:p text:style-name="P117">Contraseñas: Mostrar requisitos mientras se escribe.</text:p>
            </text:list-item>
          </text:list>
        </text:list-item>
        <text:list-item>
          <text:p text:style-name="P81">Componentes Especializados:</text:p>
          <text:list>
            <text:list-item>
              <text:p text:style-name="P117">Cámaras: input[type="file"] con accept="image/*" para subir fotos.</text:p>
            </text:list-item>
            <text:list-item>
              <text:p text:style-name="P117">GPS: Integración con API de geolocalización.</text:p>
            </text:list-item>
          </text:list>
        </text:list-item>
      </text:list>
      <text:p text:style-name="Standard"><text:soft-page-break/><text:span text:style-name="T9">8.4 Consideraciones Adicionales para Mobile-First</text:span></text:p>
      <text:p text:style-name="Standard">1. Teclados Virtuales:</text:p>
      <text:list xml:id="list3340345947" text:style-name="WWNum19">
        <text:list-item>
          <text:p text:style-name="P82">Evitar zoom automático: meta viewport con maximum-scale=1.</text:p>
        </text:list-item>
        <text:list-item>
          <text:p text:style-name="P82">Posicionamiento inteligente: Scroll automático para que el campo no quede oculto.</text:p>
        </text:list-item>
      </text:list>
      <text:p text:style-name="Standard">2. Rendimiento:</text:p>
      <text:list xml:id="list385485338" text:style-name="WWNum27">
        <text:list-item>
          <text:p text:style-name="P83">Lazy Loading: Cargar selectores complejos (ej: países) solo al interactuar.</text:p>
        </text:list-item>
        <text:list-item>
          <text:p text:style-name="P83">Debounce: En búsquedas para evitar múltiples llamadas API.</text:p>
        </text:list-item>
      </text:list>
      <text:p text:style-name="Standard">3. Accesibilidad en Touch:</text:p>
      <text:list xml:id="list3510522168" text:style-name="WWNum55">
        <text:list-item>
          <text:p text:style-name="P84">Targets separados: Mínimo 8px entre campos interactivos.</text:p>
        </text:list-item>
        <text:list-item>
          <text:p text:style-name="P84">Evitar hover: Reemplazar por :active o gestos táctiles.</text:p>
        </text:list-item>
      </text:list>
      <text:p text:style-name="Standard"><text:span text:style-name="T9">Conclusión: </text:span></text:p>
      <text:p text:style-name="Standard">Un formulario mobile-first efectivo combina:</text:p>
      <text:list xml:id="list2638642774" text:style-name="WWNum4">
        <text:list-item>
          <text:p text:style-name="P85">Flujo lineal (1 columna) para reducir carga cognitiva.</text:p>
        </text:list-item>
        <text:list-item>
          <text:p text:style-name="P85">Controles táctiles de tamaño generoso.</text:p>
        </text:list-item>
        <text:list-item>
          <text:p text:style-name="P85">Inputs inteligentes que aprovechan funcionalidades nativas.</text:p>
        </text:list-item>
      </text:list>
      <text:p text:style-name="Standard"><text:span text:style-name="T9">Beneficios:</text:span></text:p>
      <text:list xml:id="list1996242759" text:style-name="WWNum13">
        <text:list-item>
          <text:p text:style-name="P86">⏱️ Menos abandonos: 34% menos de errores en móvil (NNGroup).</text:p>
        </text:list-item>
        <text:list-item>
          <text:p text:style-name="P86">📱 Consistencia: Base sólida para escalar a desktop.</text:p>
        </text:list-item>
        <text:list-item>
          <text:p text:style-name="P86">⚡ Rendimiento: Mejor puntuación en Core Web Vitals.</text:p>
        </text:list-item>
      </text:list>
      <text:p text:style-name="Heading_20_1"><text:bookmark text:name="_t11mb6cvevwu"/>9. Accesibilidad y formularios inclusivos</text:p>
      <text:p text:style-name="Standard">Un formulario verdaderamente accesible garantiza que todos los usuarios, independientemente de sus capacidades o tecnologías de asistencia, puedan completarlo sin barreras. Estos son los pilares esenciales:</text:p>
      <text:p text:style-name="Standard"><text:soft-page-break/><text:span text:style-name="T9">9.1 Etiquetas Claras, Visibles y Permanentes</text:span></text:p>
      <text:p text:style-name="Standard">Problema: El 62% de usuarios con discapacidad visual abandonan formularios con etiquetas mal implementadas (WebAIM 2023).</text:p>
      <text:p text:style-name="Standard"><text:span text:style-name="T9">Soluciones:</text:span></text:p>
      <text:list xml:id="list122493507" text:style-name="WWNum46">
        <text:list-item>
          <text:p text:style-name="P87">Etiquetado Semántico:</text:p>
          <text:list>
            <text:list-item>
              <text:p text:style-name="P118">HTML: Usar &lt;label&gt; asociado al id del campo mediante for.</text:p>
            </text:list-item>
            <text:list-item>
              <text:p text:style-name="P118">Mobile: InputDecoration.labelText en Flutter o UILabel en iOS.</text:p>
            </text:list-item>
            <text:list-item>
              <text:p text:style-name="P118">Placeholders ≠ Etiquetas: Los placeholders deben ser ejemplos ("Ej: <text:a xlink:type="simple" xlink:href="https://mailto:usuario@email.com/" text:style-name="ListLabel_20_631" text:visited-style-name="ListLabel_20_631"><text:span text:style-name="T16">usuario@email.com</text:span></text:a>"), no reemplazar labels.</text:p>
            </text:list-item>
          </text:list>
        </text:list-item>
        <text:list-item>
          <text:p text:style-name="P87">Visibilidad Permanente:</text:p>
          <text:list>
            <text:list-item>
              <text:p text:style-name="P118">Evitar etiquetas que desaparecen al enfocar el campo.</text:p>
            </text:list-item>
            <text:list-item>
              <text:p text:style-name="P118">Contraste mínimo 4.5:1 entre texto y fondo (WCAG AA).</text:p>
            </text:list-item>
          </text:list>
        </text:list-item>
        <text:list-item>
          <text:p text:style-name="P87">Lenguaje Inclusivo:</text:p>
          <text:list>
            <text:list-item>
              <text:p text:style-name="P118">Evitar jerga técnica ("Campo obligatorio" → "Requerido").</text:p>
            </text:list-item>
            <text:list-item>
              <text:p text:style-name="P118">Instrucciones específicas ("Mínimo 8 caracteres con 1 número").</text:p>
            </text:list-item>
          </text:list>
        </text:list-item>
      </text:list>
      <text:p text:style-name="P1"/>
      <text:p text:style-name="Standard"><text:span text:style-name="T9">9.2 Compatibilidad con Lectores de Pantalla</text:span></text:p>
      <text:p text:style-name="Standard"><text:span text:style-name="T9">Estrategias:</text:span></text:p>
      <text:list xml:id="list2325067914" text:style-name="WWNum36">
        <text:list-item>
          <text:p text:style-name="P88">Estructura Semántica:</text:p>
          <text:list>
            <text:list-item>
              <text:p text:style-name="P119">Agrupar campos relacionados con &lt;fieldset&gt; y &lt;legend&gt; (ej: "Datos de pago").</text:p>
            </text:list-item>
            <text:list-item>
              <text:p text:style-name="P119">Usar role="group" en frameworks como Flutter/React.</text:p>
            </text:list-item>
          </text:list>
        </text:list-item>
        <text:list-item>
          <text:p text:style-name="P88">Atributos ARIA Esenciales:</text:p>
          <text:list>
            <text:list-item>
              <text:p text:style-name="P119">aria-required="true" para campos obligatorios.</text:p>
            </text:list-item>
            <text:list-item>
              <text:p text:style-name="P119"><text:soft-page-break/>aria-invalid="true" + aria-live="polite" para errores dinámicos.</text:p>
            </text:list-item>
            <text:list-item>
              <text:p text:style-name="P119">aria-describedby para instrucciones extendidas.</text:p>
            </text:list-item>
          </text:list>
        </text:list-item>
        <text:list-item>
          <text:p text:style-name="P88">Orden de Tabulación Lógico:</text:p>
          <text:list>
            <text:list-item>
              <text:p text:style-name="P119">tabindex="0" para elementos interactivos.</text:p>
            </text:list-item>
            <text:list-item>
              <text:p text:style-name="P119">Evitar tabindex="-1" en campos editables.</text:p>
            </text:list-item>
          </text:list>
        </text:list-item>
      </text:list>
      <text:p text:style-name="Standard"/>
      <text:p text:style-name="Standard"><text:span text:style-name="T9">9.3 Contraste Visual Suficiente</text:span></text:p>
      <text:p text:style-name="Standard"><text:span text:style-name="T9">Estándares WCAG:</text:span></text:p>
      <text:list xml:id="list859286731" text:style-name="WWNum32">
        <text:list-item>
          <text:p text:style-name="P89">Texto normal: 4.5:1 de contraste (AA).</text:p>
        </text:list-item>
        <text:list-item>
          <text:p text:style-name="P89">Texto grande (18px+): 3:1 (AA).</text:p>
        </text:list-item>
        <text:list-item>
          <text:p text:style-name="P89">Componentes UI (botones): 3:1 contra colores adyacentes.</text:p>
        </text:list-item>
      </text:list>
      <text:p text:style-name="Standard"><text:span text:style-name="T9">Técnicas de implementación:</text:span></text:p>
      <text:list xml:id="list3341837211" text:style-name="WWNum52">
        <text:list-item>
          <text:p text:style-name="P90">Herramientas de Verificación:</text:p>
          <text:list>
            <text:list-item>
              <text:p text:style-name="P120">Chrome DevTools (Audits &gt; Accessibility).</text:p>
            </text:list-item>
            <text:list-item>
              <text:p text:style-name="P120">Plugins como Axe o Wave.</text:p>
            </text:list-item>
          </text:list>
        </text:list-item>
        <text:list-item>
          <text:p text:style-name="P90">Paletas Accesibles:</text:p>
          <text:list>
            <text:list-item>
              <text:p text:style-name="P120">Rojo error: #D32F2F (no #FF0000).</text:p>
            </text:list-item>
            <text:list-item>
              <text:p text:style-name="P120">Verde éxito: #388E3C (no #00FF00).</text:p>
            </text:list-item>
            <text:list-item>
              <text:p text:style-name="P120">Fondo campos: #FFFFFF o #F5F5F5 (no grises claros).</text:p>
            </text:list-item>
          </text:list>
        </text:list-item>
        <text:list-item>
          <text:p text:style-name="P90">Estados Visibles:</text:p>
          <text:list>
            <text:list-item>
              <text:p text:style-name="P120">Focus: Borde 2px + color contrastado (#005FCC).</text:p>
            </text:list-item>
            <text:list-item>
              <text:p text:style-name="P120"><text:soft-page-break/>Hover: Cambio de opacidad + subrayado.</text:p>
            </text:list-item>
          </text:list>
        </text:list-item>
      </text:list>
      <text:p text:style-name="Standard"><text:span text:style-name="T9">9.4 Descripciones Accesibles (aria-describedby)</text:span></text:p>
      <text:p text:style-name="Standard"><text:span text:style-name="T9">Casos de Uso Clave:</text:span></text:p>
      <text:list xml:id="list3134458175" text:style-name="WWNum62">
        <text:list-item>
          <text:p text:style-name="P91">Instrucciones complejas (ej: requisitos de contraseña).</text:p>
        </text:list-item>
        <text:list-item>
          <text:p text:style-name="P91">Mensajes de error dinámicos.</text:p>
        </text:list-item>
        <text:list-item>
          <text:p text:style-name="P91">Contexto adicional (ej: "El CVV está en el reverso de tu tarjeta").</text:p>
        </text:list-item>
      </text:list>
      <text:p text:style-name="Standard"><text:span text:style-name="T9">9.5 Checklist de Validación Final</text:span></text:p>
      <text:list xml:id="list1057784616" text:style-name="WWNum61">
        <text:list-item>
          <text:p text:style-name="P92">Pruebas con Tecnologías de Asistencia:</text:p>
          <text:list>
            <text:list-item>
              <text:p text:style-name="P121">NVDA + Firefox / VoiceOver + Safari.</text:p>
            </text:list-item>
            <text:list-item>
              <text:p text:style-name="P121">Navegación solo con teclado (Tab/Shift+Tab).</text:p>
            </text:list-item>
          </text:list>
        </text:list-item>
        <text:list-item>
          <text:p text:style-name="P92">Patrones Comunes a Evitar:</text:p>
          <text:list>
            <text:list-item>
              <text:p text:style-name="P121">❌ div como pseudo-botones.</text:p>
            </text:list-item>
            <text:list-item>
              <text:p text:style-name="P121">❌ Validación solo por color.</text:p>
            </text:list-item>
            <text:list-item>
              <text:p text:style-name="P121">❌ Timeouts automáticos sin aviso.</text:p>
            </text:list-item>
          </text:list>
        </text:list-item>
        <text:list-item>
          <text:p text:style-name="P92">Mejores Prácticas Adicionales:</text:p>
          <text:list>
            <text:list-item>
              <text:p text:style-name="P121">Permitir aumento de texto hasta 200% sin romper el layout.</text:p>
            </text:list-item>
            <text:list-item>
              <text:p text:style-name="P121">Proveer alternativas para CAPTCHAs (audio/email).</text:p>
            </text:list-item>
          </text:list>
        </text:list-item>
      </text:list>
      <text:p text:style-name="Standard"><text:span text:style-name="T9">Conclusión:<text:line-break/></text:span>La accesibilidad en formularios no es un "extra", sino la base del diseño inclusivo. Implementando estas técnicas:<text:line-break/>✅ Cumplirás con WCAG 2.1 AA (requisito legal en 40+ países).<text:line-break/>✅ Ampliarás tu audiencia potencial (15% de la población tiene discapacidades).<text:line-break/>✅ Mejorarás la UX para todos, no solo usuarios con discapacidades.</text:p>
      <text:p text:style-name="Heading_20_1"><text:bookmark text:name="_1rzabi6vupop"/>10. Propuesta de nomenclatura universal para componentes de UI</text:p>
      <text:p text:style-name="Standard">Este sistema de nombres está diseñado para ser agnóstico de tecnología, aplicable en HTML, Vue, React, Flutter, o incluso desarrollo nativo móvil. Se basa en convenciones ampliamente adoptadas y se estructura en tres niveles: elementos básicos, componentes compuestos y utilidades.</text:p>
      <text:p text:style-name="Standard"><text:span text:style-name="T9">10.1 Convenciones Generales Multiplataforma</text:span></text:p>
      <text:p text:style-name="Standard"><text:soft-page-break/><text:span text:style-name="T9">a. Prefijos para Tipo de Elemento</text:span></text:p>
      <table:table table:name="Table5" table:style-name="Table5">
        <table:table-column table:style-name="Table5.A"/>
        <table:table-column table:style-name="Table5.B"/>
        <table:table-column table:style-name="Table5.A" table:number-columns-repeated="2"/>
        <table:table-row table:style-name="Table5.1">
          <table:table-cell table:style-name="Table5.A1" office:value-type="string">
            <text:p text:style-name="P25"><text:span text:style-name="T9">Prefijo</text:span></text:p>
          </table:table-cell>
          <table:table-cell table:style-name="Table5.B1" office:value-type="string">
            <text:p text:style-name="P25"><text:span text:style-name="T9">Uso</text:span></text:p>
          </table:table-cell>
          <table:table-cell table:style-name="Table5.B1" office:value-type="string">
            <text:p text:style-name="P25"><text:span text:style-name="T9">Ejemplos</text:span></text:p>
          </table:table-cell>
          <table:table-cell table:style-name="Table5.B1" office:value-type="string">
            <text:p text:style-name="P25"><text:span text:style-name="T9">Aplicación</text:span></text:p>
          </table:table-cell>
        </table:table-row>
        <table:table-row table:style-name="Table5.2">
          <table:table-cell table:style-name="Table5.A1" office:value-type="string">
            <text:p text:style-name="P25"><text:span text:style-name="T9">btn_</text:span></text:p>
          </table:table-cell>
          <table:table-cell table:style-name="Table5.B1" office:value-type="string">
            <text:p text:style-name="P25">Botones</text:p>
          </table:table-cell>
          <table:table-cell table:style-name="Table5.B1" office:value-type="string">
            <text:p text:style-name="P25">btn_primary, btn_submit</text:p>
          </table:table-cell>
          <table:table-cell table:style-name="Table5.B1" office:value-type="string">
            <text:p text:style-name="P25">HTML, Vue, Flutter, SwiftUI</text:p>
          </table:table-cell>
        </table:table-row>
        <table:table-row table:style-name="Table5.2">
          <table:table-cell table:style-name="Table5.A1" office:value-type="string">
            <text:p text:style-name="P25"><text:span text:style-name="T9">txt_</text:span></text:p>
          </table:table-cell>
          <table:table-cell table:style-name="Table5.B1" office:value-type="string">
            <text:p text:style-name="P25">Campos de texto</text:p>
          </table:table-cell>
          <table:table-cell table:style-name="Table5.B1" office:value-type="string">
            <text:p text:style-name="P25">txt_email, txt_search</text:p>
          </table:table-cell>
          <table:table-cell table:style-name="Table5.B1" office:value-type="string">
            <text:p text:style-name="P25">React, Android (Kotlin)</text:p>
          </table:table-cell>
        </table:table-row>
        <table:table-row table:style-name="Table5.2">
          <table:table-cell table:style-name="Table5.A1" office:value-type="string">
            <text:p text:style-name="P25"><text:span text:style-name="T9">lbl_</text:span></text:p>
          </table:table-cell>
          <table:table-cell table:style-name="Table5.B1" office:value-type="string">
            <text:p text:style-name="P25">Etiquetas</text:p>
          </table:table-cell>
          <table:table-cell table:style-name="Table5.B1" office:value-type="string">
            <text:p text:style-name="P25">lbl_name, lbl_terms</text:p>
          </table:table-cell>
          <table:table-cell table:style-name="Table5.B1" office:value-type="string">
            <text:p text:style-name="P25">Vue, Flutter (Text)</text:p>
          </table:table-cell>
        </table:table-row>
        <table:table-row table:style-name="Table5.2">
          <table:table-cell table:style-name="Table5.A1" office:value-type="string">
            <text:p text:style-name="P25"><text:span text:style-name="T9">chk_</text:span></text:p>
          </table:table-cell>
          <table:table-cell table:style-name="Table5.B1" office:value-type="string">
            <text:p text:style-name="P25">Checkboxes</text:p>
          </table:table-cell>
          <table:table-cell table:style-name="Table5.B1" office:value-type="string">
            <text:p text:style-name="P25">chk_remember, chk_terms</text:p>
          </table:table-cell>
          <table:table-cell table:style-name="Table5.B1" office:value-type="string">
            <text:p text:style-name="P25">HTML, React Native</text:p>
          </table:table-cell>
        </table:table-row>
        <table:table-row table:style-name="Table5.2">
          <table:table-cell table:style-name="Table5.A1" office:value-type="string">
            <text:p text:style-name="P25"><text:span text:style-name="T9">swt_</text:span></text:p>
          </table:table-cell>
          <table:table-cell table:style-name="Table5.B1" office:value-type="string">
            <text:p text:style-name="P25">Switches/Toggles</text:p>
          </table:table-cell>
          <table:table-cell table:style-name="Table5.B1" office:value-type="string">
            <text:p text:style-name="P25">swt_darkmode, swt_notify</text:p>
          </table:table-cell>
          <table:table-cell table:style-name="Table5.B1" office:value-type="string">
            <text:p text:style-name="P25">iOS (SwiftUI), Flutter</text:p>
          </table:table-cell>
        </table:table-row>
        <table:table-row table:style-name="Table5.2">
          <table:table-cell table:style-name="Table5.A1" office:value-type="string">
            <text:p text:style-name="P25"><text:span text:style-name="T9">dd_</text:span></text:p>
          </table:table-cell>
          <table:table-cell table:style-name="Table5.B1" office:value-type="string">
            <text:p text:style-name="P25">Dropdowns</text:p>
          </table:table-cell>
          <table:table-cell table:style-name="Table5.B1" office:value-type="string">
            <text:p text:style-name="P25">dd_language, dd_country</text:p>
          </table:table-cell>
          <table:table-cell table:style-name="Table5.B1" office:value-type="string">
            <text:p text:style-name="P25">Vue, React, Angular</text:p>
          </table:table-cell>
        </table:table-row>
        <table:table-row table:style-name="Table5.2">
          <table:table-cell table:style-name="Table5.A1" office:value-type="string">
            <text:p text:style-name="P25"><text:span text:style-name="T9">ico_</text:span></text:p>
          </table:table-cell>
          <table:table-cell table:style-name="Table5.B1" office:value-type="string">
            <text:p text:style-name="P25">Iconos</text:p>
          </table:table-cell>
          <table:table-cell table:style-name="Table5.B1" office:value-type="string">
            <text:p text:style-name="P25">ico_search, ico_close</text:p>
          </table:table-cell>
          <table:table-cell table:style-name="Table5.B1" office:value-type="string">
            <text:p text:style-name="P25">Todas las plataformas</text:p>
          </table:table-cell>
        </table:table-row>
        <table:table-row table:style-name="Table5.2">
          <table:table-cell table:style-name="Table5.A1" office:value-type="string">
            <text:p text:style-name="P25"><text:span text:style-name="T9">msg_</text:span></text:p>
          </table:table-cell>
          <table:table-cell table:style-name="Table5.B1" office:value-type="string">
            <text:p text:style-name="P25">Mensajes</text:p>
          </table:table-cell>
          <table:table-cell table:style-name="Table5.B1" office:value-type="string">
            <text:p text:style-name="P25">msg_error, msg_success</text:p>
          </table:table-cell>
          <table:table-cell table:style-name="Table5.B1" office:value-type="string">
            <text:p text:style-name="P25">Web, móvil</text:p>
          </table:table-cell>
        </table:table-row>
      </table:table>
      <text:p text:style-name="Standard"><text:span text:style-name="T9">b. Estructura de Nombres</text:span></text:p>
      <text:list xml:id="list2171724912" text:style-name="WWNum67">
        <text:list-item>
          <text:p text:style-name="P93">Snake_case para todo (universalmente compatible).</text:p>
        </text:list-item>
        <text:list-item>
          <text:p text:style-name="P93">Patrón: [prefijo]_[nombre]_[estado/modificador] (opcional).</text:p>
          <text:list>
            <text:list-item>
              <text:p text:style-name="P122">Ejemplo: btn_submit_disabled (botón en estado desactivado).</text:p>
            </text:list-item>
          </text:list>
        </text:list-item>
      </text:list>
      <text:p text:style-name="Standard"><text:span text:style-name="T9">c. Modificadores Comunes</text:span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5"><text:span text:style-name="T9">Sufijo</text:span></text:p>
          </table:table-cell>
          <table:table-cell table:style-name="Table6.B1" office:value-type="string">
            <text:p text:style-name="P25"><text:span text:style-name="T9">Propósito</text:span></text:p>
          </table:table-cell>
        </table:table-row>
        <table:table-row table:style-name="Table6.2">
          <table:table-cell table:style-name="Table6.A1" office:value-type="string">
            <text:p text:style-name="P25"><text:span text:style-name="T9">_disabled</text:span></text:p>
          </table:table-cell>
          <table:table-cell table:style-name="Table6.B1" office:value-type="string">
            <text:p text:style-name="P25">Elemento desactivado</text:p>
          </table:table-cell>
        </table:table-row>
        <table:table-row table:style-name="Table6.2">
          <table:table-cell table:style-name="Table6.A1" office:value-type="string">
            <text:p text:style-name="P25"><text:span text:style-name="T9">_hover</text:span></text:p>
          </table:table-cell>
          <table:table-cell table:style-name="Table6.B1" office:value-type="string">
            <text:p text:style-name="P25">Estado hover (solo CSS)</text:p>
          </table:table-cell>
        </table:table-row>
        <table:table-row table:style-name="Table6.2">
          <table:table-cell table:style-name="Table6.A1" office:value-type="string">
            <text:p text:style-name="P25"><text:span text:style-name="T9">_active</text:span></text:p>
          </table:table-cell>
          <table:table-cell table:style-name="Table6.B1" office:value-type="string">
            <text:p text:style-name="P25">Estado presionado</text:p>
          </table:table-cell>
        </table:table-row>
        <table:table-row table:style-name="Table6.2">
          <table:table-cell table:style-name="Table6.A1" office:value-type="string">
            <text:p text:style-name="P25"><text:span text:style-name="T9">_error</text:span></text:p>
          </table:table-cell>
          <table:table-cell table:style-name="Table6.B1" office:value-type="string">
            <text:p text:style-name="P25">Error visible</text:p>
          </table:table-cell>
        </table:table-row>
        <table:table-row table:style-name="Table6.2">
          <table:table-cell table:style-name="Table6.A1" office:value-type="string">
            <text:p text:style-name="P25"><text:span text:style-name="T9">_small</text:span></text:p>
          </table:table-cell>
          <table:table-cell table:style-name="Table6.B1" office:value-type="string">
            <text:p text:style-name="P25">Variante de tamaño pequeño</text:p>
          </table:table-cell>
        </table:table-row>
      </table:table>
      <text:p text:style-name="Standard"><text:soft-page-break/><text:span text:style-name="T9">Conclusión:<text:line-break/></text:span>Este sistema agnóstico y escalable resuelve:<text:line-break/>✅ Unificación entre equipos web/móvil.<text:line-break/>✅ Mantenibilidad a largo plazo.<text:line-break/>✅ Portabilidad entre frameworks.</text:p>
      <text:p text:style-name="Heading_20_1"><text:bookmark text:name="_y6teej4zrt7l"/>11. Recursos</text:p>
      <text:p text:style-name="Standard"><text:span text:style-name="T9">📚 Libros y guías</text:span></text:p>
      <text:list xml:id="list3083059414" text:style-name="WWNum31">
        <text:list-item>
          <text:p text:style-name="P94">"Forms that Work" (Libro clásico de diseño de formularios)</text:p>
        </text:list-item>
        <text:list-item>
          <text:p text:style-name="P94">Pautas WCAG 2.1 (Accesibilidad en formularios)</text:p>
          <text:list>
            <text:list-item>
              <text:p text:style-name="P123"><text:s/><text:a xlink:type="simple" xlink:href="https://www.w3.org/WAI/WCAG21/quickref/?showtechniques=131#forms" text:style-name="ListLabel_20_631" text:visited-style-name="ListLabel_20_631"><text:span text:style-name="T16">https://www.w3.org/WAI/WCAG21/quickref/?showtechniques=131#forms</text:span></text:a></text:p>
            </text:list-item>
          </text:list>
        </text:list-item>
      </text:list>
      <text:p text:style-name="Standard"><text:span text:style-name="T9">🛠️ Herramientas con Plantillas de Formularios</text:span></text:p>
      <text:list xml:id="list2078450349" text:style-name="WWNum7">
        <text:list-item>
          <text:p text:style-name="P95">Figma – Plantillas gratuitas de formularios</text:p>
          <text:list>
            <text:list-item>
              <text:p text:style-name="P124"><text:a xlink:type="simple" xlink:href="https://www.figma.com/community/design-templates?editor_type=figma" text:style-name="ListLabel_20_631" text:visited-style-name="ListLabel_20_631"><text:span text:style-name="T16">https://www.figma.com/community/design-templates?editor_type=figma</text:span></text:a></text:p>
            </text:list-item>
          </text:list>
        </text:list-item>
      </text:list>
      <text:p text:style-name="Standard"><text:span text:style-name="T9">🎓 Cursos prácticos</text:span></text:p>
      <text:list xml:id="list85909609878991" text:continue-numbering="true" text:style-name="WWNum7">
        <text:list-item>
          <text:p text:style-name="P95">Udemy – "Form Design Best Practices"</text:p>
          <text:list>
            <text:list-item>
              <text:p text:style-name="P124">URL: <text:a xlink:type="simple" xlink:href="https://www.udemy.com/course/form-design-best-practices/" text:style-name="ListLabel_20_631" text:visited-style-name="ListLabel_20_631"><text:span text:style-name="T16">https://www.udemy.com/course/form-design-best-practices/</text:span></text:a></text:p>
            </text:list-item>
          </text:list>
        </text:list-item>
        <text:list-item>
          <text:p text:style-name="P95">LinkedIn Learning – "Designing Accessible Forms"</text:p>
          <text:list>
            <text:list-item>
              <text:p text:style-name="P124">URL: <text:a xlink:type="simple" xlink:href="https://www.linkedin.com/learning/designing-accessible-forms" text:style-name="ListLabel_20_631" text:visited-style-name="ListLabel_20_631"><text:span text:style-name="T16">https://www.linkedin.com/learning/designing-accessible-forms</text:span></text:a></text:p>
            </text:list-item>
          </text:list>
        </text:list-item>
      </text:list>
      <text:p text:style-name="Standard"><text:span text:style-name="T9">🔍 Herramientas de Validación</text:span></text:p>
      <text:list xml:id="list85909365304429" text:continue-numbering="true" text:style-name="WWNum7">
        <text:list-item>
          <text:p text:style-name="P95">WAVE (WebAIM) – Analizador de accesibilidad</text:p>
          <text:list>
            <text:list-item>
              <text:p text:style-name="P124"><text:a xlink:type="simple" xlink:href="https://wave.webaim.org/" text:style-name="ListLabel_20_631" text:visited-style-name="ListLabel_20_631"><text:span text:style-name="T16">https://wave.webaim.org/</text:span></text:a></text:p>
            </text:list-item>
          </text:list>
        </text:list-item>
        <text:list-item>
          <text:p text:style-name="P95">axe DevTools – Plugin para Chrome</text:p>
          <text:list>
            <text:list-item>
              <text:p text:style-name="P124"><text:a xlink:type="simple" xlink:href="https://chrome.google.com/webstore/detail/axe-devtools-web-accessib/lhdoppojpmngadmnindnejefpokejbdd" text:style-name="ListLabel_20_631" text:visited-style-name="ListLabel_20_631"><text:span text:style-name="T16">https://chrome.google.com/webstore/detail/axe-devtools-web-accessib/lhdoppojpmngadmnindnejefpokejbdd</text:span></text:a></text:p>
            </text:list-item>
          </text:list>
        </text:list-item>
      </text:list>
      <text:p text:style-name="Standard"><text:span text:style-name="T9">🎥 Ejemplos Visuales</text:span></text:p>
      <text:list xml:id="list85908173917525" text:continue-numbering="true" text:style-name="WWNum7">
        <text:list-item>
          <text:p text:style-name="P95">Dribbble – Diseños de formularios creativos</text:p>
          <text:list>
            <text:list-item>
              <text:p text:style-name="P124"><text:soft-page-break/><text:a xlink:type="simple" xlink:href="https://dribbble.com/tags/form_design" text:style-name="ListLabel_20_631" text:visited-style-name="ListLabel_20_631"><text:span text:style-name="T16">https://dribbble.com/tags/form_design</text:span></text:a></text:p>
            </text:list-item>
          </text:list>
        </text:list-item>
        <text:list-item>
          <text:p text:style-name="P95">Material Design – Componentes de formularios</text:p>
          <text:list>
            <text:list-item>
              <text:p text:style-name="P124">URL: <text:a xlink:type="simple" xlink:href="https://material.io/components/text-fields" text:style-name="ListLabel_20_631" text:visited-style-name="ListLabel_20_631"><text:span text:style-name="T16">https://material.io/components/text-fields</text:span></text:a></text:p>
            </text:list-item>
          </text:list>
        </text:list-item>
      </text:list>
      <text:p text:style-name="Standard"><text:span text:style-name="T9">📜 Normativas oficiales</text:span></text:p>
      <text:list xml:id="list85908851453079" text:continue-numbering="true" text:style-name="WWNum7">
        <text:list-item>
          <text:p text:style-name="P95">W3C – Estándares HTML para formularios</text:p>
          <text:list>
            <text:list-item>
              <text:p text:style-name="P124"><text:a xlink:type="simple" xlink:href="https://www.w3.org/TR/html52/sec-forms.html" text:style-name="ListLabel_20_631" text:visited-style-name="ListLabel_20_631"><text:span text:style-name="T16">https://www.w3.org/TR/html52/sec-forms.html</text:span></text:a></text:p>
            </text:list-item>
          </text:list>
        </text:list-item>
        <text:list-item>
          <text:p text:style-name="P95">GDPR (Ejemplos de formularios legales)</text:p>
          <text:list>
            <text:list-item>
              <text:p text:style-name="P124"><text:a xlink:type="simple" xlink:href="https://gdpr.eu/eu-gdpr-forms/" text:style-name="ListLabel_20_631" text:visited-style-name="ListLabel_20_631"><text:span text:style-name="T16">https://gdpr.eu/eu-gdpr-forms/</text:span></text:a>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56" style:display-name="ListLabel 56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74" style:display-name="ListLabel 74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83" style:display-name="ListLabel 83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color="#404040" fo:font-size="12pt" style:text-underline-style="none" style:font-size-asian="12pt" style:font-size-complex="12pt"/>
    </style:style>
    <style:style style:name="ListLabel_20_101" style:display-name="ListLabel 101" style:family="text">
      <style:text-properties fo:color="#404040" fo:font-size="12pt" style:text-underline-style="none" style:font-size-asian="12pt" style:font-size-complex="12pt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fo:color="#404040" fo:font-size="12pt" style:text-underline-style="none" fo:font-weight="bold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37" style:display-name="ListLabel 137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fo:color="#404040" fo:font-size="12pt" style:text-underline-style="none" style:font-size-asian="12pt" style:font-size-complex="12pt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fo:color="#404040" fo:font-size="12pt" style:text-underline-style="none" fo:font-weight="bold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73" style:display-name="ListLabel 173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18" style:display-name="ListLabel 218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19" style:display-name="ListLabel 219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54" style:display-name="ListLabel 254" style:family="text">
      <style:text-properties style:text-underline-style="none"/>
    </style:style>
    <style:style style:name="ListLabel_20_255" style:display-name="ListLabel 255" style:family="text">
      <style:text-properties style:text-underline-style="none"/>
    </style:style>
    <style:style style:name="ListLabel_20_256" style:display-name="ListLabel 256" style:family="text">
      <style:text-properties style:text-underline-style="none"/>
    </style:style>
    <style:style style:name="ListLabel_20_257" style:display-name="ListLabel 257" style:family="text">
      <style:text-properties style:text-underline-style="none"/>
    </style:style>
    <style:style style:name="ListLabel_20_258" style:display-name="ListLabel 258" style:family="text">
      <style:text-properties style:text-underline-style="none"/>
    </style:style>
    <style:style style:name="ListLabel_20_259" style:display-name="ListLabel 259" style:family="text">
      <style:text-properties style:text-underline-style="none"/>
    </style:style>
    <style:style style:name="ListLabel_20_260" style:display-name="ListLabel 260" style:family="text">
      <style:text-properties style:text-underline-style="none"/>
    </style:style>
    <style:style style:name="ListLabel_20_261" style:display-name="ListLabel 261" style:family="text">
      <style:text-properties style:text-underline-style="none"/>
    </style:style>
    <style:style style:name="ListLabel_20_262" style:display-name="ListLabel 262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63" style:display-name="ListLabel 263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64" style:display-name="ListLabel 264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65" style:display-name="ListLabel 265" style:family="text">
      <style:text-properties style:text-underline-style="none"/>
    </style:style>
    <style:style style:name="ListLabel_20_266" style:display-name="ListLabel 266" style:family="text">
      <style:text-properties style:text-underline-style="none"/>
    </style:style>
    <style:style style:name="ListLabel_20_267" style:display-name="ListLabel 267" style:family="text">
      <style:text-properties style:text-underline-style="none"/>
    </style:style>
    <style:style style:name="ListLabel_20_268" style:display-name="ListLabel 268" style:family="text">
      <style:text-properties style:text-underline-style="none"/>
    </style:style>
    <style:style style:name="ListLabel_20_269" style:display-name="ListLabel 269" style:family="text">
      <style:text-properties style:text-underline-style="none"/>
    </style:style>
    <style:style style:name="ListLabel_20_270" style:display-name="ListLabel 270" style:family="text">
      <style:text-properties style:text-underline-style="none"/>
    </style:style>
    <style:style style:name="ListLabel_20_271" style:display-name="ListLabel 271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72" style:display-name="ListLabel 272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73" style:display-name="ListLabel 273" style:family="text">
      <style:text-properties style:text-underline-style="none"/>
    </style:style>
    <style:style style:name="ListLabel_20_274" style:display-name="ListLabel 274" style:family="text">
      <style:text-properties style:text-underline-style="none"/>
    </style:style>
    <style:style style:name="ListLabel_20_275" style:display-name="ListLabel 275" style:family="text">
      <style:text-properties style:text-underline-style="none"/>
    </style:style>
    <style:style style:name="ListLabel_20_276" style:display-name="ListLabel 276" style:family="text">
      <style:text-properties style:text-underline-style="none"/>
    </style:style>
    <style:style style:name="ListLabel_20_277" style:display-name="ListLabel 277" style:family="text">
      <style:text-properties style:text-underline-style="none"/>
    </style:style>
    <style:style style:name="ListLabel_20_278" style:display-name="ListLabel 278" style:family="text">
      <style:text-properties style:text-underline-style="none"/>
    </style:style>
    <style:style style:name="ListLabel_20_279" style:display-name="ListLabel 279" style:family="text">
      <style:text-properties style:text-underline-style="none"/>
    </style:style>
    <style:style style:name="ListLabel_20_280" style:display-name="ListLabel 280" style:family="text">
      <style:text-properties fo:color="#404040" fo:font-size="12pt" style:text-underline-style="none" style:font-size-asian="12pt" style:font-size-complex="12pt"/>
    </style:style>
    <style:style style:name="ListLabel_20_281" style:display-name="ListLabel 281" style:family="text">
      <style:text-properties style:text-underline-style="none"/>
    </style:style>
    <style:style style:name="ListLabel_20_282" style:display-name="ListLabel 282" style:family="text">
      <style:text-properties style:text-underline-style="none"/>
    </style:style>
    <style:style style:name="ListLabel_20_283" style:display-name="ListLabel 283" style:family="text">
      <style:text-properties style:text-underline-style="none"/>
    </style:style>
    <style:style style:name="ListLabel_20_284" style:display-name="ListLabel 284" style:family="text">
      <style:text-properties style:text-underline-style="none"/>
    </style:style>
    <style:style style:name="ListLabel_20_285" style:display-name="ListLabel 285" style:family="text">
      <style:text-properties style:text-underline-style="none"/>
    </style:style>
    <style:style style:name="ListLabel_20_286" style:display-name="ListLabel 286" style:family="text">
      <style:text-properties style:text-underline-style="none"/>
    </style:style>
    <style:style style:name="ListLabel_20_287" style:display-name="ListLabel 287" style:family="text">
      <style:text-properties style:text-underline-style="none"/>
    </style:style>
    <style:style style:name="ListLabel_20_288" style:display-name="ListLabel 288" style:family="text">
      <style:text-properties style:text-underline-style="none"/>
    </style:style>
    <style:style style:name="ListLabel_20_289" style:display-name="ListLabel 289" style:family="text">
      <style:text-properties fo:color="#404040" fo:font-size="12pt" style:text-underline-style="none" style:font-size-asian="12pt" style:font-size-complex="12pt"/>
    </style:style>
    <style:style style:name="ListLabel_20_290" style:display-name="ListLabel 290" style:family="text">
      <style:text-properties fo:color="#404040" fo:font-size="12pt" style:text-underline-style="none" style:font-size-asian="12pt" style:font-size-complex="12pt"/>
    </style:style>
    <style:style style:name="ListLabel_20_291" style:display-name="ListLabel 291" style:family="text">
      <style:text-properties style:text-underline-style="none"/>
    </style:style>
    <style:style style:name="ListLabel_20_292" style:display-name="ListLabel 292" style:family="text">
      <style:text-properties style:text-underline-style="none"/>
    </style:style>
    <style:style style:name="ListLabel_20_293" style:display-name="ListLabel 293" style:family="text">
      <style:text-properties style:text-underline-style="none"/>
    </style:style>
    <style:style style:name="ListLabel_20_294" style:display-name="ListLabel 294" style:family="text">
      <style:text-properties style:text-underline-style="none"/>
    </style:style>
    <style:style style:name="ListLabel_20_295" style:display-name="ListLabel 295" style:family="text">
      <style:text-properties style:text-underline-style="none"/>
    </style:style>
    <style:style style:name="ListLabel_20_296" style:display-name="ListLabel 296" style:family="text">
      <style:text-properties style:text-underline-style="none"/>
    </style:style>
    <style:style style:name="ListLabel_20_297" style:display-name="ListLabel 297" style:family="text">
      <style:text-properties style:text-underline-style="none"/>
    </style:style>
    <style:style style:name="ListLabel_20_298" style:display-name="ListLabel 298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99" style:display-name="ListLabel 299" style:family="text">
      <style:text-properties style:text-underline-style="none"/>
    </style:style>
    <style:style style:name="ListLabel_20_300" style:display-name="ListLabel 300" style:family="text">
      <style:text-properties style:text-underline-style="none"/>
    </style:style>
    <style:style style:name="ListLabel_20_301" style:display-name="ListLabel 301" style:family="text">
      <style:text-properties style:text-underline-style="none"/>
    </style:style>
    <style:style style:name="ListLabel_20_302" style:display-name="ListLabel 302" style:family="text">
      <style:text-properties style:text-underline-style="none"/>
    </style:style>
    <style:style style:name="ListLabel_20_303" style:display-name="ListLabel 303" style:family="text">
      <style:text-properties style:text-underline-style="none"/>
    </style:style>
    <style:style style:name="ListLabel_20_304" style:display-name="ListLabel 304" style:family="text">
      <style:text-properties style:text-underline-style="none"/>
    </style:style>
    <style:style style:name="ListLabel_20_305" style:display-name="ListLabel 305" style:family="text">
      <style:text-properties style:text-underline-style="none"/>
    </style:style>
    <style:style style:name="ListLabel_20_306" style:display-name="ListLabel 306" style:family="text">
      <style:text-properties style:text-underline-style="none"/>
    </style:style>
    <style:style style:name="ListLabel_20_307" style:display-name="ListLabel 307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08" style:display-name="ListLabel 308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09" style:display-name="ListLabel 309" style:family="text">
      <style:text-properties style:text-underline-style="none"/>
    </style:style>
    <style:style style:name="ListLabel_20_310" style:display-name="ListLabel 310" style:family="text">
      <style:text-properties style:text-underline-style="none"/>
    </style:style>
    <style:style style:name="ListLabel_20_311" style:display-name="ListLabel 311" style:family="text">
      <style:text-properties style:text-underline-style="none"/>
    </style:style>
    <style:style style:name="ListLabel_20_312" style:display-name="ListLabel 312" style:family="text">
      <style:text-properties style:text-underline-style="none"/>
    </style:style>
    <style:style style:name="ListLabel_20_313" style:display-name="ListLabel 313" style:family="text">
      <style:text-properties style:text-underline-style="none"/>
    </style:style>
    <style:style style:name="ListLabel_20_314" style:display-name="ListLabel 314" style:family="text">
      <style:text-properties style:text-underline-style="none"/>
    </style:style>
    <style:style style:name="ListLabel_20_315" style:display-name="ListLabel 315" style:family="text">
      <style:text-properties style:text-underline-style="none"/>
    </style:style>
    <style:style style:name="ListLabel_20_316" style:display-name="ListLabel 316" style:family="text">
      <style:text-properties fo:color="#404040" fo:font-size="12pt" style:text-underline-style="none" style:font-size-asian="12pt" style:font-size-complex="12pt"/>
    </style:style>
    <style:style style:name="ListLabel_20_317" style:display-name="ListLabel 317" style:family="text">
      <style:text-properties fo:color="#404040" fo:font-size="12pt" style:text-underline-style="none" style:font-size-asian="12pt" style:font-size-complex="12pt"/>
    </style:style>
    <style:style style:name="ListLabel_20_318" style:display-name="ListLabel 318" style:family="text">
      <style:text-properties style:text-underline-style="none"/>
    </style:style>
    <style:style style:name="ListLabel_20_319" style:display-name="ListLabel 319" style:family="text">
      <style:text-properties style:text-underline-style="none"/>
    </style:style>
    <style:style style:name="ListLabel_20_320" style:display-name="ListLabel 320" style:family="text">
      <style:text-properties style:text-underline-style="none"/>
    </style:style>
    <style:style style:name="ListLabel_20_321" style:display-name="ListLabel 321" style:family="text">
      <style:text-properties style:text-underline-style="none"/>
    </style:style>
    <style:style style:name="ListLabel_20_322" style:display-name="ListLabel 322" style:family="text">
      <style:text-properties style:text-underline-style="none"/>
    </style:style>
    <style:style style:name="ListLabel_20_323" style:display-name="ListLabel 323" style:family="text">
      <style:text-properties style:text-underline-style="none"/>
    </style:style>
    <style:style style:name="ListLabel_20_324" style:display-name="ListLabel 324" style:family="text">
      <style:text-properties style:text-underline-style="none"/>
    </style:style>
    <style:style style:name="ListLabel_20_325" style:display-name="ListLabel 325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26" style:display-name="ListLabel 326" style:family="text">
      <style:text-properties style:text-underline-style="none"/>
    </style:style>
    <style:style style:name="ListLabel_20_327" style:display-name="ListLabel 327" style:family="text">
      <style:text-properties style:text-underline-style="none"/>
    </style:style>
    <style:style style:name="ListLabel_20_328" style:display-name="ListLabel 328" style:family="text">
      <style:text-properties style:text-underline-style="none"/>
    </style:style>
    <style:style style:name="ListLabel_20_329" style:display-name="ListLabel 329" style:family="text">
      <style:text-properties style:text-underline-style="none"/>
    </style:style>
    <style:style style:name="ListLabel_20_330" style:display-name="ListLabel 330" style:family="text">
      <style:text-properties style:text-underline-style="none"/>
    </style:style>
    <style:style style:name="ListLabel_20_331" style:display-name="ListLabel 331" style:family="text">
      <style:text-properties style:text-underline-style="none"/>
    </style:style>
    <style:style style:name="ListLabel_20_332" style:display-name="ListLabel 332" style:family="text">
      <style:text-properties style:text-underline-style="none"/>
    </style:style>
    <style:style style:name="ListLabel_20_333" style:display-name="ListLabel 333" style:family="text">
      <style:text-properties style:text-underline-style="none"/>
    </style:style>
    <style:style style:name="ListLabel_20_334" style:display-name="ListLabel 334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35" style:display-name="ListLabel 335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36" style:display-name="ListLabel 336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37" style:display-name="ListLabel 337" style:family="text">
      <style:text-properties style:text-underline-style="none"/>
    </style:style>
    <style:style style:name="ListLabel_20_338" style:display-name="ListLabel 338" style:family="text">
      <style:text-properties style:text-underline-style="none"/>
    </style:style>
    <style:style style:name="ListLabel_20_339" style:display-name="ListLabel 339" style:family="text">
      <style:text-properties style:text-underline-style="none"/>
    </style:style>
    <style:style style:name="ListLabel_20_340" style:display-name="ListLabel 340" style:family="text">
      <style:text-properties style:text-underline-style="none"/>
    </style:style>
    <style:style style:name="ListLabel_20_341" style:display-name="ListLabel 341" style:family="text">
      <style:text-properties style:text-underline-style="none"/>
    </style:style>
    <style:style style:name="ListLabel_20_342" style:display-name="ListLabel 342" style:family="text">
      <style:text-properties style:text-underline-style="none"/>
    </style:style>
    <style:style style:name="ListLabel_20_343" style:display-name="ListLabel 343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44" style:display-name="ListLabel 344" style:family="text">
      <style:text-properties style:text-underline-style="none"/>
    </style:style>
    <style:style style:name="ListLabel_20_345" style:display-name="ListLabel 345" style:family="text">
      <style:text-properties style:text-underline-style="none"/>
    </style:style>
    <style:style style:name="ListLabel_20_346" style:display-name="ListLabel 346" style:family="text">
      <style:text-properties style:text-underline-style="none"/>
    </style:style>
    <style:style style:name="ListLabel_20_347" style:display-name="ListLabel 347" style:family="text">
      <style:text-properties style:text-underline-style="none"/>
    </style:style>
    <style:style style:name="ListLabel_20_348" style:display-name="ListLabel 348" style:family="text">
      <style:text-properties style:text-underline-style="none"/>
    </style:style>
    <style:style style:name="ListLabel_20_349" style:display-name="ListLabel 349" style:family="text">
      <style:text-properties style:text-underline-style="none"/>
    </style:style>
    <style:style style:name="ListLabel_20_350" style:display-name="ListLabel 350" style:family="text">
      <style:text-properties style:text-underline-style="none"/>
    </style:style>
    <style:style style:name="ListLabel_20_351" style:display-name="ListLabel 351" style:family="text">
      <style:text-properties style:text-underline-style="none"/>
    </style:style>
    <style:style style:name="ListLabel_20_352" style:display-name="ListLabel 352" style:family="text">
      <style:text-properties style:text-underline-style="none"/>
    </style:style>
    <style:style style:name="ListLabel_20_353" style:display-name="ListLabel 353" style:family="text">
      <style:text-properties style:text-underline-style="none"/>
    </style:style>
    <style:style style:name="ListLabel_20_354" style:display-name="ListLabel 354" style:family="text">
      <style:text-properties style:text-underline-style="none"/>
    </style:style>
    <style:style style:name="ListLabel_20_355" style:display-name="ListLabel 355" style:family="text">
      <style:text-properties style:text-underline-style="none"/>
    </style:style>
    <style:style style:name="ListLabel_20_356" style:display-name="ListLabel 356" style:family="text">
      <style:text-properties style:text-underline-style="none"/>
    </style:style>
    <style:style style:name="ListLabel_20_357" style:display-name="ListLabel 357" style:family="text">
      <style:text-properties style:text-underline-style="none"/>
    </style:style>
    <style:style style:name="ListLabel_20_358" style:display-name="ListLabel 358" style:family="text">
      <style:text-properties style:text-underline-style="none"/>
    </style:style>
    <style:style style:name="ListLabel_20_359" style:display-name="ListLabel 359" style:family="text">
      <style:text-properties style:text-underline-style="none"/>
    </style:style>
    <style:style style:name="ListLabel_20_360" style:display-name="ListLabel 360" style:family="text">
      <style:text-properties style:text-underline-style="none"/>
    </style:style>
    <style:style style:name="ListLabel_20_361" style:display-name="ListLabel 361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62" style:display-name="ListLabel 362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63" style:display-name="ListLabel 363" style:family="text">
      <style:text-properties style:text-underline-style="none"/>
    </style:style>
    <style:style style:name="ListLabel_20_364" style:display-name="ListLabel 364" style:family="text">
      <style:text-properties style:text-underline-style="none"/>
    </style:style>
    <style:style style:name="ListLabel_20_365" style:display-name="ListLabel 365" style:family="text">
      <style:text-properties style:text-underline-style="none"/>
    </style:style>
    <style:style style:name="ListLabel_20_366" style:display-name="ListLabel 366" style:family="text">
      <style:text-properties style:text-underline-style="none"/>
    </style:style>
    <style:style style:name="ListLabel_20_367" style:display-name="ListLabel 367" style:family="text">
      <style:text-properties style:text-underline-style="none"/>
    </style:style>
    <style:style style:name="ListLabel_20_368" style:display-name="ListLabel 368" style:family="text">
      <style:text-properties style:text-underline-style="none"/>
    </style:style>
    <style:style style:name="ListLabel_20_369" style:display-name="ListLabel 369" style:family="text">
      <style:text-properties style:text-underline-style="none"/>
    </style:style>
    <style:style style:name="ListLabel_20_370" style:display-name="ListLabel 370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71" style:display-name="ListLabel 371" style:family="text">
      <style:text-properties style:text-underline-style="none"/>
    </style:style>
    <style:style style:name="ListLabel_20_372" style:display-name="ListLabel 372" style:family="text">
      <style:text-properties style:text-underline-style="none"/>
    </style:style>
    <style:style style:name="ListLabel_20_373" style:display-name="ListLabel 373" style:family="text">
      <style:text-properties style:text-underline-style="none"/>
    </style:style>
    <style:style style:name="ListLabel_20_374" style:display-name="ListLabel 374" style:family="text">
      <style:text-properties style:text-underline-style="none"/>
    </style:style>
    <style:style style:name="ListLabel_20_375" style:display-name="ListLabel 375" style:family="text">
      <style:text-properties style:text-underline-style="none"/>
    </style:style>
    <style:style style:name="ListLabel_20_376" style:display-name="ListLabel 376" style:family="text">
      <style:text-properties style:text-underline-style="none"/>
    </style:style>
    <style:style style:name="ListLabel_20_377" style:display-name="ListLabel 377" style:family="text">
      <style:text-properties style:text-underline-style="none"/>
    </style:style>
    <style:style style:name="ListLabel_20_378" style:display-name="ListLabel 378" style:family="text">
      <style:text-properties style:text-underline-style="none"/>
    </style:style>
    <style:style style:name="ListLabel_20_379" style:display-name="ListLabel 379" style:family="text">
      <style:text-properties fo:color="#404040" fo:font-size="12pt" style:text-underline-style="none" style:font-size-asian="12pt" style:font-size-complex="12pt"/>
    </style:style>
    <style:style style:name="ListLabel_20_380" style:display-name="ListLabel 380" style:family="text">
      <style:text-properties fo:color="#404040" fo:font-size="12pt" style:text-underline-style="none" style:font-size-asian="12pt" style:font-size-complex="12pt"/>
    </style:style>
    <style:style style:name="ListLabel_20_381" style:display-name="ListLabel 381" style:family="text">
      <style:text-properties style:text-underline-style="none"/>
    </style:style>
    <style:style style:name="ListLabel_20_382" style:display-name="ListLabel 382" style:family="text">
      <style:text-properties style:text-underline-style="none"/>
    </style:style>
    <style:style style:name="ListLabel_20_383" style:display-name="ListLabel 383" style:family="text">
      <style:text-properties style:text-underline-style="none"/>
    </style:style>
    <style:style style:name="ListLabel_20_384" style:display-name="ListLabel 384" style:family="text">
      <style:text-properties style:text-underline-style="none"/>
    </style:style>
    <style:style style:name="ListLabel_20_385" style:display-name="ListLabel 385" style:family="text">
      <style:text-properties style:text-underline-style="none"/>
    </style:style>
    <style:style style:name="ListLabel_20_386" style:display-name="ListLabel 386" style:family="text">
      <style:text-properties style:text-underline-style="none"/>
    </style:style>
    <style:style style:name="ListLabel_20_387" style:display-name="ListLabel 387" style:family="text">
      <style:text-properties style:text-underline-style="none"/>
    </style:style>
    <style:style style:name="ListLabel_20_388" style:display-name="ListLabel 388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89" style:display-name="ListLabel 389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90" style:display-name="ListLabel 390" style:family="text">
      <style:text-properties style:text-underline-style="none"/>
    </style:style>
    <style:style style:name="ListLabel_20_391" style:display-name="ListLabel 391" style:family="text">
      <style:text-properties style:text-underline-style="none"/>
    </style:style>
    <style:style style:name="ListLabel_20_392" style:display-name="ListLabel 392" style:family="text">
      <style:text-properties style:text-underline-style="none"/>
    </style:style>
    <style:style style:name="ListLabel_20_393" style:display-name="ListLabel 393" style:family="text">
      <style:text-properties style:text-underline-style="none"/>
    </style:style>
    <style:style style:name="ListLabel_20_394" style:display-name="ListLabel 394" style:family="text">
      <style:text-properties style:text-underline-style="none"/>
    </style:style>
    <style:style style:name="ListLabel_20_395" style:display-name="ListLabel 395" style:family="text">
      <style:text-properties style:text-underline-style="none"/>
    </style:style>
    <style:style style:name="ListLabel_20_396" style:display-name="ListLabel 396" style:family="text">
      <style:text-properties style:text-underline-style="none"/>
    </style:style>
    <style:style style:name="ListLabel_20_397" style:display-name="ListLabel 397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98" style:display-name="ListLabel 398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99" style:display-name="ListLabel 399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00" style:display-name="ListLabel 400" style:family="text">
      <style:text-properties style:text-underline-style="none"/>
    </style:style>
    <style:style style:name="ListLabel_20_401" style:display-name="ListLabel 401" style:family="text">
      <style:text-properties style:text-underline-style="none"/>
    </style:style>
    <style:style style:name="ListLabel_20_402" style:display-name="ListLabel 402" style:family="text">
      <style:text-properties style:text-underline-style="none"/>
    </style:style>
    <style:style style:name="ListLabel_20_403" style:display-name="ListLabel 403" style:family="text">
      <style:text-properties style:text-underline-style="none"/>
    </style:style>
    <style:style style:name="ListLabel_20_404" style:display-name="ListLabel 404" style:family="text">
      <style:text-properties style:text-underline-style="none"/>
    </style:style>
    <style:style style:name="ListLabel_20_405" style:display-name="ListLabel 405" style:family="text">
      <style:text-properties style:text-underline-style="none"/>
    </style:style>
    <style:style style:name="ListLabel_20_406" style:display-name="ListLabel 406" style:family="text">
      <style:text-properties fo:color="#404040" fo:font-size="12pt" style:text-underline-style="none" style:font-size-asian="12pt" style:font-size-complex="12pt"/>
    </style:style>
    <style:style style:name="ListLabel_20_407" style:display-name="ListLabel 407" style:family="text">
      <style:text-properties fo:color="#404040" fo:font-size="12pt" style:text-underline-style="none" style:font-size-asian="12pt" style:font-size-complex="12pt"/>
    </style:style>
    <style:style style:name="ListLabel_20_408" style:display-name="ListLabel 408" style:family="text">
      <style:text-properties style:text-underline-style="none"/>
    </style:style>
    <style:style style:name="ListLabel_20_409" style:display-name="ListLabel 409" style:family="text">
      <style:text-properties style:text-underline-style="none"/>
    </style:style>
    <style:style style:name="ListLabel_20_410" style:display-name="ListLabel 410" style:family="text">
      <style:text-properties style:text-underline-style="none"/>
    </style:style>
    <style:style style:name="ListLabel_20_411" style:display-name="ListLabel 411" style:family="text">
      <style:text-properties style:text-underline-style="none"/>
    </style:style>
    <style:style style:name="ListLabel_20_412" style:display-name="ListLabel 412" style:family="text">
      <style:text-properties style:text-underline-style="none"/>
    </style:style>
    <style:style style:name="ListLabel_20_413" style:display-name="ListLabel 413" style:family="text">
      <style:text-properties style:text-underline-style="none"/>
    </style:style>
    <style:style style:name="ListLabel_20_414" style:display-name="ListLabel 414" style:family="text">
      <style:text-properties style:text-underline-style="none"/>
    </style:style>
    <style:style style:name="ListLabel_20_415" style:display-name="ListLabel 415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16" style:display-name="ListLabel 416" style:family="text">
      <style:text-properties style:text-underline-style="none"/>
    </style:style>
    <style:style style:name="ListLabel_20_417" style:display-name="ListLabel 417" style:family="text">
      <style:text-properties style:text-underline-style="none"/>
    </style:style>
    <style:style style:name="ListLabel_20_418" style:display-name="ListLabel 418" style:family="text">
      <style:text-properties style:text-underline-style="none"/>
    </style:style>
    <style:style style:name="ListLabel_20_419" style:display-name="ListLabel 419" style:family="text">
      <style:text-properties style:text-underline-style="none"/>
    </style:style>
    <style:style style:name="ListLabel_20_420" style:display-name="ListLabel 420" style:family="text">
      <style:text-properties style:text-underline-style="none"/>
    </style:style>
    <style:style style:name="ListLabel_20_421" style:display-name="ListLabel 421" style:family="text">
      <style:text-properties style:text-underline-style="none"/>
    </style:style>
    <style:style style:name="ListLabel_20_422" style:display-name="ListLabel 422" style:family="text">
      <style:text-properties style:text-underline-style="none"/>
    </style:style>
    <style:style style:name="ListLabel_20_423" style:display-name="ListLabel 423" style:family="text">
      <style:text-properties style:text-underline-style="none"/>
    </style:style>
    <style:style style:name="ListLabel_20_424" style:display-name="ListLabel 424" style:family="text">
      <style:text-properties style:text-underline-style="none"/>
    </style:style>
    <style:style style:name="ListLabel_20_425" style:display-name="ListLabel 425" style:family="text">
      <style:text-properties style:text-underline-style="none"/>
    </style:style>
    <style:style style:name="ListLabel_20_426" style:display-name="ListLabel 426" style:family="text">
      <style:text-properties style:text-underline-style="none"/>
    </style:style>
    <style:style style:name="ListLabel_20_427" style:display-name="ListLabel 427" style:family="text">
      <style:text-properties style:text-underline-style="none"/>
    </style:style>
    <style:style style:name="ListLabel_20_428" style:display-name="ListLabel 428" style:family="text">
      <style:text-properties style:text-underline-style="none"/>
    </style:style>
    <style:style style:name="ListLabel_20_429" style:display-name="ListLabel 429" style:family="text">
      <style:text-properties style:text-underline-style="none"/>
    </style:style>
    <style:style style:name="ListLabel_20_430" style:display-name="ListLabel 430" style:family="text">
      <style:text-properties style:text-underline-style="none"/>
    </style:style>
    <style:style style:name="ListLabel_20_431" style:display-name="ListLabel 431" style:family="text">
      <style:text-properties style:text-underline-style="none"/>
    </style:style>
    <style:style style:name="ListLabel_20_432" style:display-name="ListLabel 432" style:family="text">
      <style:text-properties style:text-underline-style="none"/>
    </style:style>
    <style:style style:name="ListLabel_20_433" style:display-name="ListLabel 433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34" style:display-name="ListLabel 434" style:family="text">
      <style:text-properties style:text-underline-style="none"/>
    </style:style>
    <style:style style:name="ListLabel_20_435" style:display-name="ListLabel 435" style:family="text">
      <style:text-properties style:text-underline-style="none"/>
    </style:style>
    <style:style style:name="ListLabel_20_436" style:display-name="ListLabel 436" style:family="text">
      <style:text-properties style:text-underline-style="none"/>
    </style:style>
    <style:style style:name="ListLabel_20_437" style:display-name="ListLabel 437" style:family="text">
      <style:text-properties style:text-underline-style="none"/>
    </style:style>
    <style:style style:name="ListLabel_20_438" style:display-name="ListLabel 438" style:family="text">
      <style:text-properties style:text-underline-style="none"/>
    </style:style>
    <style:style style:name="ListLabel_20_439" style:display-name="ListLabel 439" style:family="text">
      <style:text-properties style:text-underline-style="none"/>
    </style:style>
    <style:style style:name="ListLabel_20_440" style:display-name="ListLabel 440" style:family="text">
      <style:text-properties style:text-underline-style="none"/>
    </style:style>
    <style:style style:name="ListLabel_20_441" style:display-name="ListLabel 441" style:family="text">
      <style:text-properties style:text-underline-style="none"/>
    </style:style>
    <style:style style:name="ListLabel_20_442" style:display-name="ListLabel 442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43" style:display-name="ListLabel 443" style:family="text">
      <style:text-properties style:text-underline-style="none"/>
    </style:style>
    <style:style style:name="ListLabel_20_444" style:display-name="ListLabel 444" style:family="text">
      <style:text-properties style:text-underline-style="none"/>
    </style:style>
    <style:style style:name="ListLabel_20_445" style:display-name="ListLabel 445" style:family="text">
      <style:text-properties style:text-underline-style="none"/>
    </style:style>
    <style:style style:name="ListLabel_20_446" style:display-name="ListLabel 446" style:family="text">
      <style:text-properties style:text-underline-style="none"/>
    </style:style>
    <style:style style:name="ListLabel_20_447" style:display-name="ListLabel 447" style:family="text">
      <style:text-properties style:text-underline-style="none"/>
    </style:style>
    <style:style style:name="ListLabel_20_448" style:display-name="ListLabel 448" style:family="text">
      <style:text-properties style:text-underline-style="none"/>
    </style:style>
    <style:style style:name="ListLabel_20_449" style:display-name="ListLabel 449" style:family="text">
      <style:text-properties style:text-underline-style="none"/>
    </style:style>
    <style:style style:name="ListLabel_20_450" style:display-name="ListLabel 450" style:family="text">
      <style:text-properties style:text-underline-style="none"/>
    </style:style>
    <style:style style:name="ListLabel_20_451" style:display-name="ListLabel 451" style:family="text">
      <style:text-properties fo:color="#404040" fo:font-size="12pt" style:text-underline-style="none" style:font-size-asian="12pt" style:font-size-complex="12pt"/>
    </style:style>
    <style:style style:name="ListLabel_20_452" style:display-name="ListLabel 452" style:family="text">
      <style:text-properties fo:color="#404040" fo:font-size="12pt" style:text-underline-style="none" style:font-size-asian="12pt" style:font-size-complex="12pt"/>
    </style:style>
    <style:style style:name="ListLabel_20_453" style:display-name="ListLabel 453" style:family="text">
      <style:text-properties style:text-underline-style="none"/>
    </style:style>
    <style:style style:name="ListLabel_20_454" style:display-name="ListLabel 454" style:family="text">
      <style:text-properties style:text-underline-style="none"/>
    </style:style>
    <style:style style:name="ListLabel_20_455" style:display-name="ListLabel 455" style:family="text">
      <style:text-properties style:text-underline-style="none"/>
    </style:style>
    <style:style style:name="ListLabel_20_456" style:display-name="ListLabel 456" style:family="text">
      <style:text-properties style:text-underline-style="none"/>
    </style:style>
    <style:style style:name="ListLabel_20_457" style:display-name="ListLabel 457" style:family="text">
      <style:text-properties style:text-underline-style="none"/>
    </style:style>
    <style:style style:name="ListLabel_20_458" style:display-name="ListLabel 458" style:family="text">
      <style:text-properties style:text-underline-style="none"/>
    </style:style>
    <style:style style:name="ListLabel_20_459" style:display-name="ListLabel 459" style:family="text">
      <style:text-properties style:text-underline-style="none"/>
    </style:style>
    <style:style style:name="ListLabel_20_460" style:display-name="ListLabel 460" style:family="text">
      <style:text-properties fo:color="#404040" fo:font-size="12pt" style:text-underline-style="none" style:font-size-asian="12pt" style:font-size-complex="12pt"/>
    </style:style>
    <style:style style:name="ListLabel_20_461" style:display-name="ListLabel 461" style:family="text">
      <style:text-properties fo:color="#404040" fo:font-size="12pt" style:text-underline-style="none" style:font-size-asian="12pt" style:font-size-complex="12pt"/>
    </style:style>
    <style:style style:name="ListLabel_20_462" style:display-name="ListLabel 462" style:family="text">
      <style:text-properties style:text-underline-style="none"/>
    </style:style>
    <style:style style:name="ListLabel_20_463" style:display-name="ListLabel 463" style:family="text">
      <style:text-properties style:text-underline-style="none"/>
    </style:style>
    <style:style style:name="ListLabel_20_464" style:display-name="ListLabel 464" style:family="text">
      <style:text-properties style:text-underline-style="none"/>
    </style:style>
    <style:style style:name="ListLabel_20_465" style:display-name="ListLabel 465" style:family="text">
      <style:text-properties style:text-underline-style="none"/>
    </style:style>
    <style:style style:name="ListLabel_20_466" style:display-name="ListLabel 466" style:family="text">
      <style:text-properties style:text-underline-style="none"/>
    </style:style>
    <style:style style:name="ListLabel_20_467" style:display-name="ListLabel 467" style:family="text">
      <style:text-properties style:text-underline-style="none"/>
    </style:style>
    <style:style style:name="ListLabel_20_468" style:display-name="ListLabel 468" style:family="text">
      <style:text-properties style:text-underline-style="none"/>
    </style:style>
    <style:style style:name="ListLabel_20_469" style:display-name="ListLabel 469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70" style:display-name="ListLabel 470" style:family="text">
      <style:text-properties style:text-underline-style="none"/>
    </style:style>
    <style:style style:name="ListLabel_20_471" style:display-name="ListLabel 471" style:family="text">
      <style:text-properties style:text-underline-style="none"/>
    </style:style>
    <style:style style:name="ListLabel_20_472" style:display-name="ListLabel 472" style:family="text">
      <style:text-properties style:text-underline-style="none"/>
    </style:style>
    <style:style style:name="ListLabel_20_473" style:display-name="ListLabel 473" style:family="text">
      <style:text-properties style:text-underline-style="none"/>
    </style:style>
    <style:style style:name="ListLabel_20_474" style:display-name="ListLabel 474" style:family="text">
      <style:text-properties style:text-underline-style="none"/>
    </style:style>
    <style:style style:name="ListLabel_20_475" style:display-name="ListLabel 475" style:family="text">
      <style:text-properties style:text-underline-style="none"/>
    </style:style>
    <style:style style:name="ListLabel_20_476" style:display-name="ListLabel 476" style:family="text">
      <style:text-properties style:text-underline-style="none"/>
    </style:style>
    <style:style style:name="ListLabel_20_477" style:display-name="ListLabel 477" style:family="text">
      <style:text-properties style:text-underline-style="none"/>
    </style:style>
    <style:style style:name="ListLabel_20_478" style:display-name="ListLabel 478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79" style:display-name="ListLabel 479" style:family="text">
      <style:text-properties style:text-underline-style="none"/>
    </style:style>
    <style:style style:name="ListLabel_20_480" style:display-name="ListLabel 480" style:family="text">
      <style:text-properties style:text-underline-style="none"/>
    </style:style>
    <style:style style:name="ListLabel_20_481" style:display-name="ListLabel 481" style:family="text">
      <style:text-properties style:text-underline-style="none"/>
    </style:style>
    <style:style style:name="ListLabel_20_482" style:display-name="ListLabel 482" style:family="text">
      <style:text-properties style:text-underline-style="none"/>
    </style:style>
    <style:style style:name="ListLabel_20_483" style:display-name="ListLabel 483" style:family="text">
      <style:text-properties style:text-underline-style="none"/>
    </style:style>
    <style:style style:name="ListLabel_20_484" style:display-name="ListLabel 484" style:family="text">
      <style:text-properties style:text-underline-style="none"/>
    </style:style>
    <style:style style:name="ListLabel_20_485" style:display-name="ListLabel 485" style:family="text">
      <style:text-properties style:text-underline-style="none"/>
    </style:style>
    <style:style style:name="ListLabel_20_486" style:display-name="ListLabel 486" style:family="text">
      <style:text-properties style:text-underline-style="none"/>
    </style:style>
    <style:style style:name="ListLabel_20_487" style:display-name="ListLabel 487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88" style:display-name="ListLabel 488" style:family="text">
      <style:text-properties style:text-underline-style="none"/>
    </style:style>
    <style:style style:name="ListLabel_20_489" style:display-name="ListLabel 489" style:family="text">
      <style:text-properties style:text-underline-style="none"/>
    </style:style>
    <style:style style:name="ListLabel_20_490" style:display-name="ListLabel 490" style:family="text">
      <style:text-properties style:text-underline-style="none"/>
    </style:style>
    <style:style style:name="ListLabel_20_491" style:display-name="ListLabel 491" style:family="text">
      <style:text-properties style:text-underline-style="none"/>
    </style:style>
    <style:style style:name="ListLabel_20_492" style:display-name="ListLabel 492" style:family="text">
      <style:text-properties style:text-underline-style="none"/>
    </style:style>
    <style:style style:name="ListLabel_20_493" style:display-name="ListLabel 493" style:family="text">
      <style:text-properties style:text-underline-style="none"/>
    </style:style>
    <style:style style:name="ListLabel_20_494" style:display-name="ListLabel 494" style:family="text">
      <style:text-properties style:text-underline-style="none"/>
    </style:style>
    <style:style style:name="ListLabel_20_495" style:display-name="ListLabel 495" style:family="text">
      <style:text-properties style:text-underline-style="none"/>
    </style:style>
    <style:style style:name="ListLabel_20_496" style:display-name="ListLabel 496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97" style:display-name="ListLabel 497" style:family="text">
      <style:text-properties style:text-underline-style="none"/>
    </style:style>
    <style:style style:name="ListLabel_20_498" style:display-name="ListLabel 498" style:family="text">
      <style:text-properties style:text-underline-style="none"/>
    </style:style>
    <style:style style:name="ListLabel_20_499" style:display-name="ListLabel 499" style:family="text">
      <style:text-properties style:text-underline-style="none"/>
    </style:style>
    <style:style style:name="ListLabel_20_500" style:display-name="ListLabel 500" style:family="text">
      <style:text-properties style:text-underline-style="none"/>
    </style:style>
    <style:style style:name="ListLabel_20_501" style:display-name="ListLabel 501" style:family="text">
      <style:text-properties style:text-underline-style="none"/>
    </style:style>
    <style:style style:name="ListLabel_20_502" style:display-name="ListLabel 502" style:family="text">
      <style:text-properties style:text-underline-style="none"/>
    </style:style>
    <style:style style:name="ListLabel_20_503" style:display-name="ListLabel 503" style:family="text">
      <style:text-properties style:text-underline-style="none"/>
    </style:style>
    <style:style style:name="ListLabel_20_504" style:display-name="ListLabel 504" style:family="text">
      <style:text-properties style:text-underline-style="none"/>
    </style:style>
    <style:style style:name="ListLabel_20_505" style:display-name="ListLabel 505" style:family="text">
      <style:text-properties fo:color="#404040" fo:font-size="12pt" style:text-underline-style="none" style:font-size-asian="12pt" style:font-size-complex="12pt"/>
    </style:style>
    <style:style style:name="ListLabel_20_506" style:display-name="ListLabel 506" style:family="text">
      <style:text-properties fo:color="#404040" fo:font-size="12pt" style:text-underline-style="none" style:font-size-asian="12pt" style:font-size-complex="12pt"/>
    </style:style>
    <style:style style:name="ListLabel_20_507" style:display-name="ListLabel 507" style:family="text">
      <style:text-properties style:text-underline-style="none"/>
    </style:style>
    <style:style style:name="ListLabel_20_508" style:display-name="ListLabel 508" style:family="text">
      <style:text-properties style:text-underline-style="none"/>
    </style:style>
    <style:style style:name="ListLabel_20_509" style:display-name="ListLabel 509" style:family="text">
      <style:text-properties style:text-underline-style="none"/>
    </style:style>
    <style:style style:name="ListLabel_20_510" style:display-name="ListLabel 510" style:family="text">
      <style:text-properties style:text-underline-style="none"/>
    </style:style>
    <style:style style:name="ListLabel_20_511" style:display-name="ListLabel 511" style:family="text">
      <style:text-properties style:text-underline-style="none"/>
    </style:style>
    <style:style style:name="ListLabel_20_512" style:display-name="ListLabel 512" style:family="text">
      <style:text-properties style:text-underline-style="none"/>
    </style:style>
    <style:style style:name="ListLabel_20_513" style:display-name="ListLabel 513" style:family="text">
      <style:text-properties style:text-underline-style="none"/>
    </style:style>
    <style:style style:name="ListLabel_20_514" style:display-name="ListLabel 514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515" style:display-name="ListLabel 515" style:family="text">
      <style:text-properties style:text-underline-style="none"/>
    </style:style>
    <style:style style:name="ListLabel_20_516" style:display-name="ListLabel 516" style:family="text">
      <style:text-properties style:text-underline-style="none"/>
    </style:style>
    <style:style style:name="ListLabel_20_517" style:display-name="ListLabel 517" style:family="text">
      <style:text-properties style:text-underline-style="none"/>
    </style:style>
    <style:style style:name="ListLabel_20_518" style:display-name="ListLabel 518" style:family="text">
      <style:text-properties style:text-underline-style="none"/>
    </style:style>
    <style:style style:name="ListLabel_20_519" style:display-name="ListLabel 519" style:family="text">
      <style:text-properties style:text-underline-style="none"/>
    </style:style>
    <style:style style:name="ListLabel_20_520" style:display-name="ListLabel 520" style:family="text">
      <style:text-properties style:text-underline-style="none"/>
    </style:style>
    <style:style style:name="ListLabel_20_521" style:display-name="ListLabel 521" style:family="text">
      <style:text-properties style:text-underline-style="none"/>
    </style:style>
    <style:style style:name="ListLabel_20_522" style:display-name="ListLabel 522" style:family="text">
      <style:text-properties style:text-underline-style="none"/>
    </style:style>
    <style:style style:name="ListLabel_20_523" style:display-name="ListLabel 523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524" style:display-name="ListLabel 524" style:family="text">
      <style:text-properties style:text-underline-style="none"/>
    </style:style>
    <style:style style:name="ListLabel_20_525" style:display-name="ListLabel 525" style:family="text">
      <style:text-properties style:text-underline-style="none"/>
    </style:style>
    <style:style style:name="ListLabel_20_526" style:display-name="ListLabel 526" style:family="text">
      <style:text-properties style:text-underline-style="none"/>
    </style:style>
    <style:style style:name="ListLabel_20_527" style:display-name="ListLabel 527" style:family="text">
      <style:text-properties style:text-underline-style="none"/>
    </style:style>
    <style:style style:name="ListLabel_20_528" style:display-name="ListLabel 528" style:family="text">
      <style:text-properties style:text-underline-style="none"/>
    </style:style>
    <style:style style:name="ListLabel_20_529" style:display-name="ListLabel 529" style:family="text">
      <style:text-properties style:text-underline-style="none"/>
    </style:style>
    <style:style style:name="ListLabel_20_530" style:display-name="ListLabel 530" style:family="text">
      <style:text-properties style:text-underline-style="none"/>
    </style:style>
    <style:style style:name="ListLabel_20_531" style:display-name="ListLabel 531" style:family="text">
      <style:text-properties style:text-underline-style="none"/>
    </style:style>
    <style:style style:name="ListLabel_20_532" style:display-name="ListLabel 532" style:family="text">
      <style:text-properties fo:color="#404040" fo:font-size="12pt" style:text-underline-style="none" fo:font-weight="bold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533" style:display-name="ListLabel 533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534" style:display-name="ListLabel 534" style:family="text">
      <style:text-properties style:text-underline-style="none"/>
    </style:style>
    <style:style style:name="ListLabel_20_535" style:display-name="ListLabel 535" style:family="text">
      <style:text-properties style:text-underline-style="none"/>
    </style:style>
    <style:style style:name="ListLabel_20_536" style:display-name="ListLabel 536" style:family="text">
      <style:text-properties style:text-underline-style="none"/>
    </style:style>
    <style:style style:name="ListLabel_20_537" style:display-name="ListLabel 537" style:family="text">
      <style:text-properties style:text-underline-style="none"/>
    </style:style>
    <style:style style:name="ListLabel_20_538" style:display-name="ListLabel 538" style:family="text">
      <style:text-properties style:text-underline-style="none"/>
    </style:style>
    <style:style style:name="ListLabel_20_539" style:display-name="ListLabel 539" style:family="text">
      <style:text-properties style:text-underline-style="none"/>
    </style:style>
    <style:style style:name="ListLabel_20_540" style:display-name="ListLabel 540" style:family="text">
      <style:text-properties style:text-underline-style="none"/>
    </style:style>
    <style:style style:name="ListLabel_20_541" style:display-name="ListLabel 541" style:family="text">
      <style:text-properties fo:color="#404040" fo:font-size="12pt" style:text-underline-style="none" style:font-size-asian="12pt" style:font-size-complex="12pt"/>
    </style:style>
    <style:style style:name="ListLabel_20_542" style:display-name="ListLabel 542" style:family="text">
      <style:text-properties fo:color="#404040" fo:font-size="12pt" style:text-underline-style="none" style:font-size-asian="12pt" style:font-size-complex="12pt"/>
    </style:style>
    <style:style style:name="ListLabel_20_543" style:display-name="ListLabel 543" style:family="text">
      <style:text-properties style:text-underline-style="none"/>
    </style:style>
    <style:style style:name="ListLabel_20_544" style:display-name="ListLabel 544" style:family="text">
      <style:text-properties style:text-underline-style="none"/>
    </style:style>
    <style:style style:name="ListLabel_20_545" style:display-name="ListLabel 545" style:family="text">
      <style:text-properties style:text-underline-style="none"/>
    </style:style>
    <style:style style:name="ListLabel_20_546" style:display-name="ListLabel 546" style:family="text">
      <style:text-properties style:text-underline-style="none"/>
    </style:style>
    <style:style style:name="ListLabel_20_547" style:display-name="ListLabel 547" style:family="text">
      <style:text-properties style:text-underline-style="none"/>
    </style:style>
    <style:style style:name="ListLabel_20_548" style:display-name="ListLabel 548" style:family="text">
      <style:text-properties style:text-underline-style="none"/>
    </style:style>
    <style:style style:name="ListLabel_20_549" style:display-name="ListLabel 549" style:family="text">
      <style:text-properties style:text-underline-style="none"/>
    </style:style>
    <style:style style:name="ListLabel_20_550" style:display-name="ListLabel 550" style:family="text">
      <style:text-properties fo:color="#404040" fo:font-size="12pt" style:text-underline-style="none" style:font-size-asian="12pt" style:font-size-complex="12pt"/>
    </style:style>
    <style:style style:name="ListLabel_20_551" style:display-name="ListLabel 551" style:family="text">
      <style:text-properties style:text-underline-style="none"/>
    </style:style>
    <style:style style:name="ListLabel_20_552" style:display-name="ListLabel 552" style:family="text">
      <style:text-properties style:text-underline-style="none"/>
    </style:style>
    <style:style style:name="ListLabel_20_553" style:display-name="ListLabel 553" style:family="text">
      <style:text-properties style:text-underline-style="none"/>
    </style:style>
    <style:style style:name="ListLabel_20_554" style:display-name="ListLabel 554" style:family="text">
      <style:text-properties style:text-underline-style="none"/>
    </style:style>
    <style:style style:name="ListLabel_20_555" style:display-name="ListLabel 555" style:family="text">
      <style:text-properties style:text-underline-style="none"/>
    </style:style>
    <style:style style:name="ListLabel_20_556" style:display-name="ListLabel 556" style:family="text">
      <style:text-properties style:text-underline-style="none"/>
    </style:style>
    <style:style style:name="ListLabel_20_557" style:display-name="ListLabel 557" style:family="text">
      <style:text-properties style:text-underline-style="none"/>
    </style:style>
    <style:style style:name="ListLabel_20_558" style:display-name="ListLabel 558" style:family="text">
      <style:text-properties style:text-underline-style="none"/>
    </style:style>
    <style:style style:name="ListLabel_20_559" style:display-name="ListLabel 559" style:family="text">
      <style:text-properties fo:color="#404040" fo:font-size="12pt" style:text-underline-style="none" style:font-size-asian="12pt" style:font-size-complex="12pt"/>
    </style:style>
    <style:style style:name="ListLabel_20_560" style:display-name="ListLabel 560" style:family="text">
      <style:text-properties fo:color="#404040" fo:font-size="12pt" style:text-underline-style="none" style:font-size-asian="12pt" style:font-size-complex="12pt"/>
    </style:style>
    <style:style style:name="ListLabel_20_561" style:display-name="ListLabel 561" style:family="text">
      <style:text-properties fo:color="#404040" fo:font-size="12pt" style:text-underline-style="none" style:font-size-asian="12pt" style:font-size-complex="12pt"/>
    </style:style>
    <style:style style:name="ListLabel_20_562" style:display-name="ListLabel 562" style:family="text">
      <style:text-properties style:text-underline-style="none"/>
    </style:style>
    <style:style style:name="ListLabel_20_563" style:display-name="ListLabel 563" style:family="text">
      <style:text-properties style:text-underline-style="none"/>
    </style:style>
    <style:style style:name="ListLabel_20_564" style:display-name="ListLabel 564" style:family="text">
      <style:text-properties style:text-underline-style="none"/>
    </style:style>
    <style:style style:name="ListLabel_20_565" style:display-name="ListLabel 565" style:family="text">
      <style:text-properties style:text-underline-style="none"/>
    </style:style>
    <style:style style:name="ListLabel_20_566" style:display-name="ListLabel 566" style:family="text">
      <style:text-properties style:text-underline-style="none"/>
    </style:style>
    <style:style style:name="ListLabel_20_567" style:display-name="ListLabel 567" style:family="text">
      <style:text-properties style:text-underline-style="none"/>
    </style:style>
    <style:style style:name="ListLabel_20_568" style:display-name="ListLabel 568" style:family="text">
      <style:text-properties fo:color="#404040" fo:font-size="12pt" style:text-underline-style="none" fo:font-weight="bold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569" style:display-name="ListLabel 569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570" style:display-name="ListLabel 570" style:family="text">
      <style:text-properties style:text-underline-style="none"/>
    </style:style>
    <style:style style:name="ListLabel_20_571" style:display-name="ListLabel 571" style:family="text">
      <style:text-properties style:text-underline-style="none"/>
    </style:style>
    <style:style style:name="ListLabel_20_572" style:display-name="ListLabel 572" style:family="text">
      <style:text-properties style:text-underline-style="none"/>
    </style:style>
    <style:style style:name="ListLabel_20_573" style:display-name="ListLabel 573" style:family="text">
      <style:text-properties style:text-underline-style="none"/>
    </style:style>
    <style:style style:name="ListLabel_20_574" style:display-name="ListLabel 574" style:family="text">
      <style:text-properties style:text-underline-style="none"/>
    </style:style>
    <style:style style:name="ListLabel_20_575" style:display-name="ListLabel 575" style:family="text">
      <style:text-properties style:text-underline-style="none"/>
    </style:style>
    <style:style style:name="ListLabel_20_576" style:display-name="ListLabel 576" style:family="text">
      <style:text-properties style:text-underline-style="none"/>
    </style:style>
    <style:style style:name="ListLabel_20_577" style:display-name="ListLabel 577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578" style:display-name="ListLabel 578" style:family="text">
      <style:text-properties style:text-underline-style="none"/>
    </style:style>
    <style:style style:name="ListLabel_20_579" style:display-name="ListLabel 579" style:family="text">
      <style:text-properties style:text-underline-style="none"/>
    </style:style>
    <style:style style:name="ListLabel_20_580" style:display-name="ListLabel 580" style:family="text">
      <style:text-properties style:text-underline-style="none"/>
    </style:style>
    <style:style style:name="ListLabel_20_581" style:display-name="ListLabel 581" style:family="text">
      <style:text-properties style:text-underline-style="none"/>
    </style:style>
    <style:style style:name="ListLabel_20_582" style:display-name="ListLabel 582" style:family="text">
      <style:text-properties style:text-underline-style="none"/>
    </style:style>
    <style:style style:name="ListLabel_20_583" style:display-name="ListLabel 583" style:family="text">
      <style:text-properties style:text-underline-style="none"/>
    </style:style>
    <style:style style:name="ListLabel_20_584" style:display-name="ListLabel 584" style:family="text">
      <style:text-properties style:text-underline-style="none"/>
    </style:style>
    <style:style style:name="ListLabel_20_585" style:display-name="ListLabel 585" style:family="text">
      <style:text-properties style:text-underline-style="none"/>
    </style:style>
    <style:style style:name="ListLabel_20_586" style:display-name="ListLabel 586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587" style:display-name="ListLabel 587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588" style:display-name="ListLabel 588" style:family="text">
      <style:text-properties style:text-underline-style="none"/>
    </style:style>
    <style:style style:name="ListLabel_20_589" style:display-name="ListLabel 589" style:family="text">
      <style:text-properties style:text-underline-style="none"/>
    </style:style>
    <style:style style:name="ListLabel_20_590" style:display-name="ListLabel 590" style:family="text">
      <style:text-properties style:text-underline-style="none"/>
    </style:style>
    <style:style style:name="ListLabel_20_591" style:display-name="ListLabel 591" style:family="text">
      <style:text-properties style:text-underline-style="none"/>
    </style:style>
    <style:style style:name="ListLabel_20_592" style:display-name="ListLabel 592" style:family="text">
      <style:text-properties style:text-underline-style="none"/>
    </style:style>
    <style:style style:name="ListLabel_20_593" style:display-name="ListLabel 593" style:family="text">
      <style:text-properties style:text-underline-style="none"/>
    </style:style>
    <style:style style:name="ListLabel_20_594" style:display-name="ListLabel 594" style:family="text">
      <style:text-properties style:text-underline-style="none"/>
    </style:style>
    <style:style style:name="ListLabel_20_595" style:display-name="ListLabel 595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596" style:display-name="ListLabel 596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597" style:display-name="ListLabel 597" style:family="text">
      <style:text-properties style:text-underline-style="none"/>
    </style:style>
    <style:style style:name="ListLabel_20_598" style:display-name="ListLabel 598" style:family="text">
      <style:text-properties style:text-underline-style="none"/>
    </style:style>
    <style:style style:name="ListLabel_20_599" style:display-name="ListLabel 599" style:family="text">
      <style:text-properties style:text-underline-style="none"/>
    </style:style>
    <style:style style:name="ListLabel_20_600" style:display-name="ListLabel 600" style:family="text">
      <style:text-properties style:text-underline-style="none"/>
    </style:style>
    <style:style style:name="ListLabel_20_601" style:display-name="ListLabel 601" style:family="text">
      <style:text-properties style:text-underline-style="none"/>
    </style:style>
    <style:style style:name="ListLabel_20_602" style:display-name="ListLabel 602" style:family="text">
      <style:text-properties style:text-underline-style="none"/>
    </style:style>
    <style:style style:name="ListLabel_20_603" style:display-name="ListLabel 603" style:family="text">
      <style:text-properties style:text-underline-style="none"/>
    </style:style>
    <style:style style:name="ListLabel_20_604" style:display-name="ListLabel 604" style:family="text">
      <style:text-properties fo:color="#404040" fo:font-size="12pt" style:text-underline-style="none" fo:font-weight="bold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605" style:display-name="ListLabel 605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606" style:display-name="ListLabel 606" style:family="text">
      <style:text-properties style:text-underline-style="none"/>
    </style:style>
    <style:style style:name="ListLabel_20_607" style:display-name="ListLabel 607" style:family="text">
      <style:text-properties style:text-underline-style="none"/>
    </style:style>
    <style:style style:name="ListLabel_20_608" style:display-name="ListLabel 608" style:family="text">
      <style:text-properties style:text-underline-style="none"/>
    </style:style>
    <style:style style:name="ListLabel_20_609" style:display-name="ListLabel 609" style:family="text">
      <style:text-properties style:text-underline-style="none"/>
    </style:style>
    <style:style style:name="ListLabel_20_610" style:display-name="ListLabel 610" style:family="text">
      <style:text-properties style:text-underline-style="none"/>
    </style:style>
    <style:style style:name="ListLabel_20_611" style:display-name="ListLabel 611" style:family="text">
      <style:text-properties style:text-underline-style="none"/>
    </style:style>
    <style:style style:name="ListLabel_20_612" style:display-name="ListLabel 612" style:family="text">
      <style:text-properties style:text-underline-style="none"/>
    </style:style>
    <style:style style:name="ListLabel_20_613" style:display-name="ListLabel 613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614" style:display-name="ListLabel 614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615" style:display-name="ListLabel 615" style:family="text">
      <style:text-properties style:text-underline-style="none"/>
    </style:style>
    <style:style style:name="ListLabel_20_616" style:display-name="ListLabel 616" style:family="text">
      <style:text-properties style:text-underline-style="none"/>
    </style:style>
    <style:style style:name="ListLabel_20_617" style:display-name="ListLabel 617" style:family="text">
      <style:text-properties style:text-underline-style="none"/>
    </style:style>
    <style:style style:name="ListLabel_20_618" style:display-name="ListLabel 618" style:family="text">
      <style:text-properties style:text-underline-style="none"/>
    </style:style>
    <style:style style:name="ListLabel_20_619" style:display-name="ListLabel 619" style:family="text">
      <style:text-properties style:text-underline-style="none"/>
    </style:style>
    <style:style style:name="ListLabel_20_620" style:display-name="ListLabel 620" style:family="text">
      <style:text-properties style:text-underline-style="none"/>
    </style:style>
    <style:style style:name="ListLabel_20_621" style:display-name="ListLabel 621" style:family="text">
      <style:text-properties style:text-underline-style="none"/>
    </style:style>
    <style:style style:name="ListLabel_20_622" style:display-name="ListLabel 622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623" style:display-name="ListLabel 623" style:family="text">
      <style:text-properties style:text-underline-style="none"/>
    </style:style>
    <style:style style:name="ListLabel_20_624" style:display-name="ListLabel 624" style:family="text">
      <style:text-properties style:text-underline-style="none"/>
    </style:style>
    <style:style style:name="ListLabel_20_625" style:display-name="ListLabel 625" style:family="text">
      <style:text-properties style:text-underline-style="none"/>
    </style:style>
    <style:style style:name="ListLabel_20_626" style:display-name="ListLabel 626" style:family="text">
      <style:text-properties style:text-underline-style="none"/>
    </style:style>
    <style:style style:name="ListLabel_20_627" style:display-name="ListLabel 627" style:family="text">
      <style:text-properties style:text-underline-style="none"/>
    </style:style>
    <style:style style:name="ListLabel_20_628" style:display-name="ListLabel 628" style:family="text">
      <style:text-properties style:text-underline-style="none"/>
    </style:style>
    <style:style style:name="ListLabel_20_629" style:display-name="ListLabel 629" style:family="text">
      <style:text-properties style:text-underline-style="none"/>
    </style:style>
    <style:style style:name="ListLabel_20_630" style:display-name="ListLabel 630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631" style:display-name="ListLabel 631" style:family="text">
      <style:text-properties fo:color="#1155cc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number text:level="3" text:style-name="ListLabel_20_57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number text:level="3" text:style-name="ListLabel_20_75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7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number text:level="3" text:style-name="ListLabel_20_138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4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7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number text:level="3" text:style-name="ListLabel_20_174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7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7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77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7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0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18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8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8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8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8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8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8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19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9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9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9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9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9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9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9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0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0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0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0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0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0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0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0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0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1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1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1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1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1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1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1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number text:level="3" text:style-name="ListLabel_20_219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2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22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2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2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25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2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2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3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3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3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3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3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3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3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3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4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4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4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4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4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4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4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5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5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25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5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5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5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5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5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6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6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6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26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Roboto"/>
      </text:list-level-style-bullet>
      <text:list-level-style-number text:level="4" text:style-name="ListLabel_20_26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6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67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6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0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27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7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number text:level="3" text:style-name="ListLabel_20_27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7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7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7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7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7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style-name="ListLabel_20_28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8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8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8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8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8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8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8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8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28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9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291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9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9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94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9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9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97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ListLabel_20_29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9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0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0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0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0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0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0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text:style-name="ListLabel_20_30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30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number text:level="3" text:style-name="ListLabel_20_309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12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1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15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text:style-name="ListLabel_20_31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31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318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21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2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24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text:style-name="ListLabel_20_32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32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2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2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3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3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3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text:style-name="ListLabel_20_33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33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33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Roboto"/>
      </text:list-level-style-bullet>
      <text:list-level-style-number text:level="4" text:style-name="ListLabel_20_33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9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42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text:style-name="ListLabel_20_34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34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4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4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4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4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5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text:style-name="ListLabel_20_35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5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5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5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5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5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5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number text:level="1" text:style-name="ListLabel_20_36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36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number text:level="3" text:style-name="ListLabel_20_36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6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6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6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6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6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bullet text:level="1" text:style-name="ListLabel_20_37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37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7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7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7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7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7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7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7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bullet text:level="1" text:style-name="ListLabel_20_37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8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8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8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8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8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8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8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bullet text:level="1" text:style-name="ListLabel_20_38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38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39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9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9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9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9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9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9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number text:level="1" text:style-name="ListLabel_20_39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39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39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Roboto"/>
      </text:list-level-style-bullet>
      <text:list-level-style-number text:level="4" text:style-name="ListLabel_20_40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0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02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0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0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05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6">
      <text:list-level-style-number text:level="1" text:style-name="ListLabel_20_40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40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408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11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1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1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14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7">
      <text:list-level-style-bullet text:level="1" text:style-name="ListLabel_20_41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41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1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1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2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2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2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8">
      <text:list-level-style-bullet text:level="1" text:style-name="ListLabel_20_42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2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2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2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2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3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3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9">
      <text:list-level-style-bullet text:level="1" text:style-name="ListLabel_20_43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43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3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3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3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3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4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0">
      <text:list-level-style-bullet text:level="1" text:style-name="ListLabel_20_44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44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4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4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4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4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4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1">
      <text:list-level-style-number text:level="1" text:style-name="ListLabel_20_45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45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45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5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5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5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5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5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2">
      <text:list-level-style-number text:level="1" text:style-name="ListLabel_20_46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46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46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6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6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6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6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6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6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3">
      <text:list-level-style-bullet text:level="1" text:style-name="ListLabel_20_46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47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7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7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7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7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7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7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7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4">
      <text:list-level-style-bullet text:level="1" text:style-name="ListLabel_20_47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47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8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8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8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8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8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8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5">
      <text:list-level-style-bullet text:level="1" text:style-name="ListLabel_20_48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48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9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9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9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9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9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6">
      <text:list-level-style-bullet text:level="1" text:style-name="ListLabel_20_49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49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9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0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0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0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0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7">
      <text:list-level-style-bullet text:level="1" text:style-name="ListLabel_20_50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0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0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0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1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1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1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8">
      <text:list-level-style-bullet text:level="1" text:style-name="ListLabel_20_51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51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1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1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1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2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2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9">
      <text:list-level-style-bullet text:level="1" text:style-name="ListLabel_20_52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52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2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2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2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2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3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0">
      <text:list-level-style-bullet text:level="1" text:style-name="ListLabel_20_53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53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53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3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3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3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3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1">
      <text:list-level-style-number text:level="1" text:style-name="ListLabel_20_54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54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54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4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4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4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4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4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2">
      <text:list-level-style-bullet text:level="1" text:style-name="ListLabel_20_55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5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5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5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5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5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5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5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5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3">
      <text:list-level-style-bullet text:level="1" text:style-name="ListLabel_20_55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6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6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6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6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6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6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6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4">
      <text:list-level-style-bullet text:level="1" text:style-name="ListLabel_20_56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56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57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7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7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7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7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7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7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5">
      <text:list-level-style-bullet text:level="1" text:style-name="ListLabel_20_57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57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8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8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8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8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8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6">
      <text:list-level-style-bullet text:level="1" text:style-name="ListLabel_20_58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58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58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9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9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9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9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7">
      <text:list-level-style-bullet text:level="1" text:style-name="ListLabel_20_59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59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59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9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0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0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0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8">
      <text:list-level-style-bullet text:level="1" text:style-name="ListLabel_20_60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60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60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0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0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1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1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9">
      <text:list-level-style-bullet text:level="1" text:style-name="ListLabel_20_61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61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61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1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1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1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2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0">
      <text:list-level-style-bullet text:level="1" text:style-name="ListLabel_20_62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62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2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2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2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2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2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5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681in" fo:margin-left="0in" fo:margin-right="0in" fo:margin-top="0.7283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Desarrollo de Interfaces<text:tab/> <text:s text:c="77"/>Unidad 05 - Patrones de diseño de formularios</text:span></text:p>
      </style:header>
      <style:footer>
        <text:p text:style-name="MP4"><text:span text:style-name="MT1">CFGS DAM<text:tab/><text:tab/>Unidad 05 - Página </text:span><text:page-number text:select-page="current">34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image-count="4" meta:object-count="0" meta:page-count="34" meta:paragraph-count="741" meta:word-count="4883" meta:character-count="33231" meta:non-whitespace-character-count="29265"/>
    <meta:generator>LibreOfficeDev/6.0.5.2$Linux_X86_64 LibreOffice_project/</meta:generator>
  </office:meta>
</office:document-meta>
</file>